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6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8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9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0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4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4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6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8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0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2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4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6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8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0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2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1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0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4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6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8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0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16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0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0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0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0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0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33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5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7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9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7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9" style:family="text">
      <style:text-properties fo:font-size="10.00pt" fo:font-weight="normal" fo:font-family="'Times New Roman'" style:font-family-asian="'Times New Roman'" style:font-family-complex="'Times New Roman'" fo:background-color="transparent" fo:color="#44546a"/>
    </style:style>
    <style:style style:name="T175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2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7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2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85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854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855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8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7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8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5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0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07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0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0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9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39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4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4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42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9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4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19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1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9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3" style:family="text">
      <style:text-properties fo:font-size="16.00pt" fo:font-weight="bold" fo:font-family="'Times New Roman'" style:font-family-asian="'Times New Roman'" style:font-family-complex="'Times New Roman'" fo:background-color="transparent" fo:color="#000000"/>
    </style:style>
    <style:style style:name="T19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top="12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center" fo:margin-top="12.00pt"/>
    </style:style>
    <style:style style:name="P4" style:family="paragraph">
      <style:paragraph-properties fo:line-height="150.00%" fo:text-align="justify" fo:margin-left="0.00pt" fo:text-indent="35.40pt" fo:margin-bottom="8.00pt"/>
    </style:style>
    <text:list-style style:name="L5">
      <text:list-level-style-bullet text:level="1" text:bullet-char="•">
        <style:list-level-properties text:space-before="53.40pt" text:min-label-width="18.00pt"/>
        <style:text-properties fo:font-family="Symbol"/>
      </text:list-level-style-bullet>
    </text:list-style>
    <style:style style:name="P5" style:family="paragraph">
      <style:paragraph-properties fo:line-height="150.00%" fo:text-align="justify"/>
    </style:style>
    <style:style style:name="P6" style:family="paragraph">
      <style:paragraph-properties fo:line-height="150.00%" fo:text-align="justify" fo:margin-left="0.00pt" fo:text-indent="35.40p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5.00%" fo:text-align="center" fo:margin-top="12.00pt"/>
    </style:style>
    <style:style style:name="P9" style:family="paragraph">
      <style:paragraph-properties fo:line-height="100.00%" fo:text-align="center" fo:margin-bottom="10.00pt"/>
    </style:style>
    <style:style style:name="P10" style:family="paragraph">
      <style:paragraph-properties fo:line-height="100.00%" fo:text-align="left" fo:margin-left="10.80pt" fo:text-indent="-5.40pt">
        <style:tab-stops>
          <style:tab-stop style:position="49.00pt" style:type="center"/>
          <style:tab-stop style:position="32885.70pt"/>
          <style:tab-stop style:position="448170.85pt" style:type="right"/>
        </style:tab-stops>
      </style:paragraph-properties>
    </style:style>
    <style:style style:name="P11" style:family="paragraph">
      <style:paragraph-properties fo:line-height="115.00%" fo:text-align="center" fo:margin-bottom="10.00pt"/>
    </style:style>
    <style:style style:name="P12" style:family="paragraph">
      <style:paragraph-properties fo:line-height="100.00%" fo:text-align="left" fo:margin-left="10.80pt" fo:text-indent="-5.40pt">
        <style:tab-stops>
          <style:tab-stop style:position="49.00pt" style:type="center"/>
          <style:tab-stop style:position="32885.70pt"/>
          <style:tab-stop style:position="448170.85pt" style:type="right"/>
        </style:tab-stops>
      </style:paragraph-properties>
    </style:style>
    <style:style style:name="P13" style:family="paragraph">
      <style:paragraph-properties fo:line-height="100.00%" fo:text-align="left" fo:margin-left="10.80pt" fo:text-indent="-5.40pt">
        <style:tab-stops>
          <style:tab-stop style:position="49.00pt" style:type="center"/>
          <style:tab-stop style:position="32885.70pt"/>
          <style:tab-stop style:position="448170.85pt" style:type="right"/>
        </style:tab-stops>
      </style:paragraph-properties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00.00%" fo:text-align="left" fo:margin-left="10.80pt" fo:text-indent="-5.40pt">
        <style:tab-stops>
          <style:tab-stop style:position="49.00pt" style:type="center"/>
          <style:tab-stop style:position="32885.70pt"/>
          <style:tab-stop style:position="448170.85pt" style:type="right"/>
        </style:tab-stops>
      </style:paragraph-properties>
    </style: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00.00%" fo:text-align="left" fo:margin-left="10.80pt" fo:text-indent="-5.40pt">
        <style:tab-stops>
          <style:tab-stop style:position="49.00pt" style:type="center"/>
          <style:tab-stop style:position="32885.70pt"/>
          <style:tab-stop style:position="448170.85pt" style:type="right"/>
        </style:tab-stops>
      </style:paragraph-properties>
    </style:style>
    <style:style style:name="P18" style:family="paragraph">
      <style:paragraph-properties fo:line-height="115.00%" fo:text-align="left" fo:margin-bottom="10.00pt"/>
    </style:style>
    <style:style style:name="P19" style:family="paragraph">
      <style:paragraph-properties fo:line-height="100.00%" fo:text-align="left" fo:margin-left="10.80pt" fo:text-indent="-5.40pt">
        <style:tab-stops>
          <style:tab-stop style:position="49.00pt" style:type="center"/>
          <style:tab-stop style:position="32885.70pt"/>
          <style:tab-stop style:position="448170.85pt" style:type="right"/>
        </style:tab-stops>
      </style:paragraph-properties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00.00%" fo:text-align="left" fo:margin-left="10.80pt" fo:text-indent="-5.40pt">
        <style:tab-stops>
          <style:tab-stop style:position="49.00pt" style:type="center"/>
          <style:tab-stop style:position="32885.70pt"/>
          <style:tab-stop style:position="448170.85pt" style:type="right"/>
        </style:tab-stops>
      </style:paragraph-properties>
    </style:style>
    <style:style style:name="P22" style:family="paragraph">
      <style:paragraph-properties fo:line-height="115.00%" fo:text-align="left" fo:margin-bottom="10.00pt"/>
    </style:style>
    <style:style style:name="P23" style:family="paragraph">
      <style:paragraph-properties fo:line-height="100.00%" fo:text-align="left" fo:margin-left="10.80pt" fo:text-indent="-5.40pt">
        <style:tab-stops>
          <style:tab-stop style:position="49.00pt" style:type="center"/>
          <style:tab-stop style:position="32885.70pt"/>
          <style:tab-stop style:position="448170.85pt" style:type="right"/>
        </style:tab-stops>
      </style:paragraph-properties>
    </style:style>
    <style:style style:name="P24" style:family="paragraph">
      <style:paragraph-properties fo:line-height="105.00%" fo:text-align="left" fo:margin-bottom="8.00pt"/>
    </style:style>
    <style:style style:name="P25" style:family="paragraph">
      <style:paragraph-properties fo:line-height="105.00%" fo:text-align="center" fo:margin-top="12.00pt"/>
    </style:style>
    <style:style style:name="P26" style:family="paragraph">
      <style:paragraph-properties fo:line-height="150.00%" fo:text-align="justify"/>
    </style:style>
    <style:style style:name="P27" style:family="paragraph">
      <style:paragraph-properties fo:line-height="150.00%" fo:text-align="justify" fo:margin-left="0.00pt" fo:text-indent="35.40pt" fo:margin-top="6.00pt"/>
    </style:style>
    <style:style style:name="P28" style:family="paragraph">
      <style:paragraph-properties fo:line-height="150.00%" fo:text-align="justify"/>
    </style:style>
    <text:list-style style:name="L29">
      <text:list-level-style-bullet text:level="1" text:bullet-char="•">
        <style:list-level-properties text:space-before="17.40pt" text:min-label-width="18.00pt"/>
        <style:text-properties fo:font-family="Symbol"/>
      </text:list-level-style-bullet>
    </text:list-style>
    <style:style style:name="P29" style:family="paragraph">
      <style:paragraph-properties fo:line-height="150.00%" fo:text-align="justify" fo:margin-right="2.05pt"/>
    </style:style>
    <style:style style:name="P30" style:family="paragraph">
      <style:paragraph-properties fo:line-height="150.00%" fo:text-align="justify" fo:margin-left="0.60pt" fo:text-indent="0.00pt" fo:margin-right="2.05pt"/>
    </style:style>
    <style:style style:name="P31" style:family="paragraph">
      <style:paragraph-properties fo:line-height="150.00%" fo:text-align="justify" fo:margin-right="2.05pt"/>
    </style:style>
    <style:style style:name="P32" style:family="paragraph">
      <style:paragraph-properties fo:line-height="150.00%" fo:text-align="justify"/>
    </style:style>
    <style:style style:name="P33" style:family="paragraph">
      <style:paragraph-properties fo:line-height="150.00%" fo:text-align="justify" fo:margin-left="0.00pt" fo:text-indent="17.40pt" fo:margin-top="6.00pt"/>
    </style:style>
    <text:list-style style:name="L34">
      <text:list-level-style-bullet text:level="1" text:bullet-char="•">
        <style:list-level-properties text:space-before="17.40pt" text:min-label-width="18.00pt"/>
        <style:text-properties fo:font-family="Symbol"/>
      </text:list-level-style-bullet>
    </text:list-style>
    <style:style style:name="P34" style:family="paragraph">
      <style:paragraph-properties fo:line-height="150.00%" fo:text-align="justify" fo:margin-right="2.05pt"/>
    </style:style>
    <style:style style:name="P35" style:family="paragraph">
      <style:paragraph-properties fo:line-height="150.00%" fo:text-align="justify" fo:margin-left="0.00pt" fo:text-indent="17.40pt" fo:margin-top="6.00pt"/>
    </style:style>
    <style:style style:name="P36" style:family="paragraph">
      <style:paragraph-properties fo:line-height="150.00%" fo:text-align="justify"/>
    </style:style>
    <style:style style:name="P37" style:family="paragraph">
      <style:paragraph-properties fo:line-height="150.00%" fo:text-align="justify" fo:margin-left="0.00pt" fo:text-indent="17.40pt" fo:margin-top="6.00pt"/>
    </style:style>
    <style:style style:name="P38" style:family="paragraph">
      <style:paragraph-properties fo:line-height="150.00%" fo:text-align="justify" fo:margin-left="0.00pt" fo:text-indent="17.85pt"/>
    </style:style>
    <text:list-style style:name="L39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39" style:family="paragraph">
      <style:paragraph-properties fo:line-height="150.00%" fo:text-align="justify" fo:margin-left="-0.15pt" fo:text-indent="0.15pt"/>
    </style:style>
    <style:style style:name="P40" style:family="paragraph">
      <style:paragraph-properties fo:line-height="150.00%" fo:text-align="justify" fo:margin-left="0.15pt" fo:text-indent="0.00pt" fo:margin-top="5.00pt"/>
    </style:style>
    <style:style style:name="P41" style:family="paragraph">
      <style:paragraph-properties fo:line-height="150.00%" fo:text-align="justify"/>
    </style:style>
    <style:style style:name="P42" style:family="paragraph">
      <style:paragraph-properties fo:line-height="150.00%" fo:text-align="justify" fo:margin-left="0.00pt" fo:text-indent="18.00pt" fo:margin-top="6.00pt"/>
    </style:style>
    <style:style style:name="P43" style:family="paragraph">
      <style:paragraph-properties fo:line-height="150.00%" fo:text-align="justify"/>
    </style:style>
    <style:style style:name="P44" style:family="paragraph">
      <style:paragraph-properties fo:line-height="150.00%" fo:text-align="justify" fo:margin-left="0.00pt" fo:text-indent="17.40pt"/>
    </style:style>
    <style:style style:name="P45" style:family="paragraph">
      <style:paragraph-properties fo:line-height="150.00%" fo:text-align="justify" fo:margin-bottom="8.00pt"/>
    </style:style>
    <style:style style:name="P46" style:family="paragraph">
      <style:paragraph-properties fo:line-height="150.00%" fo:text-align="justify" fo:margin-left="0.00pt" fo:text-indent="17.40pt"/>
    </style:style>
    <style:style style:name="P47" style:family="paragraph">
      <style:paragraph-properties fo:line-height="150.00%" fo:text-align="justify" fo:margin-bottom="8.00pt"/>
    </style:style>
    <style:style style:name="P48" style:family="paragraph">
      <style:paragraph-properties fo:line-height="150.00%" fo:text-align="justify" fo:margin-left="0.00pt" fo:text-indent="17.40pt"/>
    </style:style>
    <style:style style:name="P49" style:family="paragraph">
      <style:paragraph-properties fo:line-height="105.00%" fo:text-align="left" fo:margin-bottom="8.00pt"/>
    </style:style>
    <style:style style:name="P50" style:family="paragraph">
      <style:paragraph-properties fo:line-height="100.00%" fo:text-align="left" fo:margin-bottom="8.00pt"/>
    </style:style>
    <style:style style:name="P51" style:family="paragraph">
      <style:paragraph-properties fo:line-height="105.00%" fo:text-align="left" fo:margin-bottom="8.00pt"/>
    </style:style>
    <style:style style:name="P52" style:family="paragraph">
      <style:paragraph-properties fo:line-height="105.00%" fo:text-align="center" fo:margin-top="12.00pt"/>
    </style:style>
    <style:style style:name="P53" style:family="paragraph">
      <style:paragraph-properties fo:line-height="100.00%" fo:text-align="center" fo:margin-bottom="8.00pt"/>
    </style:style>
    <style:style style:name="P54" style:family="paragraph">
      <style:paragraph-properties fo:line-height="105.00%" fo:text-align="left" fo:margin-bottom="8.00pt"/>
    </style:style>
    <style:style style:name="P55" style:family="paragraph">
      <style:paragraph-properties fo:line-height="105.00%" fo:text-align="center" fo:margin-bottom="8.00pt"/>
    </style:style>
    <style:style style:name="P56" style:family="paragraph">
      <style:paragraph-properties fo:line-height="105.00%" fo:text-align="center" fo:margin-top="12.00pt"/>
    </style:style>
    <style:style style:name="P57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1620.20pt"/>
        </style:tab-stops>
      </style:paragraph-properties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1620.20pt"/>
        </style:tab-stops>
      </style:paragraph-properties>
    </style:style>
    <style:style style:name="P60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91.10pt" style:type="center"/>
          <style:tab-stop style:position="421116.25pt" style:type="right"/>
          <style:tab-stop style:position="1620.20pt"/>
          <style:tab-stop style:position="61.50pt"/>
        </style:tab-stops>
      </style:paragraph-properties>
    </style:style>
    <style:style style:name="P61" style:family="paragraph">
      <style:paragraph-properties fo:line-height="115.00%" fo:text-align="left" fo:margin-bottom="10.00pt"/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91.10pt" style:type="center"/>
          <style:tab-stop style:position="421116.25pt" style:type="right"/>
          <style:tab-stop style:position="1620.20pt"/>
          <style:tab-stop style:position="61.50pt"/>
        </style:tab-stops>
      </style:paragraph-properties>
    </style:style>
    <style:style style:name="P64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91.10pt" style:type="center"/>
          <style:tab-stop style:position="421116.25pt" style:type="right"/>
          <style:tab-stop style:position="1620.20pt"/>
          <style:tab-stop style:position="61.50pt"/>
          <style:tab-stop style:position="32891.10pt" style:type="center"/>
        </style:tab-stops>
      </style:paragraph-properties>
    </style:style>
    <style:style style:name="P65" style:family="paragraph">
      <style:paragraph-properties fo:line-height="115.00%" fo:text-align="left" fo:margin-bottom="10.00pt"/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15.00%" fo:text-align="left" fo:margin-bottom="10.00pt"/>
    </style:style>
    <style:style style:name="P6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91.10pt" style:type="center"/>
          <style:tab-stop style:position="421116.25pt" style:type="right"/>
          <style:tab-stop style:position="1620.20pt"/>
          <style:tab-stop style:position="61.50pt"/>
          <style:tab-stop style:position="32891.10pt" style:type="center"/>
        </style:tab-stops>
      </style:paragraph-properties>
    </style:style>
    <style:style style:name="P6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70" style:family="paragraph">
      <style:paragraph-properties fo:line-height="100.00%" fo:text-align="center"/>
    </style:style>
    <style:style style:name="P71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7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73" style:family="paragraph">
      <style:paragraph-properties fo:line-height="115.00%" fo:text-align="left" fo:margin-bottom="10.00pt"/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76" style:family="paragraph">
      <style:paragraph-properties fo:line-height="115.00%" fo:text-align="left" fo:margin-bottom="10.00pt"/>
    </style:style>
    <style:style style:name="P77" style:family="paragraph">
      <style:paragraph-properties fo:line-height="100.00%" fo:text-align="center"/>
    </style:style>
    <style:style style:name="P7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7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80" style:family="paragraph">
      <style:paragraph-properties fo:line-height="115.00%" fo:text-align="left" fo:margin-bottom="10.00pt"/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83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84" style:family="paragraph">
      <style:paragraph-properties fo:line-height="115.00%" fo:text-align="left" fo:margin-bottom="10.00pt"/>
    </style:style>
    <style:style style:name="P85" style:family="paragraph">
      <style:paragraph-properties fo:line-height="100.00%" fo:text-align="center"/>
    </style:style>
    <style:style style:name="P8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87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 style:type="center"/>
          <style:tab-stop style:position="32826.85pt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88" style:family="paragraph">
      <style:paragraph-properties fo:line-height="115.00%" fo:text-align="left" fo:margin-bottom="10.00pt"/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 style:type="center"/>
          <style:tab-stop style:position="32826.85pt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91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92" style:family="paragraph">
      <style:paragraph-properties fo:line-height="115.00%" fo:text-align="left" fo:margin-bottom="10.00pt"/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9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96" style:family="paragraph">
      <style:paragraph-properties fo:line-height="115.00%" fo:text-align="left" fo:margin-bottom="10.00pt"/>
    </style:style>
    <style:style style:name="P97" style:family="paragraph">
      <style:paragraph-properties fo:line-height="100.00%" fo:text-align="center"/>
    </style:style>
    <style:style style:name="P9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99" style:family="paragraph">
      <style:paragraph-properties fo:line-height="115.00%" fo:text-align="left" fo:margin-bottom="10.00pt"/>
    </style:style>
    <style:style style:name="P100" style:family="paragraph">
      <style:paragraph-properties fo:line-height="100.00%" fo:text-align="center"/>
    </style:style>
    <style:style style:name="P101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0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03" style:family="paragraph">
      <style:paragraph-properties fo:line-height="100.00%" fo:text-align="center"/>
    </style:style>
    <style:style style:name="P104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0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06" style:family="paragraph">
      <style:paragraph-properties fo:line-height="115.00%" fo:text-align="left" fo:margin-bottom="10.00pt"/>
    </style:style>
    <style:style style:name="P107" style:family="paragraph">
      <style:paragraph-properties fo:line-height="100.00%" fo:text-align="center"/>
    </style:style>
    <style:style style:name="P10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09" style:family="paragraph">
      <style:paragraph-properties fo:line-height="115.00%" fo:text-align="left" fo:margin-bottom="10.00pt"/>
    </style:style>
    <style:style style:name="P110" style:family="paragraph">
      <style:paragraph-properties fo:line-height="100.00%" fo:text-align="center"/>
    </style:style>
    <style:style style:name="P111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12" style:family="paragraph">
      <style:paragraph-properties fo:line-height="115.00%" fo:text-align="left" fo:margin-bottom="10.00pt"/>
    </style:style>
    <style:style style:name="P113" style:family="paragraph">
      <style:paragraph-properties fo:line-height="100.00%" fo:text-align="center"/>
    </style:style>
    <style:style style:name="P114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15" style:family="paragraph">
      <style:paragraph-properties fo:line-height="115.00%" fo:text-align="left" fo:margin-bottom="10.00pt"/>
    </style:style>
    <style:style style:name="P116" style:family="paragraph">
      <style:paragraph-properties fo:line-height="100.00%" fo:text-align="center"/>
    </style:style>
    <style:style style:name="P117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1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19" style:family="paragraph">
      <style:paragraph-properties fo:line-height="115.00%" fo:text-align="left" fo:margin-bottom="10.00pt"/>
    </style:style>
    <style:style style:name="P120" style:family="paragraph">
      <style:paragraph-properties fo:line-height="100.00%" fo:text-align="center"/>
    </style:style>
    <style:style style:name="P121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2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23" style:family="paragraph">
      <style:paragraph-properties fo:line-height="115.00%" fo:text-align="left" fo:margin-bottom="10.00pt"/>
    </style:style>
    <style:style style:name="P124" style:family="paragraph">
      <style:paragraph-properties fo:line-height="100.00%" fo:text-align="center"/>
    </style:style>
    <style:style style:name="P12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26" style:family="paragraph">
      <style:paragraph-properties fo:line-height="115.00%" fo:text-align="left" fo:margin-bottom="10.00pt"/>
    </style:style>
    <style:style style:name="P127" style:family="paragraph">
      <style:paragraph-properties fo:line-height="100.00%" fo:text-align="center"/>
    </style:style>
    <style:style style:name="P12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29" style:family="paragraph">
      <style:paragraph-properties fo:line-height="115.00%" fo:text-align="left" fo:margin-bottom="10.00pt"/>
    </style:style>
    <style:style style:name="P130" style:family="paragraph">
      <style:paragraph-properties fo:line-height="100.00%" fo:text-align="center"/>
    </style:style>
    <style:style style:name="P131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32" style:family="paragraph">
      <style:paragraph-properties fo:line-height="115.00%" fo:text-align="left" fo:margin-bottom="10.00pt"/>
    </style:style>
    <style:style style:name="P133" style:family="paragraph">
      <style:paragraph-properties fo:line-height="100.00%" fo:text-align="center"/>
    </style:style>
    <style:style style:name="P134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3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36" style:family="paragraph">
      <style:paragraph-properties fo:line-height="115.00%" fo:text-align="left" fo:margin-bottom="10.00pt"/>
    </style:style>
    <style:style style:name="P137" style:family="paragraph">
      <style:paragraph-properties fo:line-height="100.00%" fo:text-align="center"/>
    </style:style>
    <style:style style:name="P13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3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40" style:family="paragraph">
      <style:paragraph-properties fo:line-height="115.00%" fo:text-align="left" fo:margin-bottom="10.00pt"/>
    </style:style>
    <style:style style:name="P141" style:family="paragraph">
      <style:paragraph-properties fo:line-height="100.00%" fo:text-align="center"/>
    </style:style>
    <style:style style:name="P14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43" style:family="paragraph">
      <style:paragraph-properties fo:line-height="115.00%" fo:text-align="left" fo:margin-bottom="10.00pt"/>
    </style:style>
    <style:style style:name="P144" style:family="paragraph">
      <style:paragraph-properties fo:line-height="100.00%" fo:text-align="center"/>
    </style:style>
    <style:style style:name="P14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46" style:family="paragraph">
      <style:paragraph-properties fo:line-height="115.00%" fo:text-align="left" fo:margin-bottom="10.00pt"/>
    </style:style>
    <style:style style:name="P147" style:family="paragraph">
      <style:paragraph-properties fo:line-height="100.00%" fo:text-align="center"/>
    </style:style>
    <style:style style:name="P14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4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50" style:family="paragraph">
      <style:paragraph-properties fo:line-height="115.00%" fo:text-align="left" fo:margin-bottom="10.00pt"/>
    </style:style>
    <style:style style:name="P151" style:family="paragraph">
      <style:paragraph-properties fo:line-height="100.00%" fo:text-align="center"/>
    </style:style>
    <style:style style:name="P15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53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54" style:family="paragraph">
      <style:paragraph-properties fo:line-height="115.00%" fo:text-align="left" fo:margin-bottom="10.00pt"/>
    </style:style>
    <style:style style:name="P155" style:family="paragraph">
      <style:paragraph-properties fo:line-height="100.00%" fo:text-align="center"/>
    </style:style>
    <style:style style:name="P15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57" style:family="paragraph">
      <style:paragraph-properties fo:line-height="115.00%" fo:text-align="left" fo:margin-bottom="10.00pt"/>
    </style:style>
    <style:style style:name="P158" style:family="paragraph">
      <style:paragraph-properties fo:line-height="100.00%" fo:text-align="center"/>
    </style:style>
    <style:style style:name="P15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60" style:family="paragraph">
      <style:paragraph-properties fo:line-height="115.00%" fo:text-align="left" fo:margin-bottom="10.00pt"/>
    </style:style>
    <style:style style:name="P161" style:family="paragraph">
      <style:paragraph-properties fo:line-height="100.00%" fo:text-align="center"/>
    </style:style>
    <style:style style:name="P16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63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64" style:family="paragraph">
      <style:paragraph-properties fo:line-height="100.00%" fo:text-align="center"/>
    </style:style>
    <style:style style:name="P16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6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67" style:family="paragraph">
      <style:paragraph-properties fo:line-height="115.00%" fo:text-align="left" fo:margin-bottom="10.00pt"/>
    </style:style>
    <style:style style:name="P168" style:family="paragraph">
      <style:paragraph-properties fo:line-height="100.00%" fo:text-align="center"/>
    </style:style>
    <style:style style:name="P16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70" style:family="paragraph">
      <style:paragraph-properties fo:line-height="115.00%" fo:text-align="left" fo:margin-bottom="10.00pt"/>
    </style:style>
    <style:style style:name="P171" style:family="paragraph">
      <style:paragraph-properties fo:line-height="100.00%" fo:text-align="center"/>
    </style:style>
    <style:style style:name="P17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73" style:family="paragraph">
      <style:paragraph-properties fo:line-height="115.00%" fo:text-align="left" fo:margin-bottom="10.00pt"/>
    </style:style>
    <style:style style:name="P174" style:family="paragraph">
      <style:paragraph-properties fo:line-height="100.00%" fo:text-align="center"/>
    </style:style>
    <style:style style:name="P17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76" style:family="paragraph">
      <style:paragraph-properties fo:line-height="115.00%" fo:text-align="left" fo:margin-bottom="10.00pt"/>
    </style:style>
    <style:style style:name="P177" style:family="paragraph">
      <style:paragraph-properties fo:line-height="100.00%" fo:text-align="center"/>
    </style:style>
    <style:style style:name="P17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79" style:family="paragraph">
      <style:paragraph-properties fo:line-height="115.00%" fo:text-align="left" fo:margin-bottom="10.00pt"/>
    </style:style>
    <style:style style:name="P180" style:family="paragraph">
      <style:paragraph-properties fo:line-height="100.00%" fo:text-align="center"/>
    </style:style>
    <style:style style:name="P181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82" style:family="paragraph">
      <style:paragraph-properties fo:line-height="115.00%" fo:text-align="left" fo:margin-bottom="10.00pt"/>
    </style:style>
    <style:style style:name="P183" style:family="paragraph">
      <style:paragraph-properties fo:line-height="100.00%" fo:text-align="center"/>
    </style:style>
    <style:style style:name="P184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8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86" style:family="paragraph">
      <style:paragraph-properties fo:line-height="115.00%" fo:text-align="left" fo:margin-bottom="10.00pt"/>
    </style:style>
    <style:style style:name="P187" style:family="paragraph">
      <style:paragraph-properties fo:line-height="100.00%" fo:text-align="center"/>
    </style:style>
    <style:style style:name="P18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8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90" style:family="paragraph">
      <style:paragraph-properties fo:line-height="115.00%" fo:text-align="left" fo:margin-bottom="10.00pt"/>
    </style:style>
    <style:style style:name="P191" style:family="paragraph">
      <style:paragraph-properties fo:line-height="100.00%" fo:text-align="center"/>
    </style:style>
    <style:style style:name="P19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93" style:family="paragraph">
      <style:paragraph-properties fo:line-height="115.00%" fo:text-align="left" fo:margin-bottom="10.00pt"/>
    </style:style>
    <style:style style:name="P194" style:family="paragraph">
      <style:paragraph-properties fo:line-height="100.00%" fo:text-align="center"/>
    </style:style>
    <style:style style:name="P19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9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197" style:family="paragraph">
      <style:paragraph-properties fo:line-height="115.00%" fo:text-align="left" fo:margin-bottom="10.00pt"/>
    </style:style>
    <style:style style:name="P198" style:family="paragraph">
      <style:paragraph-properties fo:line-height="100.00%" fo:text-align="center"/>
    </style:style>
    <style:style style:name="P19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00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01" style:family="paragraph">
      <style:paragraph-properties fo:line-height="115.00%" fo:text-align="left" fo:margin-bottom="10.00pt"/>
    </style:style>
    <style:style style:name="P202" style:family="paragraph">
      <style:paragraph-properties fo:line-height="100.00%" fo:text-align="center"/>
    </style:style>
    <style:style style:name="P203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04" style:family="paragraph">
      <style:paragraph-properties fo:line-height="115.00%" fo:text-align="left" fo:margin-bottom="10.00pt"/>
    </style:style>
    <style:style style:name="P205" style:family="paragraph">
      <style:paragraph-properties fo:line-height="100.00%" fo:text-align="center"/>
    </style:style>
    <style:style style:name="P20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07" style:family="paragraph">
      <style:paragraph-properties fo:line-height="115.00%" fo:text-align="left" fo:margin-bottom="10.00pt"/>
    </style:style>
    <style:style style:name="P208" style:family="paragraph">
      <style:paragraph-properties fo:line-height="100.00%" fo:text-align="center"/>
    </style:style>
    <style:style style:name="P20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10" style:family="paragraph">
      <style:paragraph-properties fo:line-height="115.00%" fo:text-align="left" fo:margin-bottom="10.00pt"/>
    </style:style>
    <style:style style:name="P211" style:family="paragraph">
      <style:paragraph-properties fo:line-height="100.00%" fo:text-align="center"/>
    </style:style>
    <style:style style:name="P21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13" style:family="paragraph">
      <style:paragraph-properties fo:line-height="115.00%" fo:text-align="left" fo:margin-bottom="10.00pt"/>
    </style:style>
    <style:style style:name="P214" style:family="paragraph">
      <style:paragraph-properties fo:line-height="100.00%" fo:text-align="center"/>
    </style:style>
    <style:style style:name="P21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1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17" style:family="paragraph">
      <style:paragraph-properties fo:line-height="115.00%" fo:text-align="left" fo:margin-bottom="10.00pt"/>
    </style:style>
    <style:style style:name="P218" style:family="paragraph">
      <style:paragraph-properties fo:line-height="100.00%" fo:text-align="center"/>
    </style:style>
    <style:style style:name="P21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20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21" style:family="paragraph">
      <style:paragraph-properties fo:line-height="115.00%" fo:text-align="left" fo:margin-bottom="10.00pt"/>
    </style:style>
    <style:style style:name="P222" style:family="paragraph">
      <style:paragraph-properties fo:line-height="100.00%" fo:text-align="center"/>
    </style:style>
    <style:style style:name="P223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24" style:family="paragraph">
      <style:paragraph-properties fo:line-height="115.00%" fo:text-align="left" fo:margin-bottom="10.00pt"/>
    </style:style>
    <style:style style:name="P225" style:family="paragraph">
      <style:paragraph-properties fo:line-height="100.00%" fo:text-align="center"/>
    </style:style>
    <style:style style:name="P22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27" style:family="paragraph">
      <style:paragraph-properties fo:line-height="115.00%" fo:text-align="left" fo:margin-bottom="10.00pt"/>
    </style:style>
    <style:style style:name="P228" style:family="paragraph">
      <style:paragraph-properties fo:line-height="100.00%" fo:text-align="center"/>
    </style:style>
    <style:style style:name="P22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30" style:family="paragraph">
      <style:paragraph-properties fo:line-height="115.00%" fo:text-align="left" fo:margin-bottom="10.00pt"/>
    </style:style>
    <style:style style:name="P231" style:family="paragraph">
      <style:paragraph-properties fo:line-height="100.00%" fo:text-align="center"/>
    </style:style>
    <style:style style:name="P23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33" style:family="paragraph">
      <style:paragraph-properties fo:line-height="115.00%" fo:text-align="left" fo:margin-bottom="10.00pt"/>
    </style:style>
    <style:style style:name="P234" style:family="paragraph">
      <style:paragraph-properties fo:line-height="100.00%" fo:text-align="center"/>
    </style:style>
    <style:style style:name="P23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36" style:family="paragraph">
      <style:paragraph-properties fo:line-height="115.00%" fo:text-align="left" fo:margin-bottom="10.00pt"/>
    </style:style>
    <style:style style:name="P237" style:family="paragraph">
      <style:paragraph-properties fo:line-height="100.00%" fo:text-align="center"/>
    </style:style>
    <style:style style:name="P23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39" style:family="paragraph">
      <style:paragraph-properties fo:line-height="115.00%" fo:text-align="left" fo:margin-bottom="10.00pt"/>
    </style:style>
    <style:style style:name="P240" style:family="paragraph">
      <style:paragraph-properties fo:line-height="100.00%" fo:text-align="center"/>
    </style:style>
    <style:style style:name="P241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42" style:family="paragraph">
      <style:paragraph-properties fo:line-height="100.00%" fo:text-align="center" fo:margin-left="5.40pt" fo:text-indent="-5.40pt">
        <style:tab-stops>
          <style:tab-stop style:position="51.30pt" style:type="center"/>
          <style:tab-stop style:position="32827.10pt"/>
          <style:tab-stop style:position="421116.25pt" style:type="right"/>
          <style:tab-stop style:position="7.40pt"/>
          <style:tab-stop style:position="54.25pt" style:type="center"/>
          <style:tab-stop style:position="32826.85pt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43" style:family="paragraph">
      <style:paragraph-properties fo:line-height="100.00%" fo:text-align="center"/>
    </style:style>
    <style:style style:name="P244" style:family="paragraph">
      <style:paragraph-properties fo:line-height="100.00%" fo:text-align="center" fo:margin-left="5.40pt" fo:text-indent="-5.40pt">
        <style:tab-stops>
          <style:tab-stop style:position="51.30pt" style:type="center"/>
          <style:tab-stop style:position="32827.10pt"/>
          <style:tab-stop style:position="421116.25pt" style:type="right"/>
          <style:tab-stop style:position="7.40pt"/>
          <style:tab-stop style:position="54.25pt" style:type="center"/>
          <style:tab-stop style:position="32826.85pt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4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46" style:family="paragraph">
      <style:paragraph-properties fo:line-height="100.00%" fo:text-align="center"/>
    </style:style>
    <style:style style:name="P247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48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49" style:family="paragraph">
      <style:paragraph-properties fo:line-height="115.00%" fo:text-align="left" fo:margin-bottom="10.00pt"/>
    </style:style>
    <style:style style:name="P250" style:family="paragraph">
      <style:paragraph-properties fo:line-height="100.00%" fo:text-align="center"/>
    </style:style>
    <style:style style:name="P251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52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53" style:family="paragraph">
      <style:paragraph-properties fo:line-height="115.00%" fo:text-align="left" fo:margin-bottom="10.00pt"/>
    </style:style>
    <style:style style:name="P254" style:family="paragraph">
      <style:paragraph-properties fo:line-height="100.00%" fo:text-align="center"/>
    </style:style>
    <style:style style:name="P255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5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57" style:family="paragraph">
      <style:paragraph-properties fo:line-height="115.00%" fo:text-align="left" fo:margin-bottom="10.00pt"/>
    </style:style>
    <style:style style:name="P258" style:family="paragraph">
      <style:paragraph-properties fo:line-height="100.00%" fo:text-align="center"/>
    </style:style>
    <style:style style:name="P259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60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61" style:family="paragraph">
      <style:paragraph-properties fo:line-height="115.00%" fo:text-align="left" fo:margin-bottom="10.00pt"/>
    </style:style>
    <style:style style:name="P262" style:family="paragraph">
      <style:paragraph-properties fo:line-height="100.00%" fo:text-align="center"/>
    </style:style>
    <style:style style:name="P263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27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64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65" style:family="paragraph">
      <style:paragraph-properties fo:line-height="100.00%" fo:text-align="center"/>
    </style:style>
    <style:style style:name="P26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67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68" style:family="paragraph">
      <style:paragraph-properties fo:line-height="115.00%" fo:text-align="left" fo:margin-bottom="10.00pt"/>
    </style:style>
    <style:style style:name="P269" style:family="paragraph">
      <style:paragraph-properties fo:line-height="100.00%" fo:text-align="center"/>
    </style:style>
    <style:style style:name="P270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71" style:family="paragraph">
      <style:paragraph-properties fo:line-height="115.00%" fo:text-align="left" fo:margin-bottom="10.00pt"/>
    </style:style>
    <style:style style:name="P272" style:family="paragraph">
      <style:paragraph-properties fo:line-height="100.00%" fo:text-align="center"/>
    </style:style>
    <style:style style:name="P273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74" style:family="paragraph">
      <style:paragraph-properties fo:line-height="115.00%" fo:text-align="left" fo:margin-bottom="10.00pt"/>
    </style:style>
    <style:style style:name="P275" style:family="paragraph">
      <style:paragraph-properties fo:line-height="100.00%" fo:text-align="center"/>
    </style:style>
    <style:style style:name="P276" style:family="paragraph">
      <style:paragraph-properties fo:line-height="100.00%" fo:text-align="center" fo:margin-left="5.40pt" fo:text-indent="-5.40pt">
        <style:tab-stops>
          <style:tab-stop style:position="51.30pt"/>
          <style:tab-stop style:position="32891.10pt" style:type="center"/>
          <style:tab-stop style:position="421116.25pt" style:type="right"/>
          <style:tab-stop style:position="7.40pt"/>
          <style:tab-stop style:position="54.25pt"/>
          <style:tab-stop style:position="32827.10pt" style:type="center"/>
          <style:tab-stop style:position="421116.25pt" style:type="right"/>
          <style:tab-stop style:position="1620.20pt"/>
          <style:tab-stop style:position="61.50pt" style:type="center"/>
          <style:tab-stop style:position="32826.85pt"/>
        </style:tab-stops>
      </style:paragraph-properties>
    </style:style>
    <style:style style:name="P277" style:family="paragraph">
      <style:paragraph-properties fo:line-height="100.00%" fo:text-align="center" fo:margin-left="5.40pt" fo:text-indent="-5.40pt">
        <style:tab-stops>
          <style:tab-stop style:position="177.85pt" style:type="center"/>
          <style:tab-stop style:position="32891.10pt"/>
          <style:tab-stop style:position="421116.25pt" style:type="right"/>
          <style:tab-stop style:position="7.40pt"/>
          <style:tab-stop style:position="21.40pt" style:type="center"/>
          <style:tab-stop style:position="32826.85pt"/>
          <style:tab-stop style:position="421116.25pt" style:type="right"/>
          <style:tab-stop style:position="1620.20pt"/>
        </style:tab-stops>
      </style:paragraph-properties>
    </style:style>
    <style:style style:name="P278" style:family="paragraph">
      <style:paragraph-properties fo:line-height="100.00%" fo:text-align="center"/>
    </style:style>
    <style:style style:name="P279" style:family="paragraph">
      <style:paragraph-properties fo:line-height="100.00%" fo:text-align="center" fo:margin-left="5.40pt" fo:text-indent="-5.40pt">
        <style:tab-stops>
          <style:tab-stop style:position="177.85pt" style:type="center"/>
          <style:tab-stop style:position="32891.10pt"/>
          <style:tab-stop style:position="421116.25pt" style:type="right"/>
          <style:tab-stop style:position="7.40pt"/>
          <style:tab-stop style:position="21.40pt" style:type="center"/>
          <style:tab-stop style:position="32826.85pt"/>
          <style:tab-stop style:position="421116.25pt" style:type="right"/>
          <style:tab-stop style:position="1620.20pt"/>
        </style:tab-stops>
      </style:paragraph-properties>
    </style:style>
    <style:style style:name="P280" style:family="paragraph">
      <style:paragraph-properties fo:line-height="105.00%" fo:text-align="left" fo:margin-bottom="8.00pt"/>
    </style:style>
    <style:style style:name="P281" style:family="paragraph">
      <style:paragraph-properties fo:line-height="105.00%" fo:text-align="center" fo:margin-top="12.00pt"/>
    </style:style>
    <style:style style:name="P282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85.70pt" style:type="center"/>
          <style:tab-stop style:position="421956.45pt" style:type="right"/>
          <style:tab-stop style:position="1614.80pt"/>
          <style:tab-stop style:position="47.50pt"/>
          <style:tab-stop style:position="32885.70pt" style:type="center"/>
          <style:tab-stop style:position="421956.45pt" style:type="right"/>
          <style:tab-stop style:position="1614.80pt"/>
        </style:tab-stops>
      </style:paragraph-properties>
    </style:style>
    <style:style style:name="P283" style:family="paragraph">
      <style:paragraph-properties fo:line-height="100.00%" fo:text-align="center"/>
    </style:style>
    <style:style style:name="P284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85.70pt" style:type="center"/>
          <style:tab-stop style:position="421956.45pt" style:type="right"/>
          <style:tab-stop style:position="1614.80pt"/>
          <style:tab-stop style:position="47.50pt"/>
          <style:tab-stop style:position="32885.70pt" style:type="center"/>
          <style:tab-stop style:position="421956.45pt" style:type="right"/>
          <style:tab-stop style:position="1614.80pt"/>
        </style:tab-stops>
      </style:paragraph-properties>
    </style:style>
    <style:style style:name="P285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85.70pt" style:type="center"/>
          <style:tab-stop style:position="421956.45pt" style:type="right"/>
          <style:tab-stop style:position="2.00pt"/>
          <style:tab-stop style:position="47.50pt"/>
          <style:tab-stop style:position="32885.70pt" style:type="center"/>
          <style:tab-stop style:position="421956.45pt" style:type="right"/>
          <style:tab-stop style:position="1614.80pt"/>
          <style:tab-stop style:position="66.95pt"/>
          <style:tab-stop style:position="32885.70pt" style:type="center"/>
          <style:tab-stop style:position="421956.45pt" style:type="right"/>
          <style:tab-stop style:position="-10.80pt"/>
        </style:tab-stops>
      </style:paragraph-properties>
    </style:style>
    <style:style style:name="P286" style:family="paragraph">
      <style:paragraph-properties fo:line-height="115.00%" fo:text-align="left" fo:margin-bottom="10.00pt"/>
    </style:style>
    <style:style style:name="P287" style:family="paragraph">
      <style:paragraph-properties fo:line-height="100.00%" fo:text-align="center"/>
    </style:style>
    <style:style style:name="P288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85.70pt" style:type="center"/>
          <style:tab-stop style:position="421956.45pt" style:type="right"/>
          <style:tab-stop style:position="2.00pt"/>
          <style:tab-stop style:position="47.50pt"/>
          <style:tab-stop style:position="32885.70pt" style:type="center"/>
          <style:tab-stop style:position="421956.45pt" style:type="right"/>
          <style:tab-stop style:position="1614.80pt"/>
          <style:tab-stop style:position="66.95pt"/>
          <style:tab-stop style:position="32885.70pt" style:type="center"/>
          <style:tab-stop style:position="421956.45pt" style:type="right"/>
          <style:tab-stop style:position="-10.80pt"/>
        </style:tab-stops>
      </style:paragraph-properties>
    </style:style>
    <style:style style:name="P289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290" style:family="paragraph">
      <style:paragraph-properties fo:line-height="100.00%" fo:text-align="center"/>
    </style:style>
    <style:style style:name="P291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292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293" style:family="paragraph">
      <style:paragraph-properties fo:line-height="115.00%" fo:text-align="left" fo:margin-bottom="10.00pt"/>
    </style:style>
    <style:style style:name="P294" style:family="paragraph">
      <style:paragraph-properties fo:line-height="100.00%" fo:text-align="center"/>
    </style:style>
    <style:style style:name="P295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296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297" style:family="paragraph">
      <style:paragraph-properties fo:line-height="115.00%" fo:text-align="left" fo:margin-bottom="10.00pt"/>
    </style:style>
    <style:style style:name="P298" style:family="paragraph">
      <style:paragraph-properties fo:line-height="100.00%" fo:text-align="center"/>
    </style:style>
    <style:style style:name="P299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00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01" style:family="paragraph">
      <style:paragraph-properties fo:line-height="115.00%" fo:text-align="left" fo:margin-bottom="10.00pt"/>
    </style:style>
    <style:style style:name="P302" style:family="paragraph">
      <style:paragraph-properties fo:line-height="100.00%" fo:text-align="center"/>
    </style:style>
    <style:style style:name="P303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04" style:family="paragraph">
      <style:paragraph-properties fo:line-height="115.00%" fo:text-align="left" fo:margin-bottom="10.00pt"/>
    </style:style>
    <style:style style:name="P305" style:family="paragraph">
      <style:paragraph-properties fo:line-height="100.00%" fo:text-align="center"/>
    </style:style>
    <style:style style:name="P306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07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08" style:family="paragraph">
      <style:paragraph-properties fo:line-height="100.00%" fo:text-align="center"/>
    </style:style>
    <style:style style:name="P309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10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11" style:family="paragraph">
      <style:paragraph-properties fo:line-height="115.00%" fo:text-align="left" fo:margin-bottom="10.00pt"/>
    </style:style>
    <style:style style:name="P312" style:family="paragraph">
      <style:paragraph-properties fo:line-height="100.00%" fo:text-align="center"/>
    </style:style>
    <style:style style:name="P313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14" style:family="paragraph">
      <style:paragraph-properties fo:line-height="115.00%" fo:text-align="left" fo:margin-bottom="10.00pt"/>
    </style:style>
    <style:style style:name="P315" style:family="paragraph">
      <style:paragraph-properties fo:line-height="100.00%" fo:text-align="center"/>
    </style:style>
    <style:style style:name="P316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17" style:family="paragraph">
      <style:paragraph-properties fo:line-height="115.00%" fo:text-align="left" fo:margin-bottom="10.00pt"/>
    </style:style>
    <style:style style:name="P318" style:family="paragraph">
      <style:paragraph-properties fo:line-height="100.00%" fo:text-align="center"/>
    </style:style>
    <style:style style:name="P319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20" style:family="paragraph">
      <style:paragraph-properties fo:line-height="115.00%" fo:text-align="left" fo:margin-bottom="10.00pt"/>
    </style:style>
    <style:style style:name="P321" style:family="paragraph">
      <style:paragraph-properties fo:line-height="100.00%" fo:text-align="center"/>
    </style:style>
    <style:style style:name="P322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23" style:family="paragraph">
      <style:paragraph-properties fo:line-height="115.00%" fo:text-align="left" fo:margin-bottom="10.00pt"/>
    </style:style>
    <style:style style:name="P324" style:family="paragraph">
      <style:paragraph-properties fo:line-height="100.00%" fo:text-align="center"/>
    </style:style>
    <style:style style:name="P325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26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27" style:family="paragraph">
      <style:paragraph-properties fo:line-height="100.00%" fo:text-align="center"/>
    </style:style>
    <style:style style:name="P328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29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30" style:family="paragraph">
      <style:paragraph-properties fo:line-height="115.00%" fo:text-align="left" fo:margin-bottom="10.00pt"/>
    </style:style>
    <style:style style:name="P331" style:family="paragraph">
      <style:paragraph-properties fo:line-height="100.00%" fo:text-align="center"/>
    </style:style>
    <style:style style:name="P332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33" style:family="paragraph">
      <style:paragraph-properties fo:line-height="115.00%" fo:text-align="left" fo:margin-bottom="10.00pt"/>
    </style:style>
    <style:style style:name="P334" style:family="paragraph">
      <style:paragraph-properties fo:line-height="100.00%" fo:text-align="center"/>
    </style:style>
    <style:style style:name="P335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36" style:family="paragraph">
      <style:paragraph-properties fo:line-height="115.00%" fo:text-align="left" fo:margin-bottom="10.00pt"/>
    </style:style>
    <style:style style:name="P337" style:family="paragraph">
      <style:paragraph-properties fo:line-height="100.00%" fo:text-align="center"/>
    </style:style>
    <style:style style:name="P338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39" style:family="paragraph">
      <style:paragraph-properties fo:line-height="115.00%" fo:text-align="left" fo:margin-bottom="10.00pt"/>
    </style:style>
    <style:style style:name="P340" style:family="paragraph">
      <style:paragraph-properties fo:line-height="100.00%" fo:text-align="center"/>
    </style:style>
    <style:style style:name="P341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42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43" style:family="paragraph">
      <style:paragraph-properties fo:line-height="115.00%" fo:text-align="left" fo:margin-bottom="10.00pt"/>
    </style:style>
    <style:style style:name="P344" style:family="paragraph">
      <style:paragraph-properties fo:line-height="100.00%" fo:text-align="center"/>
    </style:style>
    <style:style style:name="P345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46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47" style:family="paragraph">
      <style:paragraph-properties fo:line-height="115.00%" fo:text-align="left" fo:margin-bottom="10.00pt"/>
    </style:style>
    <style:style style:name="P348" style:family="paragraph">
      <style:paragraph-properties fo:line-height="100.00%" fo:text-align="center"/>
    </style:style>
    <style:style style:name="P349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50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 style:type="center"/>
          <style:tab-stop style:position="32821.45pt"/>
          <style:tab-stop style:position="448170.8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51" style:family="paragraph">
      <style:paragraph-properties fo:line-height="100.00%" fo:text-align="center"/>
    </style:style>
    <style:style style:name="P352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 style:type="center"/>
          <style:tab-stop style:position="32821.45pt"/>
          <style:tab-stop style:position="448170.8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53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54" style:family="paragraph">
      <style:paragraph-properties fo:line-height="115.00%" fo:text-align="left" fo:margin-bottom="10.00pt"/>
    </style:style>
    <style:style style:name="P355" style:family="paragraph">
      <style:paragraph-properties fo:line-height="100.00%" fo:text-align="center"/>
    </style:style>
    <style:style style:name="P356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57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58" style:family="paragraph">
      <style:paragraph-properties fo:line-height="115.00%" fo:text-align="left" fo:margin-bottom="10.00pt"/>
    </style:style>
    <style:style style:name="P359" style:family="paragraph">
      <style:paragraph-properties fo:line-height="100.00%" fo:text-align="center"/>
    </style:style>
    <style:style style:name="P360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61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62" style:family="paragraph">
      <style:paragraph-properties fo:line-height="115.00%" fo:text-align="left" fo:margin-bottom="10.00pt"/>
    </style:style>
    <style:style style:name="P363" style:family="paragraph">
      <style:paragraph-properties fo:line-height="100.00%" fo:text-align="center"/>
    </style:style>
    <style:style style:name="P364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65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66" style:family="paragraph">
      <style:paragraph-properties fo:line-height="115.00%" fo:text-align="left" fo:margin-bottom="10.00pt"/>
    </style:style>
    <style:style style:name="P367" style:family="paragraph">
      <style:paragraph-properties fo:line-height="100.00%" fo:text-align="center"/>
    </style:style>
    <style:style style:name="P368" style:family="paragraph">
      <style:paragraph-properties fo:line-height="100.00%" fo:text-align="left" fo:margin-left="10.80pt" fo:text-indent="-5.40pt">
        <style:tab-stops>
          <style:tab-stop style:position="51.55pt"/>
          <style:tab-stop style:position="32821.70pt" style:type="center"/>
          <style:tab-stop style:position="421956.45pt" style:type="right"/>
          <style:tab-stop style:position="2.00pt"/>
          <style:tab-stop style:position="47.50pt"/>
          <style:tab-stop style:position="32821.70pt" style:type="center"/>
          <style:tab-stop style:position="421956.45pt" style:type="right"/>
          <style:tab-stop style:position="1614.80pt"/>
          <style:tab-stop style:position="66.95pt" style:type="center"/>
          <style:tab-stop style:position="32821.45pt"/>
          <style:tab-stop style:position="448170.85pt" style:type="right"/>
          <style:tab-stop style:position="-10.80pt"/>
        </style:tab-stops>
      </style:paragraph-properties>
    </style:style>
    <style:style style:name="P369" style:family="paragraph">
      <style:paragraph-properties fo:line-height="100.00%" fo:text-align="left" fo:margin-left="10.80pt" fo:text-indent="-5.40pt">
        <style:tab-stops>
          <style:tab-stop style:position="187.60pt" style:type="center"/>
          <style:tab-stop style:position="32885.70pt"/>
          <style:tab-stop style:position="448170.85pt" style:type="right"/>
          <style:tab-stop style:position="2.00pt"/>
          <style:tab-stop style:position="28.00pt" style:type="center"/>
          <style:tab-stop style:position="32821.45pt"/>
          <style:tab-stop style:position="448170.85pt" style:type="right"/>
          <style:tab-stop style:position="1614.80pt"/>
          <style:tab-stop style:position="15.00pt" style:type="center"/>
          <style:tab-stop style:position="32821.45pt"/>
        </style:tab-stops>
      </style:paragraph-properties>
    </style:style>
    <style:style style:name="P370" style:family="paragraph">
      <style:paragraph-properties fo:line-height="100.00%" fo:text-align="center"/>
    </style:style>
    <style:style style:name="P371" style:family="paragraph">
      <style:paragraph-properties fo:line-height="100.00%" fo:text-align="left" fo:margin-left="10.80pt" fo:text-indent="-5.40pt">
        <style:tab-stops>
          <style:tab-stop style:position="187.60pt" style:type="center"/>
          <style:tab-stop style:position="32885.70pt"/>
          <style:tab-stop style:position="448170.85pt" style:type="right"/>
          <style:tab-stop style:position="2.00pt"/>
          <style:tab-stop style:position="28.00pt" style:type="center"/>
          <style:tab-stop style:position="32821.45pt"/>
          <style:tab-stop style:position="448170.85pt" style:type="right"/>
          <style:tab-stop style:position="1614.80pt"/>
          <style:tab-stop style:position="15.00pt" style:type="center"/>
          <style:tab-stop style:position="32821.45pt"/>
        </style:tab-stops>
      </style:paragraph-properties>
    </style:style>
    <style:style style:name="P372" style:family="paragraph">
      <style:paragraph-properties fo:line-height="150.00%" fo:text-align="justify"/>
    </style:style>
    <style:style style:name="P373" style:family="paragraph">
      <style:paragraph-properties fo:line-height="105.00%" fo:text-align="left" fo:margin-bottom="8.00pt"/>
    </style:style>
    <style:style style:name="P374" style:family="paragraph">
      <style:paragraph-properties fo:line-height="100.00%" fo:text-align="center" fo:margin-bottom="10.00pt"/>
    </style:style>
    <style:style style:name="P375" style:family="paragraph">
      <style:paragraph-properties fo:line-height="105.00%" fo:text-align="left" fo:margin-bottom="8.00pt"/>
    </style:style>
    <style:style style:name="P376" style:family="paragraph">
      <style:paragraph-properties fo:line-height="100.00%" fo:text-align="center" fo:margin-bottom="10.00pt"/>
    </style:style>
    <style:style style:name="P377" style:family="paragraph">
      <style:paragraph-properties fo:line-height="105.00%" fo:text-align="left" fo:margin-bottom="8.00pt"/>
    </style:style>
    <style:style style:name="P378" style:family="paragraph">
      <style:paragraph-properties fo:line-height="150.00%" fo:text-align="center"/>
    </style:style>
    <style:style style:name="P379" style:family="paragraph">
      <style:paragraph-properties fo:line-height="150.00%" fo:text-align="justify" fo:margin-bottom="8.00pt"/>
    </style:style>
    <style:style style:name="P380" style:family="paragraph">
      <style:paragraph-properties fo:line-height="105.00%" fo:text-align="left" fo:margin-bottom="8.00pt"/>
    </style:style>
    <style:style style:name="P381" style:family="paragraph">
      <style:paragraph-properties fo:line-height="100.00%" fo:text-align="left" fo:margin-bottom="10.00pt"/>
    </style:style>
    <style:style style:name="P382" style:family="paragraph">
      <style:paragraph-properties fo:line-height="105.00%" fo:text-align="left" fo:margin-bottom="8.00pt"/>
    </style:style>
    <style:style style:name="P383" style:family="paragraph">
      <style:paragraph-properties fo:line-height="100.00%" fo:text-align="left" fo:margin-bottom="10.00pt"/>
    </style:style>
    <style:style style:name="P384" style:family="paragraph">
      <style:paragraph-properties fo:line-height="105.00%" fo:text-align="left" fo:margin-bottom="8.00pt"/>
    </style:style>
    <style:style style:name="P385" style:family="paragraph">
      <style:paragraph-properties fo:line-height="150.00%" fo:text-align="justify"/>
    </style:style>
    <style:style style:name="P386" style:family="paragraph">
      <style:paragraph-properties fo:line-height="105.00%" fo:text-align="center" fo:margin-bottom="8.00pt"/>
    </style:style>
    <style:style style:name="P387" style:family="paragraph">
      <style:paragraph-properties fo:line-height="100.00%" fo:text-align="center" fo:margin-bottom="10.00pt"/>
    </style:style>
    <style:style style:name="P388" style:family="paragraph">
      <style:paragraph-properties fo:line-height="105.00%" fo:text-align="left" fo:margin-bottom="8.00pt"/>
    </style:style>
    <style:style style:name="P389" style:family="paragraph">
      <style:paragraph-properties fo:line-height="100.00%" fo:text-align="left" fo:margin-left="15.00pt" fo:text-indent="-7.50pt">
        <style:tab-stops>
          <style:tab-stop style:position="6.80pt" style:type="center"/>
          <style:tab-stop style:position="32881.50pt"/>
          <style:tab-stop style:position="448166.65pt" style:type="right"/>
          <style:tab-stop style:position="1610.60pt"/>
          <style:tab-stop style:position="110.65pt" style:type="center"/>
          <style:tab-stop style:position="32881.50pt"/>
          <style:tab-stop style:position="448166.65pt" style:type="right"/>
        </style:tab-stops>
      </style:paragraph-properties>
    </style:style>
    <style:style style:name="P390" style:family="paragraph">
      <style:paragraph-properties fo:line-height="115.00%" fo:text-align="justify"/>
    </style:style>
    <style:style style:name="P391" style:family="paragraph">
      <style:paragraph-properties fo:line-height="100.00%" fo:text-align="left" fo:margin-left="15.00pt" fo:text-indent="-7.50pt">
        <style:tab-stops>
          <style:tab-stop style:position="6.80pt" style:type="center"/>
          <style:tab-stop style:position="32881.50pt"/>
          <style:tab-stop style:position="448166.65pt" style:type="right"/>
          <style:tab-stop style:position="1610.60pt"/>
          <style:tab-stop style:position="110.65pt" style:type="center"/>
          <style:tab-stop style:position="32881.50pt"/>
          <style:tab-stop style:position="448166.65pt" style:type="right"/>
        </style:tab-stops>
      </style:paragraph-properties>
    </style:style>
    <style:style style:name="P392" style:family="paragraph">
      <style:paragraph-properties fo:line-height="100.00%" fo:text-align="left" fo:margin-left="15.00pt" fo:text-indent="-7.50pt">
        <style:tab-stops>
          <style:tab-stop style:position="6.80pt" style:type="center"/>
          <style:tab-stop style:position="32881.50pt"/>
          <style:tab-stop style:position="448166.65pt" style:type="right"/>
          <style:tab-stop style:position="-2.20pt"/>
          <style:tab-stop style:position="110.65pt" style:type="center"/>
          <style:tab-stop style:position="32881.50pt"/>
          <style:tab-stop style:position="448166.65pt" style:type="right"/>
        </style:tab-stops>
      </style:paragraph-properties>
    </style:style>
    <style:style style:name="P393" style:family="paragraph">
      <style:paragraph-properties fo:line-height="115.00%" fo:text-align="justify"/>
    </style:style>
    <style:style style:name="P394" style:family="paragraph">
      <style:paragraph-properties fo:line-height="100.00%" fo:text-align="left" fo:margin-left="15.00pt" fo:text-indent="-7.50pt">
        <style:tab-stops>
          <style:tab-stop style:position="6.80pt" style:type="center"/>
          <style:tab-stop style:position="32881.50pt"/>
          <style:tab-stop style:position="448166.65pt" style:type="right"/>
          <style:tab-stop style:position="-2.20pt"/>
          <style:tab-stop style:position="110.65pt" style:type="center"/>
          <style:tab-stop style:position="32881.50pt"/>
          <style:tab-stop style:position="448166.65pt" style:type="right"/>
        </style:tab-stops>
      </style:paragraph-properties>
    </style:style>
    <style:style style:name="P395" style:family="paragraph">
      <style:paragraph-properties fo:line-height="115.00%" fo:text-align="justify"/>
    </style:style>
    <style:style style:name="P396" style:family="paragraph">
      <style:paragraph-properties fo:line-height="100.00%" fo:text-align="left" fo:margin-left="15.00pt" fo:text-indent="-7.50pt">
        <style:tab-stops>
          <style:tab-stop style:position="6.80pt" style:type="center"/>
          <style:tab-stop style:position="32881.50pt"/>
          <style:tab-stop style:position="448166.65pt" style:type="right"/>
          <style:tab-stop style:position="-2.20pt"/>
          <style:tab-stop style:position="110.65pt" style:type="center"/>
          <style:tab-stop style:position="32881.50pt"/>
          <style:tab-stop style:position="448166.65pt" style:type="right"/>
        </style:tab-stops>
      </style:paragraph-properties>
    </style:style>
    <style:style style:name="P397" style:family="paragraph">
      <style:paragraph-properties fo:line-height="115.00%" fo:text-align="justify"/>
    </style:style>
    <style:style style:name="P398" style:family="paragraph">
      <style:paragraph-properties fo:line-height="100.00%" fo:text-align="left" fo:margin-left="15.00pt" fo:text-indent="-7.50pt">
        <style:tab-stops>
          <style:tab-stop style:position="6.80pt" style:type="center"/>
          <style:tab-stop style:position="32881.50pt"/>
          <style:tab-stop style:position="448166.65pt" style:type="right"/>
          <style:tab-stop style:position="-2.20pt"/>
          <style:tab-stop style:position="110.65pt" style:type="center"/>
          <style:tab-stop style:position="32881.50pt"/>
          <style:tab-stop style:position="448166.65pt" style:type="right"/>
        </style:tab-stops>
      </style:paragraph-properties>
    </style:style>
    <style:style style:name="P399" style:family="paragraph">
      <style:paragraph-properties fo:line-height="115.00%" fo:text-align="justify"/>
    </style:style>
    <style:style style:name="P400" style:family="paragraph">
      <style:paragraph-properties fo:line-height="100.00%" fo:text-align="left" fo:margin-left="15.00pt" fo:text-indent="-7.50pt">
        <style:tab-stops>
          <style:tab-stop style:position="6.80pt" style:type="center"/>
          <style:tab-stop style:position="32881.50pt"/>
          <style:tab-stop style:position="448166.65pt" style:type="right"/>
          <style:tab-stop style:position="-2.20pt"/>
          <style:tab-stop style:position="110.65pt" style:type="center"/>
          <style:tab-stop style:position="32881.50pt"/>
          <style:tab-stop style:position="448166.65pt" style:type="right"/>
        </style:tab-stops>
      </style:paragraph-properties>
    </style:style>
    <style:style style:name="P401" style:family="paragraph">
      <style:paragraph-properties fo:line-height="115.00%" fo:text-align="justify"/>
    </style:style>
    <style:style style:name="P402" style:family="paragraph">
      <style:paragraph-properties fo:line-height="100.00%" fo:text-align="left" fo:margin-left="15.00pt" fo:text-indent="-7.50pt">
        <style:tab-stops>
          <style:tab-stop style:position="6.80pt" style:type="center"/>
          <style:tab-stop style:position="32881.50pt"/>
          <style:tab-stop style:position="448166.65pt" style:type="right"/>
          <style:tab-stop style:position="-2.20pt"/>
          <style:tab-stop style:position="110.65pt" style:type="center"/>
          <style:tab-stop style:position="32881.50pt"/>
          <style:tab-stop style:position="448166.65pt" style:type="right"/>
        </style:tab-stops>
      </style:paragraph-properties>
    </style:style>
    <style:style style:name="P403" style:family="paragraph">
      <style:paragraph-properties fo:line-height="115.00%" fo:text-align="justify"/>
    </style:style>
    <style:style style:name="P404" style:family="paragraph">
      <style:paragraph-properties fo:line-height="100.00%" fo:text-align="left" fo:margin-left="15.00pt" fo:text-indent="-7.50pt">
        <style:tab-stops>
          <style:tab-stop style:position="6.80pt" style:type="center"/>
          <style:tab-stop style:position="32881.50pt"/>
          <style:tab-stop style:position="448166.65pt" style:type="right"/>
          <style:tab-stop style:position="-2.20pt"/>
          <style:tab-stop style:position="110.65pt" style:type="center"/>
          <style:tab-stop style:position="32881.50pt"/>
          <style:tab-stop style:position="448166.65pt" style:type="right"/>
        </style:tab-stops>
      </style:paragraph-properties>
    </style:style>
    <style:style style:name="P405" style:family="paragraph">
      <style:paragraph-properties fo:line-height="105.00%" fo:text-align="center" fo:margin-bottom="8.00pt"/>
    </style:style>
    <style:style style:name="P406" style:family="paragraph">
      <style:paragraph-properties fo:line-height="100.00%" fo:text-align="left" fo:margin-left="15.00pt" fo:text-indent="-7.50pt">
        <style:tab-stops>
          <style:tab-stop style:position="10.15pt" style:type="center"/>
          <style:tab-stop style:position="32881.50pt"/>
          <style:tab-stop style:position="448166.65pt" style:type="right"/>
          <style:tab-stop style:position="1610.60pt"/>
          <style:tab-stop style:position="119.20pt" style:type="center"/>
          <style:tab-stop style:position="32881.50pt"/>
        </style:tab-stops>
      </style:paragraph-properties>
    </style:style>
    <style:style style:name="P407" style:family="paragraph">
      <style:paragraph-properties fo:line-height="115.00%" fo:text-align="justify"/>
    </style:style>
    <style:style style:name="P408" style:family="paragraph">
      <style:paragraph-properties fo:line-height="100.00%" fo:text-align="left" fo:margin-left="15.00pt" fo:text-indent="-7.50pt">
        <style:tab-stops>
          <style:tab-stop style:position="10.15pt" style:type="center"/>
          <style:tab-stop style:position="32881.50pt"/>
          <style:tab-stop style:position="448166.65pt" style:type="right"/>
          <style:tab-stop style:position="1610.60pt"/>
          <style:tab-stop style:position="119.20pt" style:type="center"/>
          <style:tab-stop style:position="32881.50pt"/>
        </style:tab-stops>
      </style:paragraph-properties>
    </style:style>
    <style:style style:name="P409" style:family="paragraph">
      <style:paragraph-properties fo:line-height="100.00%" fo:text-align="left" fo:margin-left="15.00pt" fo:text-indent="-7.50pt">
        <style:tab-stops>
          <style:tab-stop style:position="10.15pt" style:type="center"/>
          <style:tab-stop style:position="32881.50pt"/>
          <style:tab-stop style:position="448166.65pt" style:type="right"/>
          <style:tab-stop style:position="-2.20pt"/>
          <style:tab-stop style:position="119.20pt" style:type="center"/>
          <style:tab-stop style:position="32881.50pt"/>
        </style:tab-stops>
      </style:paragraph-properties>
    </style:style>
    <style:style style:name="P410" style:family="paragraph">
      <style:paragraph-properties fo:line-height="115.00%" fo:text-align="justify"/>
    </style:style>
    <style:style style:name="P411" style:family="paragraph">
      <style:paragraph-properties fo:line-height="100.00%" fo:text-align="left" fo:margin-left="15.00pt" fo:text-indent="-7.50pt">
        <style:tab-stops>
          <style:tab-stop style:position="10.15pt" style:type="center"/>
          <style:tab-stop style:position="32881.50pt"/>
          <style:tab-stop style:position="448166.65pt" style:type="right"/>
          <style:tab-stop style:position="-2.20pt"/>
          <style:tab-stop style:position="119.20pt" style:type="center"/>
          <style:tab-stop style:position="32881.50pt"/>
        </style:tab-stops>
      </style:paragraph-properties>
    </style:style>
    <style:style style:name="P412" style:family="paragraph">
      <style:paragraph-properties fo:line-height="115.00%" fo:text-align="justify"/>
    </style:style>
    <style:style style:name="P413" style:family="paragraph">
      <style:paragraph-properties fo:line-height="100.00%" fo:text-align="left" fo:margin-left="15.00pt" fo:text-indent="-7.50pt">
        <style:tab-stops>
          <style:tab-stop style:position="10.15pt" style:type="center"/>
          <style:tab-stop style:position="32881.50pt"/>
          <style:tab-stop style:position="448166.65pt" style:type="right"/>
          <style:tab-stop style:position="-2.20pt"/>
          <style:tab-stop style:position="119.20pt" style:type="center"/>
          <style:tab-stop style:position="32881.50pt"/>
        </style:tab-stops>
      </style:paragraph-properties>
    </style:style>
    <style:style style:name="P414" style:family="paragraph">
      <style:paragraph-properties fo:line-height="115.00%" fo:text-align="justify"/>
    </style:style>
    <style:style style:name="P415" style:family="paragraph">
      <style:paragraph-properties fo:line-height="100.00%" fo:text-align="left" fo:margin-left="15.00pt" fo:text-indent="-7.50pt">
        <style:tab-stops>
          <style:tab-stop style:position="10.15pt" style:type="center"/>
          <style:tab-stop style:position="32881.50pt"/>
          <style:tab-stop style:position="448166.65pt" style:type="right"/>
          <style:tab-stop style:position="-2.20pt"/>
          <style:tab-stop style:position="119.20pt" style:type="center"/>
          <style:tab-stop style:position="32881.50pt"/>
        </style:tab-stops>
      </style:paragraph-properties>
    </style:style>
    <style:style style:name="P416" style:family="paragraph">
      <style:paragraph-properties fo:line-height="105.00%" fo:text-align="center" fo:margin-bottom="8.00pt"/>
    </style:style>
    <style:style style:name="P417" style:family="paragraph">
      <style:paragraph-properties fo:line-height="100.00%" fo:text-align="left" fo:margin-left="15.00pt" fo:text-indent="-7.50pt">
        <style:tab-stops>
          <style:tab-stop style:position="11.85pt" style:type="center"/>
          <style:tab-stop style:position="32881.50pt"/>
          <style:tab-stop style:position="448166.65pt" style:type="right"/>
          <style:tab-stop style:position="1610.60pt"/>
          <style:tab-stop style:position="152.20pt" style:type="center"/>
        </style:tab-stops>
      </style:paragraph-properties>
    </style:style>
    <style:style style:name="P418" style:family="paragraph">
      <style:paragraph-properties fo:line-height="115.00%" fo:text-align="justify"/>
    </style:style>
    <style:style style:name="P419" style:family="paragraph">
      <style:paragraph-properties fo:line-height="100.00%" fo:text-align="left" fo:margin-left="15.00pt" fo:text-indent="-7.50pt">
        <style:tab-stops>
          <style:tab-stop style:position="11.85pt" style:type="center"/>
          <style:tab-stop style:position="32881.50pt"/>
          <style:tab-stop style:position="448166.65pt" style:type="right"/>
          <style:tab-stop style:position="1610.60pt"/>
          <style:tab-stop style:position="152.20pt" style:type="center"/>
        </style:tab-stops>
      </style:paragraph-properties>
    </style:style>
    <style:style style:name="P420" style:family="paragraph">
      <style:paragraph-properties fo:line-height="100.00%" fo:text-align="left" fo:margin-left="15.00pt" fo:text-indent="-7.50pt">
        <style:tab-stops>
          <style:tab-stop style:position="11.85pt" style:type="center"/>
          <style:tab-stop style:position="32881.50pt"/>
          <style:tab-stop style:position="448166.65pt" style:type="right"/>
          <style:tab-stop style:position="-2.20pt"/>
          <style:tab-stop style:position="152.20pt" style:type="center"/>
        </style:tab-stops>
      </style:paragraph-properties>
    </style:style>
    <style:style style:name="P421" style:family="paragraph">
      <style:paragraph-properties fo:line-height="115.00%" fo:text-align="justify"/>
    </style:style>
    <style:style style:name="P422" style:family="paragraph">
      <style:paragraph-properties fo:line-height="100.00%" fo:text-align="left" fo:margin-left="15.00pt" fo:text-indent="-7.50pt">
        <style:tab-stops>
          <style:tab-stop style:position="11.85pt" style:type="center"/>
          <style:tab-stop style:position="32881.50pt"/>
          <style:tab-stop style:position="448166.65pt" style:type="right"/>
          <style:tab-stop style:position="-2.20pt"/>
          <style:tab-stop style:position="152.20pt" style:type="center"/>
        </style:tab-stops>
      </style:paragraph-properties>
    </style:style>
    <style:style style:name="P423" style:family="paragraph">
      <style:paragraph-properties fo:line-height="115.00%" fo:text-align="justify"/>
    </style:style>
    <style:style style:name="P424" style:family="paragraph">
      <style:paragraph-properties fo:line-height="100.00%" fo:text-align="left" fo:margin-left="15.00pt" fo:text-indent="-7.50pt">
        <style:tab-stops>
          <style:tab-stop style:position="11.85pt" style:type="center"/>
          <style:tab-stop style:position="32881.50pt"/>
          <style:tab-stop style:position="448166.65pt" style:type="right"/>
          <style:tab-stop style:position="-2.20pt"/>
          <style:tab-stop style:position="152.20pt" style:type="center"/>
        </style:tab-stops>
      </style:paragraph-properties>
    </style:style>
    <style:style style:name="P425" style:family="paragraph">
      <style:paragraph-properties fo:line-height="105.00%" fo:text-align="center" fo:margin-bottom="8.00pt"/>
    </style:style>
    <style:style style:name="P426" style:family="paragraph">
      <style:paragraph-properties fo:line-height="105.00%" fo:text-align="left" fo:margin-bottom="8.00pt"/>
    </style:style>
    <style:style style:name="P427" style:family="paragraph">
      <style:paragraph-properties fo:line-height="105.00%" fo:text-align="center" fo:margin-top="12.00pt"/>
    </style:style>
    <style:style style:name="P428" style:family="paragraph">
      <style:paragraph-properties fo:line-height="150.00%" fo:text-align="justify" fo:margin-left="0.00pt" fo:text-indent="35.40pt"/>
    </style:style>
    <text:list-style style:name="L4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29" style:family="paragraph">
      <style:paragraph-properties fo:line-height="150.00%" fo:text-align="justify"/>
    </style:style>
    <style:style style:name="P430" style:family="paragraph">
      <style:paragraph-properties fo:line-height="150.00%" fo:text-align="justify" fo:margin-left="20.70pt" fo:text-indent="0.00pt"/>
    </style:style>
    <style:style style:name="P431" style:family="paragraph">
      <style:paragraph-properties fo:line-height="150.00%" fo:text-align="justify"/>
    </style:style>
    <style:style style:name="P432" style:family="paragraph">
      <style:paragraph-properties fo:line-height="150.00%" fo:text-align="justify" fo:margin-left="20.70pt" fo:text-indent="0.00pt"/>
    </style:style>
    <style:style style:name="P433" style:family="paragraph">
      <style:paragraph-properties fo:line-height="150.00%" fo:text-align="justify"/>
    </style:style>
    <style:style style:name="P434" style:family="paragraph">
      <style:paragraph-properties fo:line-height="150.00%" fo:text-align="justify" fo:margin-left="20.70pt" fo:text-indent="0.00pt"/>
    </style:style>
    <style:style style:name="P435" style:family="paragraph">
      <style:paragraph-properties fo:line-height="150.00%" fo:text-align="justify"/>
    </style:style>
    <style:style style:name="P436" style:family="paragraph">
      <style:paragraph-properties fo:line-height="150.00%" fo:text-align="justify" fo:margin-left="20.70pt" fo:text-indent="0.00pt"/>
    </style:style>
    <style:style style:name="P437" style:family="paragraph">
      <style:paragraph-properties fo:line-height="105.00%" fo:text-align="left" fo:margin-bottom="8.00pt"/>
    </style:style>
    <style:style style:name="P438" style:family="paragraph">
      <style:paragraph-properties fo:line-height="105.00%" fo:text-align="center" fo:margin-top="12.00pt"/>
    </style:style>
    <style:style style:name="P439" style:family="paragraph">
      <style:paragraph-properties fo:line-height="105.00%" fo:text-align="left" fo:margin-bottom="8.00pt"/>
    </style:style>
    <text:list-style style:name="L440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40" style:family="paragraph">
      <style:paragraph-properties fo:line-height="100.00%" fo:text-align="left" fo:margin-left="-0.15pt" fo:text-indent="0.15pt">
        <style:tab-stops>
          <style:tab-stop style:position="6.85pt"/>
        </style:tab-stops>
      </style:paragraph-properties>
    </style:style>
    <style:style style:name="P441" style:family="paragraph">
      <style:paragraph-properties fo:line-height="100.00%" fo:text-align="left" fo:margin-left="0.15pt" fo:text-indent="0.00pt" fo:margin-bottom="5.00pt"/>
    </style:style>
    <style:style style:name="P442" style:family="paragraph">
      <style:paragraph-properties fo:line-height="100.00%" fo:text-align="left" fo:margin-bottom="8.00pt">
        <style:tab-stops>
          <style:tab-stop style:position="42.55pt"/>
        </style:tab-stops>
      </style:paragraph-properties>
    </style:style>
    <style:style style:name="P443" style:family="paragraph">
      <style:paragraph-properties fo:line-height="105.00%" fo:text-align="left" fo:margin-bottom="8.00pt"/>
    </style:style>
    <style:style style:name="TableColumn0100" style:family="table-column">
      <style:table-column-properties style:column-width="0.830556in"/>
    </style:style>
    <style:style style:name="TableColumn0101" style:family="table-column">
      <style:table-column-properties style:column-width="4.234028in"/>
    </style:style>
    <style:style style:name="TableColumn0102" style:family="table-column">
      <style:table-column-properties style:column-width="1.353472in"/>
    </style:style>
    <style:style style:name="Table01" style:family="table">
      <style:table-properties style:width="6.418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001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002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101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102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201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202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301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302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401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402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501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10502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olumn0200" style:family="table-column">
      <style:table-column-properties style:column-width="0.787500in"/>
    </style:style>
    <style:style style:name="TableColumn0201" style:family="table-column">
      <style:table-column-properties style:column-width="0.828472in"/>
    </style:style>
    <style:style style:name="TableColumn0202" style:family="table-column">
      <style:table-column-properties style:column-width="0.929167in"/>
    </style:style>
    <style:style style:name="TableColumn0203" style:family="table-column">
      <style:table-column-properties style:column-width="0.372222in"/>
    </style:style>
    <style:style style:name="TableColumn0204" style:family="table-column">
      <style:table-column-properties style:column-width="0.588194in"/>
    </style:style>
    <style:style style:name="TableColumn0205" style:family="table-column">
      <style:table-column-properties style:column-width="0.668056in"/>
    </style:style>
    <style:style style:name="TableColumn0206" style:family="table-column">
      <style:table-column-properties style:column-width="0.525694in"/>
    </style:style>
    <style:style style:name="TableColumn0207" style:family="table-column">
      <style:table-column-properties style:column-width="0.480556in"/>
    </style:style>
    <style:style style:name="TableColumn0208" style:family="table-column">
      <style:table-column-properties style:column-width="0.584028in"/>
    </style:style>
    <style:style style:name="TableColumn0209" style:family="table-column">
      <style:table-column-properties style:column-width="0.729167in"/>
    </style:style>
    <style:style style:name="Table02" style:family="table">
      <style:table-properties style:width="6.493056in" fo:margin-left="0.000000in" style:writing-mode="lr" table:align="center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003" style:family="table-cell">
      <style:table-cell-properties fo:border-top="0.006944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0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0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006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007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008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009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103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104" style:family="table-cell">
      <style:table-cell-properties fo:border-top="0.006944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6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107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108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109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203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2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2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206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207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208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209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3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3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3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3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3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3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3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3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3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4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4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4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4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4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4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4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4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4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5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5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5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5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5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5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5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5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5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6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6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6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6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6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6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6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6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6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7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7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7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7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7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7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7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7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7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801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8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8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8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8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8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8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8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8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9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09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9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9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9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9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9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9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09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0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0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0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0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0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0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0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0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0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1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1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1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1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1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1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1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1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1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2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2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2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2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2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2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2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2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2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3" style:family="table-row">
      <style:table-row-properties/>
    </style:style>
    <style:style style:name="TableCell0213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3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3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3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3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3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3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3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3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3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4" style:family="table-row">
      <style:table-row-properties/>
    </style:style>
    <style:style style:name="TableCell0214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4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4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4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4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4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4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4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4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4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5" style:family="table-row">
      <style:table-row-properties/>
    </style:style>
    <style:style style:name="TableCell0215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5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5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5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5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5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5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5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5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5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6" style:family="table-row">
      <style:table-row-properties/>
    </style:style>
    <style:style style:name="TableCell0216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6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6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6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6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6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6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6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6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6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7" style:family="table-row">
      <style:table-row-properties/>
    </style:style>
    <style:style style:name="TableCell0217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7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7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7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7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7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7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7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7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7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8" style:family="table-row">
      <style:table-row-properties/>
    </style:style>
    <style:style style:name="TableCell0218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8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8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8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8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8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8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8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8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8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19" style:family="table-row">
      <style:table-row-properties/>
    </style:style>
    <style:style style:name="TableCell0219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9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19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9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9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9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9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9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9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19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0" style:family="table-row">
      <style:table-row-properties/>
    </style:style>
    <style:style style:name="TableCell0220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0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0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0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0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0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0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0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0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0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1" style:family="table-row">
      <style:table-row-properties/>
    </style:style>
    <style:style style:name="TableCell0221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1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1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1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1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1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1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1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1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1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2" style:family="table-row">
      <style:table-row-properties/>
    </style:style>
    <style:style style:name="TableCell0222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2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2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2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2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2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2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2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2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2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3" style:family="table-row">
      <style:table-row-properties/>
    </style:style>
    <style:style style:name="TableCell0223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3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3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3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3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3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3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3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3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3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4" style:family="table-row">
      <style:table-row-properties/>
    </style:style>
    <style:style style:name="TableCell0224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4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4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4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4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4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4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4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4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4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5" style:family="table-row">
      <style:table-row-properties/>
    </style:style>
    <style:style style:name="TableCell0225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5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5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5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5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5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5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5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5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5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6" style:family="table-row">
      <style:table-row-properties/>
    </style:style>
    <style:style style:name="TableCell0226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6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6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6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6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6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6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6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6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6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7" style:family="table-row">
      <style:table-row-properties/>
    </style:style>
    <style:style style:name="TableCell0227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7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7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7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7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7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7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7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7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7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8" style:family="table-row">
      <style:table-row-properties/>
    </style:style>
    <style:style style:name="TableCell0228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8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8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8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8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8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8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8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8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8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29" style:family="table-row">
      <style:table-row-properties/>
    </style:style>
    <style:style style:name="TableCell0229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9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29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9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9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9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9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9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9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29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0" style:family="table-row">
      <style:table-row-properties/>
    </style:style>
    <style:style style:name="TableCell0230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0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0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0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0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0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0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0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0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0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1" style:family="table-row">
      <style:table-row-properties/>
    </style:style>
    <style:style style:name="TableCell0231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1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1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1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1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1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1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1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1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1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2" style:family="table-row">
      <style:table-row-properties/>
    </style:style>
    <style:style style:name="TableCell0232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2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2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2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2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2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2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2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2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2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3" style:family="table-row">
      <style:table-row-properties/>
    </style:style>
    <style:style style:name="TableCell0233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3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3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3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3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3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3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3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3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3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4" style:family="table-row">
      <style:table-row-properties/>
    </style:style>
    <style:style style:name="TableCell0234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4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4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4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4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4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4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4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4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4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5" style:family="table-row">
      <style:table-row-properties/>
    </style:style>
    <style:style style:name="TableCell0235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5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5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5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5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5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5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5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5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5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6" style:family="table-row">
      <style:table-row-properties/>
    </style:style>
    <style:style style:name="TableCell0236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6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6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6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6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6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6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6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6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6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7" style:family="table-row">
      <style:table-row-properties/>
    </style:style>
    <style:style style:name="TableCell0237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7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7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7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7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7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7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7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7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7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8" style:family="table-row">
      <style:table-row-properties/>
    </style:style>
    <style:style style:name="TableCell0238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8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8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8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8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8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8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8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8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8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39" style:family="table-row">
      <style:table-row-properties/>
    </style:style>
    <style:style style:name="TableCell0239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9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39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9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9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9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9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9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9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39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0" style:family="table-row">
      <style:table-row-properties/>
    </style:style>
    <style:style style:name="TableCell0240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0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0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0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0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0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0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0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0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0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1" style:family="table-row">
      <style:table-row-properties/>
    </style:style>
    <style:style style:name="TableCell0241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1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1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1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1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1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1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1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1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1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2" style:family="table-row">
      <style:table-row-properties/>
    </style:style>
    <style:style style:name="TableCell0242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2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2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2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2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2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2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2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2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2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3" style:family="table-row">
      <style:table-row-properties/>
    </style:style>
    <style:style style:name="TableCell0243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3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3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3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3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3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3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3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3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3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4" style:family="table-row">
      <style:table-row-properties/>
    </style:style>
    <style:style style:name="TableCell0244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4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4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4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4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4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4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4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4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4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5" style:family="table-row">
      <style:table-row-properties/>
    </style:style>
    <style:style style:name="TableCell0245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5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5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5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5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5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5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5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5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5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6" style:family="table-row">
      <style:table-row-properties/>
    </style:style>
    <style:style style:name="TableCell0246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6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6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6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6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6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6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6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6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6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7" style:family="table-row">
      <style:table-row-properties/>
    </style:style>
    <style:style style:name="TableCell0247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7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7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7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7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7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7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7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7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7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8" style:family="table-row">
      <style:table-row-properties/>
    </style:style>
    <style:style style:name="TableCell0248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8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8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8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8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8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8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8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8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8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49" style:family="table-row">
      <style:table-row-properties/>
    </style:style>
    <style:style style:name="TableCell0249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9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49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9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9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9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9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9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9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49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0" style:family="table-row">
      <style:table-row-properties/>
    </style:style>
    <style:style style:name="TableCell0250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0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0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0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0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0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0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0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0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0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1" style:family="table-row">
      <style:table-row-properties/>
    </style:style>
    <style:style style:name="TableCell0251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1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1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1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1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1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1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1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1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1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2" style:family="table-row">
      <style:table-row-properties/>
    </style:style>
    <style:style style:name="TableCell0252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2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2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2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2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2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2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2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2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2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3" style:family="table-row">
      <style:table-row-properties/>
    </style:style>
    <style:style style:name="TableCell0253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3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3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3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3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3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3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3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3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3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4" style:family="table-row">
      <style:table-row-properties/>
    </style:style>
    <style:style style:name="TableCell025400" style:family="table-cell">
      <style:table-cell-properties fo:border-top="0.003472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401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4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4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4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4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4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4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4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4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5" style:family="table-row">
      <style:table-row-properties/>
    </style:style>
    <style:style style:name="TableCell0255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5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5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5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5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5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5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5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5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5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6" style:family="table-row">
      <style:table-row-properties style:min-row-height="2.447917in"/>
    </style:style>
    <style:style style:name="TableCell0256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6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6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6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6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6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6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6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6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6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7" style:family="table-row">
      <style:table-row-properties/>
    </style:style>
    <style:style style:name="TableCell0257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7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7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7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7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7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7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7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7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7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8" style:family="table-row">
      <style:table-row-properties/>
    </style:style>
    <style:style style:name="TableCell0258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8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8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8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8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8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8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8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8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8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59" style:family="table-row">
      <style:table-row-properties/>
    </style:style>
    <style:style style:name="TableCell025900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9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59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9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9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9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9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9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9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59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60" style:family="table-row">
      <style:table-row-properties/>
    </style:style>
    <style:style style:name="TableCell0260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60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60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0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0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0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0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0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0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0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61" style:family="table-row">
      <style:table-row-properties/>
    </style:style>
    <style:style style:name="TableCell0261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61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61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1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1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1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1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1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1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1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62" style:family="table-row">
      <style:table-row-properties/>
    </style:style>
    <style:style style:name="TableCell0262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62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62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2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2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2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2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2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2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2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63" style:family="table-row">
      <style:table-row-properties/>
    </style:style>
    <style:style style:name="TableCell026300" style:family="table-cell">
      <style:table-cell-properties fo:border-top="0.006944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6301" style:family="table-cell">
      <style:table-cell-properties fo:border-top="0.003472in solid #000000" fo:border-left="0.006944in solid #000000" fo:border-right="0.006944in solid #000000" fo:border-bottom="0.000694in solid #000000" fo:padding-left="0.075000in" fo:padding-right="0.075000in" fo:vertical-align="center" fo:background-color="#ffffff"/>
    </style:style>
    <style:style style:name="TableCell026302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3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3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3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3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3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3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3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264" style:family="table-row">
      <style:table-row-properties/>
    </style:style>
    <style:style style:name="TableCell026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6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6403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404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405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406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407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408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ell026409" style:family="table-cell">
      <style:table-cell-properties fo:border-top="0.003472in solid #000000" fo:border-left="0.003472in solid #000000" fo:border-right="0.006944in solid #000000" fo:border-bottom="0.006944in solid #000000" fo:padding-left="0.075000in" fo:padding-right="0.075000in" fo:vertical-align="center" fo:background-color="#ffffff"/>
    </style:style>
    <style:style style:name="TableColumn0300" style:family="table-column">
      <style:table-column-properties style:column-width="0.865972in"/>
    </style:style>
    <style:style style:name="TableColumn0301" style:family="table-column">
      <style:table-column-properties style:column-width="0.809722in"/>
    </style:style>
    <style:style style:name="TableColumn0302" style:family="table-column">
      <style:table-column-properties style:column-width="1.079861in"/>
    </style:style>
    <style:style style:name="TableColumn0303" style:family="table-column">
      <style:table-column-properties style:column-width="0.538889in"/>
    </style:style>
    <style:style style:name="TableColumn0304" style:family="table-column">
      <style:table-column-properties style:column-width="0.358333in"/>
    </style:style>
    <style:style style:name="TableColumn0305" style:family="table-column">
      <style:table-column-properties style:column-width="0.403472in"/>
    </style:style>
    <style:style style:name="TableColumn0306" style:family="table-column">
      <style:table-column-properties style:column-width="0.358333in"/>
    </style:style>
    <style:style style:name="TableColumn0307" style:family="table-column">
      <style:table-column-properties style:column-width="0.403472in"/>
    </style:style>
    <style:style style:name="TableColumn0308" style:family="table-column">
      <style:table-column-properties style:column-width="0.358333in"/>
    </style:style>
    <style:style style:name="TableColumn0309" style:family="table-column">
      <style:table-column-properties style:column-width="0.403472in"/>
    </style:style>
    <style:style style:name="TableColumn0310" style:family="table-column">
      <style:table-column-properties style:column-width="0.393750in"/>
    </style:style>
    <style:style style:name="TableColumn0311" style:family="table-column">
      <style:table-column-properties style:column-width="0.444444in"/>
    </style:style>
    <style:style style:name="Table03" style:family="table">
      <style:table-properties style:width="6.418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001" style:family="table-cell">
      <style:table-cell-properties fo:border-top="0.006944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002" style:family="table-cell">
      <style:table-cell-properties fo:border-top="0.006944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003" style:family="table-cell">
      <style:table-cell-properties fo:border-top="0.006944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004" style:family="table-cell">
      <style:table-cell-properties fo:border-top="0.006944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0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006" style:family="table-cell">
      <style:table-cell-properties fo:border-top="0.006944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007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008" style:family="table-cell">
      <style:table-cell-properties fo:border-top="0.006944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009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0010" style:family="table-cell">
      <style:table-cell-properties fo:border-top="0.006944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01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101" style:family="table-cell">
      <style:table-cell-properties fo:border-top="0.006944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102" style:family="table-cell">
      <style:table-cell-properties fo:border-top="0.006944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103" style:family="table-cell">
      <style:table-cell-properties fo:border-top="0.006944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1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1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1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1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1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1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1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1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2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2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2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2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2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2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2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2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2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2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2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3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3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3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3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3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3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3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3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3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3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3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4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4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4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4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4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4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4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4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4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4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4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5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5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5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5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5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5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5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5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5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5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5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6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6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6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6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6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6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6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6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6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6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6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7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7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7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7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7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7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7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7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7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7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7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8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8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8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8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8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8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8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8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8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8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8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9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09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9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9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9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9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9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9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9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9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09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0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0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0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0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0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0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0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0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0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0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0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1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1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1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1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1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1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1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1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1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1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1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2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2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2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2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2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2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2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2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2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2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2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3" style:family="table-row">
      <style:table-row-properties/>
    </style:style>
    <style:style style:name="TableCell0313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3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3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3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3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3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3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3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3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3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3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3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4" style:family="table-row">
      <style:table-row-properties/>
    </style:style>
    <style:style style:name="TableCell0314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4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4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4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4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4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4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4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4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4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4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4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5" style:family="table-row">
      <style:table-row-properties/>
    </style:style>
    <style:style style:name="TableCell0315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5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5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5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5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5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5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5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5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5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5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5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6" style:family="table-row">
      <style:table-row-properties/>
    </style:style>
    <style:style style:name="TableCell0316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6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6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6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6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6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6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6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6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6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6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6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7" style:family="table-row">
      <style:table-row-properties/>
    </style:style>
    <style:style style:name="TableCell0317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7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7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7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7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7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7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7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7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7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7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7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8" style:family="table-row">
      <style:table-row-properties/>
    </style:style>
    <style:style style:name="TableCell0318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8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8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8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8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8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8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8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8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8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8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8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19" style:family="table-row">
      <style:table-row-properties/>
    </style:style>
    <style:style style:name="TableCell0319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9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19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9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9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9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9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9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9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9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9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19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20" style:family="table-row">
      <style:table-row-properties/>
    </style:style>
    <style:style style:name="TableCell0320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200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0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21" style:family="table-row">
      <style:table-row-properties/>
    </style:style>
    <style:style style:name="TableCell0321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21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21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1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1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1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1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1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1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1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1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1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22" style:family="table-row">
      <style:table-row-properties/>
    </style:style>
    <style:style style:name="TableCell0322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22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22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2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2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2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2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2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2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2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2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2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23" style:family="table-row">
      <style:table-row-properties/>
    </style:style>
    <style:style style:name="TableCell0323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23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23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3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3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3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3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3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3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3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3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3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24" style:family="table-row">
      <style:table-row-properties/>
    </style:style>
    <style:style style:name="TableCell032400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2401" style:family="table-cell">
      <style:table-cell-properties fo:border-top="0.003472in solid #70ad47" fo:border-left="0.006944in solid #70ad47" fo:border-right="0.006944in solid #70ad47" fo:border-bottom="0.000694in solid #000000" fo:padding-left="0.075000in" fo:padding-right="0.075000in" fo:vertical-align="center" fo:background-color="#ffffff"/>
    </style:style>
    <style:style style:name="TableCell032402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4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4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4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4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4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4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4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4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4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Row0325" style:family="table-row">
      <style:table-row-properties/>
    </style:style>
    <style:style style:name="TableCell032500" style:family="table-cell">
      <style:table-cell-properties fo:border-top="0.006944in solid #70ad47" fo:border-left="0.006944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25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32503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504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505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506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507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508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509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510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ell032511" style:family="table-cell">
      <style:table-cell-properties fo:border-top="0.003472in solid #70ad47" fo:border-left="0.003472in solid #70ad47" fo:border-right="0.006944in solid #70ad47" fo:border-bottom="0.006944in solid #70ad47" fo:padding-left="0.075000in" fo:padding-right="0.075000in" fo:vertical-align="center" fo:background-color="#ffffff"/>
    </style:style>
    <style:style style:name="TableColumn0400" style:family="table-column">
      <style:table-column-properties style:column-width="0.302778in"/>
    </style:style>
    <style:style style:name="TableColumn0401" style:family="table-column">
      <style:table-column-properties style:column-width="1.745139in"/>
    </style:style>
    <style:style style:name="TableColumn0402" style:family="table-column">
      <style:table-column-properties style:column-width="0.698611in"/>
    </style:style>
    <style:style style:name="TableColumn0403" style:family="table-column">
      <style:table-column-properties style:column-width="0.993750in"/>
    </style:style>
    <style:style style:name="TableColumn0404" style:family="table-column">
      <style:table-column-properties style:column-width="0.823611in"/>
    </style:style>
    <style:style style:name="TableColumn0405" style:family="table-column">
      <style:table-column-properties style:column-width="0.895833in"/>
    </style:style>
    <style:style style:name="TableColumn0406" style:family="table-column">
      <style:table-column-properties style:column-width="0.929167in"/>
    </style:style>
    <style:style style:name="Table04" style:family="table">
      <style:table-properties style:width="6.3888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0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0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0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0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0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006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1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1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1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1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1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106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2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2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2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2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2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206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3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3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3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3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3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306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4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4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4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4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4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406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5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5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5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5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5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506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6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6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6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6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6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40606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olumn0500" style:family="table-column">
      <style:table-column-properties style:column-width="0.349306in"/>
    </style:style>
    <style:style style:name="TableColumn0501" style:family="table-column">
      <style:table-column-properties style:column-width="1.863889in"/>
    </style:style>
    <style:style style:name="TableColumn0502" style:family="table-column">
      <style:table-column-properties style:column-width="0.941667in"/>
    </style:style>
    <style:style style:name="TableColumn0503" style:family="table-column">
      <style:table-column-properties style:column-width="0.963889in"/>
    </style:style>
    <style:style style:name="TableColumn0504" style:family="table-column">
      <style:table-column-properties style:column-width="1.392361in"/>
    </style:style>
    <style:style style:name="TableColumn0505" style:family="table-column">
      <style:table-column-properties style:column-width="0.877778in"/>
    </style:style>
    <style:style style:name="Table05" style:family="table">
      <style:table-properties style:width="6.3888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0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0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0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0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0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1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1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1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1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1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2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2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2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2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2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3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3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3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3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50305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olumn0600" style:family="table-column">
      <style:table-column-properties style:column-width="0.372917in"/>
    </style:style>
    <style:style style:name="TableColumn0601" style:family="table-column">
      <style:table-column-properties style:column-width="2.322222in"/>
    </style:style>
    <style:style style:name="TableColumn0602" style:family="table-column">
      <style:table-column-properties style:column-width="1.517361in"/>
    </style:style>
    <style:style style:name="TableColumn0603" style:family="table-column">
      <style:table-column-properties style:column-width="1.126389in"/>
    </style:style>
    <style:style style:name="TableColumn0604" style:family="table-column">
      <style:table-column-properties style:column-width="1.050000in"/>
    </style:style>
    <style:style style:name="Table06" style:family="table">
      <style:table-properties style:width="6.3888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0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0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0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0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1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1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1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1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201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202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203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  <style:style style:name="TableCell060204" style:family="table-cell">
      <style:table-cell-properties fo:border-top="0.006944in solid #70ad47" fo:border-left="0.006944in solid #70ad47" fo:border-right="0.006944in solid #70ad47" fo:border-bottom="0.006944in solid #70ad47" fo:padding-left="0.104167in" fo:padding-right="0.104167in" fo:vertical-align="center" fo:background-color="#ffffff"/>
    </style:style>
  </office:automatic-styles>
  <office:body>
    <office:text>
      <text:p text:style-name="P1"><text:span text:style-name="T1">Оглавление</text:span></text:p>
      <text:p text:style-name="P2"><text:span text:style-name="T2"/></text:p>
      <text:p text:style-name="P2"><text:span text:style-name="T3"><text:s/></text:span></text:p>
      <text:p text:style-name="P2"><text:span text:style-name="T4"/></text:p>
      <text:p text:style-name="P3"><text:span text:style-name="T5">Введение</text:span></text:p>
      <text:p text:style-name="P4"><text:span text:style-name="T6">Практика УП.02.01 Ролевая игра<text:s/></text:span><text:span text:style-name="T7">«</text:span><text:span text:style-name="T8">Проектная группа</text:span><text:span text:style-name="T9">»<text:s/></text:span><text:span text:style-name="T10">проводилась в период с 24.02.2026 г. по 28.02.2026 на базе мастерской<text:s/></text:span><text:span text:style-name="T11">«</text:span><text:span text:style-name="T12">Разработка мобильных приложений</text:span><text:span text:style-name="T13">»<text:s/></text:span><text:span text:style-name="T14">в БПОУ ОО<text:s/></text:span><text:span text:style-name="T15">«</text:span><text:span text:style-name="T16">Омский авиационный колледж имени Н.Е. Жуковского</text:span><text:span text:style-name="T17">»</text:span></text:p>
      <text:p text:style-name="P4"><text:span text:style-name="T18">Целью учебной практики УП.02.01 Ролевая игра<text:s/></text:span><text:span text:style-name="T19">«</text:span><text:span text:style-name="T20">Проектная группа</text:span><text:span text:style-name="T21">»<text:s/></text:span><text:span text:style-name="T22">является комплексное освоение студентами вида профессиональной деятельности<text:s/></text:span><text:span text:style-name="T23">«</text:span><text:span text:style-name="T24">Осуществление интеграции программных модулей</text:span><text:span text:style-name="T25">»,<text:s/></text:span><text:span text:style-name="T26">формирование общих и профессиональных компетенций, а также приобретение необходимых умений и опыта практической работы в будущей профессиональной деятельности студентами по специальности 09.02.07<text:s/></text:span><text:span text:style-name="T27">«</text:span><text:span text:style-name="T28">Информационные системы и программирование</text:span><text:span text:style-name="T29">».</text:span></text:p>
      <text:p text:style-name="P4"><text:span text:style-name="T30">В период выполнения УП.02.01 необходимо разработать приложение для работы на устройствах под управлением ОС Android с возможностью обработки запрошенных данных с API на основании технического задания и макета экранов. </text:span></text:p>
      <text:p text:style-name="P4"><text:span text:style-name="T30">За время практики должны быть выполнены следующие виды работ:</text:span></text:p>
      <text:list text:style-name="L5">
        <text:list-item>
          <text:p text:style-name="P5"><text:span text:style-name="T30">создание проектной группы;</text:span></text:p>
        </text:list-item>
        <text:list-item>
          <text:p text:style-name="P5"><text:span text:style-name="T30">системный анализ и проектирование;</text:span></text:p>
        </text:list-item>
        <text:list-item>
          <text:p text:style-name="P5"><text:span text:style-name="T30">интеграция программных модулей;</text:span></text:p>
        </text:list-item>
        <text:list-item>
          <text:p text:style-name="P5"><text:span text:style-name="T30">тестирование разработки базы данных и приложения;</text:span></text:p>
        </text:list-item>
        <text:list-item>
          <text:p text:style-name="P5"><text:span text:style-name="T30">подготовка и защита проекта.</text:span></text:p>
        </text:list-item>
      </text:list>
      <text:p text:style-name="P6"><text:span text:style-name="T30">Результатом практики является готовое приложение, а также презентационный материал, демонстрирующий процесс создания и функциональные возможности приложения.</text:span></text:p>
      <text:p text:style-name="P7"><text:span text:style-name="T31"><text:s/></text:span></text:p>
      <text:p text:style-name="P7"><text:span text:style-name="T32"/></text:p>
      <text:p text:style-name="P8"><text:span text:style-name="T33">Дневник практики</text:span></text:p>
      <text:p text:style-name="P9"><text:span text:style-name="T34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11"><text:span text:style-name="T35">Дата</text:span><text:span text:style-name="T36"/></text:p>
          </table:table-cell>
          <table:table-cell table:style-name="TableCell010001">
            <text:p text:style-name="P11"><text:span text:style-name="T37">Виды выполненных работ</text:span><text:span text:style-name="T38"/></text:p>
          </table:table-cell>
          <table:table-cell table:style-name="TableCell010002">
            <text:p text:style-name="P11"><text:span text:style-name="T39">Подпись руководителя практики</text:span><text:span text:style-name="T40"/></text:p>
          </table:table-cell>
        </table:table-row>
        <table:table-row table:style-name="TableRow0101">
          <table:table-cell table:style-name="TableCell010100">
            <text:p text:style-name="P14"><text:span text:style-name="T41">24.02.26</text:span><text:span text:style-name="T42"/></text:p>
          </table:table-cell>
          <table:table-cell table:style-name="TableCell010101">
            <text:p text:style-name="P14"><text:span text:style-name="T43">Вводный инструктаж. Распределение ролей. Планирование разработки и написание ТЗ</text:span><text:span text:style-name="T44"/></text:p>
          </table:table-cell>
          <table:table-cell table:style-name="TableCell010102">
            <text:p text:style-name="P14"><text:span text:style-name="T44"/></text:p>
          </table:table-cell>
        </table:table-row>
        <table:table-row table:style-name="TableRow0102">
          <table:table-cell table:style-name="TableCell010200">
            <text:p text:style-name="P16"><text:span text:style-name="T45">25.02.26</text:span><text:span text:style-name="T46"/></text:p>
          </table:table-cell>
          <table:table-cell table:style-name="TableCell010201">
            <text:p text:style-name="P16"><text:span text:style-name="T47">Разработка БД и API.<text:s text:c="2"/>Моделирование интерфейса. Написание кода ля работы приложения</text:span><text:span text:style-name="T48"/></text:p>
          </table:table-cell>
          <table:table-cell table:style-name="TableCell010202">
            <text:p text:style-name="P16"><text:span text:style-name="T48"/></text:p>
          </table:table-cell>
        </table:table-row>
        <table:table-row table:style-name="TableRow0103">
          <table:table-cell table:style-name="TableCell010300">
            <text:p text:style-name="P18"><text:span text:style-name="T49">26.02.26</text:span><text:span text:style-name="T50"/></text:p>
          </table:table-cell>
          <table:table-cell table:style-name="TableCell010301">
            <text:p text:style-name="P18"><text:span text:style-name="T51">Доработка БД и API, а так же кода приложения</text:span><text:span text:style-name="T52"/></text:p>
          </table:table-cell>
          <table:table-cell table:style-name="TableCell010302">
            <text:p text:style-name="P18"><text:span text:style-name="T52"/></text:p>
          </table:table-cell>
        </table:table-row>
        <table:table-row table:style-name="TableRow0104">
          <table:table-cell table:style-name="TableCell010400">
            <text:p text:style-name="P20"><text:span text:style-name="T53">27.02.26</text:span><text:span text:style-name="T54"/></text:p>
          </table:table-cell>
          <table:table-cell table:style-name="TableCell010401">
            <text:p text:style-name="P20"><text:span text:style-name="T55">Документирование результатов проекта. Разработка презентации и написание отчёта</text:span><text:span text:style-name="T56"/></text:p>
          </table:table-cell>
          <table:table-cell table:style-name="TableCell010402">
            <text:p text:style-name="P20"><text:span text:style-name="T56"/></text:p>
          </table:table-cell>
        </table:table-row>
        <table:table-row table:style-name="TableRow0105">
          <table:table-cell table:style-name="TableCell010500">
            <text:p text:style-name="P22"><text:span text:style-name="T57">28.02.26</text:span><text:span text:style-name="T58"/></text:p>
          </table:table-cell>
          <table:table-cell table:style-name="TableCell010501">
            <text:p text:style-name="P22"><text:span text:style-name="T59">Подготовка и защита портфолио, дневника и отчета по учебной практике.</text:span><text:span text:style-name="T60"/></text:p>
          </table:table-cell>
          <table:table-cell table:style-name="TableCell010502">
            <text:p text:style-name="P22"><text:span text:style-name="T60"/></text:p>
          </table:table-cell>
        </table:table-row>
      </table:table>
      <text:p text:style-name="P24"><text:span text:style-name="T60"/></text:p>
      <text:p text:style-name="P24"><text:span text:style-name="T61"><text:s/></text:span></text:p>
      <text:p text:style-name="P24"><text:span text:style-name="T62"/></text:p>
      <text:p text:style-name="P25"><text:span text:style-name="T63">Задание на разработку</text:span></text:p>
      <text:p text:style-name="P26"><text:span text:style-name="T64">Разработка приложения службы такси</text:span></text:p>
      <text:p text:style-name="P27"><text:span text:style-name="T65">Требуется разработать программное решение для службы такси. Используя полученный программный продукт, пользователь может осуществлять заказ такси из одного пункта в другой.</text:span></text:p>
      <text:p text:style-name="P28"><text:span text:style-name="T66">Основные функции приложения:</text:span></text:p>
      <text:list text:style-name="L29">
        <text:list-item>
          <text:p text:style-name="P29"><text:span text:style-name="T67">регистрация и авторизация в приложении;</text:span></text:p>
        </text:list-item>
        <text:list-item>
          <text:p text:style-name="P29"><text:span text:style-name="T67">заказ автомобиля с присвоением автомобиля;</text:span></text:p>
        </text:list-item>
        <text:list-item>
          <text:p text:style-name="P30"><text:span text:style-name="T67">предварительный расчет заказа;</text:span></text:p>
        </text:list-item>
        <text:list-item>
          <text:p text:style-name="P31"><text:span text:style-name="T67">хранение истории заказов в личном кабинете с возможностью повторного заказа;</text:span></text:p>
        </text:list-item>
        <text:list-item>
          <text:p text:style-name="P31"><text:span text:style-name="T67">возможность отслеживания статуса заказа;</text:span></text:p>
        </text:list-item>
        <text:list-item>
          <text:p text:style-name="P31"><text:span text:style-name="T67">возможность предоставления скидок;</text:span></text:p>
        </text:list-item>
        <text:list-item>
          <text:p text:style-name="P31"><text:span text:style-name="T67">получение уведомлений.</text:span></text:p>
        </text:list-item>
      </text:list>
      <text:p text:style-name="P32"><text:span text:style-name="T68">Регистрация и авторизация в приложении</text:span></text:p>
      <text:p text:style-name="P33"><text:span text:style-name="T69">Для регистрации в приложении пользователь заполняет обязательные поля:<text:s text:c="2"/></text:span></text:p>
      <text:list text:style-name="L34">
        <text:list-item>
          <text:p text:style-name="P34"><text:span text:style-name="T69">логин пользователя;</text:span></text:p>
        </text:list-item>
        <text:list-item>
          <text:p text:style-name="P34"><text:span text:style-name="T69">адрес электронной почты или номер телефона; </text:span></text:p>
        </text:list-item>
        <text:list-item>
          <text:p text:style-name="P34"><text:span text:style-name="T69">пароль; </text:span></text:p>
        </text:list-item>
        <text:list-item>
          <text:p text:style-name="P34"><text:span text:style-name="T69">ФИО пользователя; </text:span></text:p>
        </text:list-item>
        <text:list-item>
          <text:p text:style-name="P34"><text:span text:style-name="T69">адрес (город, улица, дом, подъезд).<text:s text:c="2"/></text:span></text:p>
        </text:list-item>
      </text:list>
      <text:p text:style-name="P35"><text:span text:style-name="T69">Для авторизации в приложении пользователь может использовать логин/пароль, указанный при регистрации.</text:span></text:p>
      <text:p text:style-name="P35"><text:span text:style-name="T69">Пользователь может просмотреть или изменить эти данные в личном кабинете</text:span></text:p>
      <text:p text:style-name="P36"><text:span text:style-name="T70">Заказ автомобиля</text:span></text:p>
      <text:p text:style-name="P37"><text:span text:style-name="T71">Пользователь приложения может заказать такси от одного адреса с указание улицы, дома и подъезда до другого, и возможность выбора тарифа. На каждый заказ назначается водитель и автомобиль. Присутствует система предварительного заказа с указание точной даты и времени. </text:span></text:p>
      <text:p text:style-name="P38"><text:span text:style-name="T71">Позволяет добавить в заказ необходимые дополнительные услуги. </text:span></text:p>
      <text:list text:style-name="L39">
        <text:list-item>
          <text:p text:style-name="P39"><text:span text:style-name="T71">Перевозка животных</text:span></text:p>
        </text:list-item>
        <text:list-item>
          <text:p text:style-name="P40"><text:span text:style-name="T71">Детское кресло (в зависимости от возраста ребенка)</text:span></text:p>
        </text:list-item>
        <text:list-item>
          <text:p text:style-name="P40"><text:span text:style-name="T71">Некурящий салон</text:span></text:p>
        </text:list-item>
      </text:list>
      <text:p text:style-name="P41"><text:span text:style-name="T72">Предварительный расчет заказа</text:span></text:p>
      <text:p text:style-name="P42"><text:span text:style-name="T73">Присутствует расчёт предварительной стоимости заказа такси с учетом всех скидок. При оформлении заказа должен быть выбран способ оплаты. Должен учитываться начальный и конечный пункт назначения, тариф и дополнительные услуги.</text:span></text:p>
      <text:p text:style-name="P43"><text:span text:style-name="T74">Хранение истории заказов </text:span></text:p>
      <text:p text:style-name="P44"><text:span text:style-name="T75">Представляет собой список всех заказов пользователя. При нажатии на номер заказа, пользователь переходит к экрану с детальной информацией о заказе. Присутствует возможность повторить заказ.</text:span></text:p>
      <text:p text:style-name="P45"><text:span text:style-name="T76">Скидки</text:span></text:p>
      <text:p text:style-name="P46"><text:span text:style-name="T77">Приложение может отображать предоставляемые скидки на заказы автомобилей, например, для постоянных клиентов. Пользователь может просмотреть все свои скидки в профиле. </text:span></text:p>
      <text:p text:style-name="P47"><text:span text:style-name="T78">Получение уведомлений </text:span></text:p>
      <text:p text:style-name="P48"><text:span text:style-name="T79">Приложение должно оправлять PUSH-уведомление пользователю о прибытии автомобиля, приближении времени предварительного заказа, или о проблемах с заказом (отмене, задержке, изменении тарифа и т.д.)</text:span></text:p>
      <text:p text:style-name="P49"><text:span text:style-name="T80"/></text:p>
      <text:p text:style-name="P49"><text:span text:style-name="T81">Распределение ролей в проектной группе</text:span></text:p>
      <text:p text:style-name="P50"><draw:frame text:anchor-type="as-char" svg:width="143.93mm" svg:height="69.32mm" style:rel-width="scale" style:rel-height="scale"><draw:object-ole xlink:href="OleObj1"/><draw:image xlink:href="ObjectReplacements/OleObj1"/></draw:frame><text:span text:style-name="T82"/></text:p>
      <text:p text:style-name="P51"><text:span text:style-name="T83"><text:s/></text:span></text:p>
      <text:p text:style-name="P51"><text:span text:style-name="T84"/></text:p>
      <text:p text:style-name="P52"><text:span text:style-name="T85">Итоговый рейтинг</text:span></text:p>
      <text:p text:style-name="P53"><draw:frame text:anchor-type="as-char" svg:width="120.65mm" svg:height="101.07mm" style:rel-width="scale" style:rel-height="scale"><draw:object-ole xlink:href="OleObj2"/><draw:image xlink:href="ObjectReplacements/OleObj2"/></draw:frame><text:span text:style-name="T86"/></text:p>
      <text:p text:style-name="P54"><text:span text:style-name="T86"/></text:p>
      <text:p text:style-name="P54"><text:span text:style-name="T87"><text:s/></text:span></text:p>
      <text:p text:style-name="P55"><text:span text:style-name="T88"/></text:p>
      <text:p text:style-name="P56"><text:span text:style-name="T89">Рейтинг участников команды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column table:style-name="TableColumn0207"/>
        <table:table-column table:style-name="TableColumn0208"/>
        <table:table-column table:style-name="TableColumn0209"/>
        <table:table-row table:style-name="TableRow0200">
          <table:table-cell table:style-name="TableCell020000" table:number-rows-spanned="3">
            <text:p text:style-name="P58"><text:span text:style-name="T91">Объекты оценивания</text:span><text:span text:style-name="T92"/></text:p>
          </table:table-cell>
          <table:table-cell table:style-name="TableCell020001" table:number-rows-spanned="3">
            <text:p text:style-name="P58"><text:span text:style-name="T93">Суб критерии</text:span><text:span text:style-name="T94"/></text:p>
          </table:table-cell>
          <table:table-cell table:style-name="TableCell020002" table:number-rows-spanned="3">
            <text:p text:style-name="P58"><text:span text:style-name="T95">Аспекты</text:span><text:span text:style-name="T96"/></text:p>
          </table:table-cell>
          <table:table-cell table:style-name="TableCell020003" table:number-columns-spanned="7">
            <text:p text:style-name="P58"><text:span text:style-name="T97">Рейтинг</text:span><text:span text:style-name="T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0201">
          <table:covered-table-cell>
            <text:p text:style-name="P61"><text:span text:style-name="T98"><text:s/></text:span></text:p>
          </table:covered-table-cell>
          <table:covered-table-cell>
            <text:p text:style-name="P61"><text:span text:style-name="T98"><text:s/></text:span></text:p>
          </table:covered-table-cell>
          <table:covered-table-cell>
            <text:p text:style-name="P61"><text:span text:style-name="T98"><text:s/></text:span></text:p>
          </table:covered-table-cell>
          <table:table-cell table:style-name="TableCell020103" table:number-rows-spanned="2">
            <text:p text:style-name="P62"><text:span text:style-name="T99">всего</text:span><text:span text:style-name="T100"/></text:p>
          </table:table-cell>
          <table:table-cell table:style-name="TableCell020104" table:number-columns-spanned="2">
            <text:p text:style-name="P62"><text:span text:style-name="T101">в т. ч.</text:span><text:span text:style-name="T102"/></text:p>
          </table:table-cell>
          <table:covered-table-cell/>
          <table:table-cell table:style-name="TableCell020106" table:number-rows-spanned="2">
            <text:p text:style-name="P62"><text:span text:style-name="T103">Тацырев</text:span><text:span text:style-name="T104"/></text:p>
          </table:table-cell>
          <table:table-cell table:style-name="TableCell020107" table:number-rows-spanned="2">
            <text:p text:style-name="P62"><text:span text:style-name="T105">Старых</text:span><text:span text:style-name="T106"/></text:p>
          </table:table-cell>
          <table:table-cell table:style-name="TableCell020108" table:number-rows-spanned="2">
            <text:p text:style-name="P62"><text:span text:style-name="T107">Горкушин</text:span><text:span text:style-name="T108"/></text:p>
          </table:table-cell>
          <table:table-cell table:style-name="TableCell020109" table:number-rows-spanned="2">
            <text:p text:style-name="P62"><text:span text:style-name="T109">Загородников</text:span><text:span text:style-name="T110"/></text:p>
          </table:table-cell>
        </table:table-row>
        <table:table-row table:style-name="TableRow0202">
          <table:covered-table-cell>
            <text:p text:style-name="P65"><text:span text:style-name="T110"><text:s/></text:span></text:p>
          </table:covered-table-cell>
          <table:covered-table-cell>
            <text:p text:style-name="P65"><text:span text:style-name="T110"><text:s/></text:span></text:p>
          </table:covered-table-cell>
          <table:covered-table-cell>
            <text:p text:style-name="P65"><text:span text:style-name="T110"><text:s/></text:span></text:p>
          </table:covered-table-cell>
          <table:covered-table-cell>
            <text:p text:style-name="P65"><text:span text:style-name="T110"><text:s/></text:span></text:p>
          </table:covered-table-cell>
          <table:table-cell table:style-name="TableCell020204">
            <text:p text:style-name="P66"><text:span text:style-name="T111">групповая работа</text:span><text:span text:style-name="T112"/></text:p>
          </table:table-cell>
          <table:table-cell table:style-name="TableCell020205">
            <text:p text:style-name="P66"><text:span text:style-name="T113">выполнение ролей</text:span><text:span text:style-name="T114"/></text:p>
          </table:table-cell>
          <table:covered-table-cell>
            <text:p text:style-name="P67"><text:span text:style-name="T114"><text:s/></text:span></text:p>
          </table:covered-table-cell>
          <table:covered-table-cell>
            <text:p text:style-name="P67"><text:span text:style-name="T114"><text:s/></text:span></text:p>
          </table:covered-table-cell>
          <table:covered-table-cell>
            <text:p text:style-name="P67"><text:span text:style-name="T114"><text:s/></text:span></text:p>
          </table:covered-table-cell>
          <table:covered-table-cell>
            <text:p text:style-name="P67"><text:span text:style-name="T114"><text:s/></text:span></text:p>
          </table:covered-table-cell>
        </table:table-row>
        <table:table-row table:style-name="TableRow0203">
          <table:table-cell table:style-name="TableCell020300" table:number-rows-spanned="9">
            <text:p text:style-name="P70"><text:span text:style-name="T115">Презентация проектной группы и проектных решений</text:span><text:span text:style-name="T116"/></text:p>
          </table:table-cell>
          <table:table-cell table:style-name="TableCell020301" table:number-rows-spanned="3">
            <text:p text:style-name="P70"><text:span text:style-name="T117">Технологическая документация</text:span><text:span text:style-name="T118"/></text:p>
          </table:table-cell>
          <table:table-cell table:style-name="TableCell020302">
            <text:p text:style-name="P70"><text:span text:style-name="T119">Оформление соответствует требованиям ГОСТ 2.105-95 и внутренним стандартам предприятия</text:span><text:span text:style-name="T120"/></text:p>
          </table:table-cell>
          <table:table-cell table:style-name="TableCell020303">
            <text:p text:style-name="P70"><text:span text:style-name="T121">1</text:span><text:span text:style-name="T122"/></text:p>
          </table:table-cell>
          <table:table-cell table:style-name="TableCell020304">
            <text:p text:style-name="P70"><text:span text:style-name="T123">1</text:span><text:span text:style-name="T124"/></text:p>
          </table:table-cell>
          <table:table-cell table:style-name="TableCell020305">
            <text:p text:style-name="P70"><text:span text:style-name="T125">*</text:span><text:span text:style-name="T126"/></text:p>
          </table:table-cell>
          <table:table-cell table:style-name="TableCell020306">
            <text:p text:style-name="P70"><text:span text:style-name="T127">1</text:span><text:span text:style-name="T128"/></text:p>
          </table:table-cell>
          <table:table-cell table:style-name="TableCell020307">
            <text:p text:style-name="P70"><text:span text:style-name="T129">1</text:span><text:span text:style-name="T130"/></text:p>
          </table:table-cell>
          <table:table-cell table:style-name="TableCell020308">
            <text:p text:style-name="P70"><text:span text:style-name="T131">1</text:span><text:span text:style-name="T132"/></text:p>
          </table:table-cell>
          <table:table-cell table:style-name="TableCell020309">
            <text:p text:style-name="P70"><text:span text:style-name="T133">1</text:span><text:span text:style-name="T134"/></text:p>
          </table:table-cell>
        </table:table-row>
        <table:table-row table:style-name="TableRow0204">
          <table:covered-table-cell>
            <text:p text:style-name="P73"><text:span text:style-name="T134"><text:s/></text:span></text:p>
          </table:covered-table-cell>
          <table:covered-table-cell>
            <text:p text:style-name="P73"><text:span text:style-name="T134"><text:s/></text:span></text:p>
          </table:covered-table-cell>
          <table:table-cell table:style-name="TableCell020402">
            <text:p text:style-name="P74"><text:span text:style-name="T135">Все разделы документа "Протокол тестирования" составлены в соответствии со стандартом<text:s text:c="2"/>ГОСТ 19.502-78</text:span><text:span text:style-name="T136"/></text:p>
          </table:table-cell>
          <table:table-cell table:style-name="TableCell020403">
            <text:p text:style-name="P74"><text:span text:style-name="T137">1</text:span><text:span text:style-name="T138"/></text:p>
          </table:table-cell>
          <table:table-cell table:style-name="TableCell020404">
            <text:p text:style-name="P74"><text:span text:style-name="T139">1</text:span><text:span text:style-name="T140"/></text:p>
          </table:table-cell>
          <table:table-cell table:style-name="TableCell020405">
            <text:p text:style-name="P74"><text:span text:style-name="T141">*</text:span><text:span text:style-name="T142"/></text:p>
          </table:table-cell>
          <table:table-cell table:style-name="TableCell020406">
            <text:p text:style-name="P74"><text:span text:style-name="T143">1</text:span><text:span text:style-name="T144"/></text:p>
          </table:table-cell>
          <table:table-cell table:style-name="TableCell020407">
            <text:p text:style-name="P74"><text:span text:style-name="T145">1</text:span><text:span text:style-name="T146"/></text:p>
          </table:table-cell>
          <table:table-cell table:style-name="TableCell020408">
            <text:p text:style-name="P74"><text:span text:style-name="T147">1</text:span><text:span text:style-name="T148"/></text:p>
          </table:table-cell>
          <table:table-cell table:style-name="TableCell020409">
            <text:p text:style-name="P74"><text:span text:style-name="T149">1</text:span><text:span text:style-name="T150"/></text:p>
          </table:table-cell>
        </table:table-row>
        <table:table-row table:style-name="TableRow0205">
          <table:covered-table-cell>
            <text:p text:style-name="P76"><text:span text:style-name="T150"><text:s/></text:span></text:p>
          </table:covered-table-cell>
          <table:covered-table-cell>
            <text:p text:style-name="P76"><text:span text:style-name="T150"><text:s/></text:span></text:p>
          </table:covered-table-cell>
          <table:table-cell table:style-name="TableCell020502">
            <text:p text:style-name="P77"><text:span text:style-name="T151">Дневник менеджера группы полностью отражает границы ответственности членов группы и выполнение графика работ программного проекта</text:span><text:span text:style-name="T152"/></text:p>
          </table:table-cell>
          <table:table-cell table:style-name="TableCell020503">
            <text:p text:style-name="P77"><text:span text:style-name="T153">1</text:span><text:span text:style-name="T154"/></text:p>
          </table:table-cell>
          <table:table-cell table:style-name="TableCell020504">
            <text:p text:style-name="P77"><text:span text:style-name="T155">1</text:span><text:span text:style-name="T156"/></text:p>
          </table:table-cell>
          <table:table-cell table:style-name="TableCell020505">
            <text:p text:style-name="P77"><text:span text:style-name="T157">*</text:span><text:span text:style-name="T158"/></text:p>
          </table:table-cell>
          <table:table-cell table:style-name="TableCell020506">
            <text:p text:style-name="P77"><text:span text:style-name="T159">1</text:span><text:span text:style-name="T160"/></text:p>
          </table:table-cell>
          <table:table-cell table:style-name="TableCell020507">
            <text:p text:style-name="P77"><text:span text:style-name="T161">1</text:span><text:span text:style-name="T162"/></text:p>
          </table:table-cell>
          <table:table-cell table:style-name="TableCell020508">
            <text:p text:style-name="P77"><text:span text:style-name="T163">1</text:span><text:span text:style-name="T164"/></text:p>
          </table:table-cell>
          <table:table-cell table:style-name="TableCell020509">
            <text:p text:style-name="P77"><text:span text:style-name="T165">1</text:span><text:span text:style-name="T166"/></text:p>
          </table:table-cell>
        </table:table-row>
        <table:table-row table:style-name="TableRow0206">
          <table:covered-table-cell>
            <text:p text:style-name="P80"><text:span text:style-name="T166"><text:s/></text:span></text:p>
          </table:covered-table-cell>
          <table:table-cell table:style-name="TableCell020601" table:number-rows-spanned="2">
            <text:p text:style-name="P81"><text:span text:style-name="T167">Проектная документация</text:span><text:span text:style-name="T168"/></text:p>
          </table:table-cell>
          <table:table-cell table:style-name="TableCell020602">
            <text:p text:style-name="P81"><text:span text:style-name="T169">Использовано несколько приемов анализа требований, хорошо описана логика приложения, модели и диаграммы построены с использованием CASE-средств</text:span><text:span text:style-name="T170"/></text:p>
          </table:table-cell>
          <table:table-cell table:style-name="TableCell020603">
            <text:p text:style-name="P81"><text:span text:style-name="T171">1,5</text:span><text:span text:style-name="T172"/></text:p>
          </table:table-cell>
          <table:table-cell table:style-name="TableCell020604">
            <text:p text:style-name="P81"><text:span text:style-name="T173">1,5</text:span><text:span text:style-name="T174"/></text:p>
          </table:table-cell>
          <table:table-cell table:style-name="TableCell020605">
            <text:p text:style-name="P81"><text:span text:style-name="T175">*</text:span><text:span text:style-name="T176"/></text:p>
          </table:table-cell>
          <table:table-cell table:style-name="TableCell020606">
            <text:p text:style-name="P81"><text:span text:style-name="T177">1</text:span><text:span text:style-name="T178"/></text:p>
          </table:table-cell>
          <table:table-cell table:style-name="TableCell020607">
            <text:p text:style-name="P81"><text:span text:style-name="T179">1</text:span><text:span text:style-name="T180"/></text:p>
          </table:table-cell>
          <table:table-cell table:style-name="TableCell020608">
            <text:p text:style-name="P81"><text:span text:style-name="T181">1,5</text:span><text:span text:style-name="T182"/></text:p>
          </table:table-cell>
          <table:table-cell table:style-name="TableCell020609">
            <text:p text:style-name="P81"><text:span text:style-name="T183">1,5</text:span><text:span text:style-name="T184"/></text:p>
          </table:table-cell>
        </table:table-row>
        <table:table-row table:style-name="TableRow0207">
          <table:covered-table-cell>
            <text:p text:style-name="P84"><text:span text:style-name="T184"><text:s/></text:span></text:p>
          </table:covered-table-cell>
          <table:covered-table-cell>
            <text:p text:style-name="P84"><text:span text:style-name="T184"><text:s/></text:span></text:p>
          </table:covered-table-cell>
          <table:table-cell table:style-name="TableCell020702">
            <text:p text:style-name="P85"><text:span text:style-name="T185">Описаны методы и технологии реализации функций приложения, разработаны сценарии тестирования, представлены результаты</text:span><text:span text:style-name="T186"/></text:p>
          </table:table-cell>
          <table:table-cell table:style-name="TableCell020703">
            <text:p text:style-name="P85"><text:span text:style-name="T187">2</text:span><text:span text:style-name="T188"/></text:p>
          </table:table-cell>
          <table:table-cell table:style-name="TableCell020704">
            <text:p text:style-name="P85"><text:span text:style-name="T189">2</text:span><text:span text:style-name="T190"/></text:p>
          </table:table-cell>
          <table:table-cell table:style-name="TableCell020705">
            <text:p text:style-name="P85"><text:span text:style-name="T191">*</text:span><text:span text:style-name="T192"/></text:p>
          </table:table-cell>
          <table:table-cell table:style-name="TableCell020706">
            <text:p text:style-name="P85"><text:span text:style-name="T193">1</text:span><text:span text:style-name="T194"/></text:p>
          </table:table-cell>
          <table:table-cell table:style-name="TableCell020707">
            <text:p text:style-name="P85"><text:span text:style-name="T195">1</text:span><text:span text:style-name="T196"/></text:p>
          </table:table-cell>
          <table:table-cell table:style-name="TableCell020708">
            <text:p text:style-name="P85"><text:span text:style-name="T197">2</text:span><text:span text:style-name="T198"/></text:p>
          </table:table-cell>
          <table:table-cell table:style-name="TableCell020709">
            <text:p text:style-name="P85"><text:span text:style-name="T199">2</text:span><text:span text:style-name="T200"/></text:p>
          </table:table-cell>
        </table:table-row>
        <table:table-row table:style-name="TableRow0208">
          <table:covered-table-cell>
            <text:p text:style-name="P88"><text:span text:style-name="T200"><text:s/></text:span></text:p>
          </table:covered-table-cell>
          <table:table-cell table:style-name="TableCell020801">
            <text:p text:style-name="P89"><text:span text:style-name="T201">Мультимедийная презентация</text:span><text:span text:style-name="T202"/></text:p>
          </table:table-cell>
          <table:table-cell table:style-name="TableCell020802">
            <text:p text:style-name="P89"><text:span text:style-name="T203"><text:s/></text:span><text:span text:style-name="T204">Полностью иллюстрирует и дополняет основные положения доклада</text:span><text:span text:style-name="T205"/></text:p>
          </table:table-cell>
          <table:table-cell table:style-name="TableCell020803">
            <text:p text:style-name="P89"><text:span text:style-name="T206">1</text:span><text:span text:style-name="T207"/></text:p>
          </table:table-cell>
          <table:table-cell table:style-name="TableCell020804">
            <text:p text:style-name="P89"><text:span text:style-name="T208">1</text:span><text:span text:style-name="T209"/></text:p>
          </table:table-cell>
          <table:table-cell table:style-name="TableCell020805">
            <text:p text:style-name="P89"><text:span text:style-name="T210">*</text:span><text:span text:style-name="T211"/></text:p>
          </table:table-cell>
          <table:table-cell table:style-name="TableCell020806">
            <text:p text:style-name="P89"><text:span text:style-name="T212">1</text:span><text:span text:style-name="T213"/></text:p>
          </table:table-cell>
          <table:table-cell table:style-name="TableCell020807">
            <text:p text:style-name="P89"><text:span text:style-name="T214">1</text:span><text:span text:style-name="T215"/></text:p>
          </table:table-cell>
          <table:table-cell table:style-name="TableCell020808">
            <text:p text:style-name="P89"><text:span text:style-name="T216">1</text:span><text:span text:style-name="T217"/></text:p>
          </table:table-cell>
          <table:table-cell table:style-name="TableCell020809">
            <text:p text:style-name="P89"><text:span text:style-name="T218">1</text:span><text:span text:style-name="T219"/></text:p>
          </table:table-cell>
        </table:table-row>
        <table:table-row table:style-name="TableRow0209">
          <table:covered-table-cell>
            <text:p text:style-name="P92"><text:span text:style-name="T219"><text:s/></text:span></text:p>
          </table:covered-table-cell>
          <table:table-cell table:style-name="TableCell020901" table:number-rows-spanned="3">
            <text:p text:style-name="P93"><text:span text:style-name="T220">Доклад</text:span><text:span text:style-name="T221"/></text:p>
          </table:table-cell>
          <table:table-cell table:style-name="TableCell020902">
            <text:p text:style-name="P93"><text:span text:style-name="T222">Доклад имеет четкую структуру</text:span><text:span text:style-name="T223"/></text:p>
          </table:table-cell>
          <table:table-cell table:style-name="TableCell020903">
            <text:p text:style-name="P93"><text:span text:style-name="T224">1</text:span><text:span text:style-name="T225"/></text:p>
          </table:table-cell>
          <table:table-cell table:style-name="TableCell020904">
            <text:p text:style-name="P93"><text:span text:style-name="T226">*</text:span><text:span text:style-name="T227"/></text:p>
          </table:table-cell>
          <table:table-cell table:style-name="TableCell020905">
            <text:p text:style-name="P93"><text:span text:style-name="T228">1</text:span><text:span text:style-name="T229"/></text:p>
          </table:table-cell>
          <table:table-cell table:style-name="TableCell020906">
            <text:p text:style-name="P93"><text:span text:style-name="T230">1</text:span><text:span text:style-name="T231"/></text:p>
          </table:table-cell>
          <table:table-cell table:style-name="TableCell020907">
            <text:p text:style-name="P93"><text:span text:style-name="T232">1</text:span><text:span text:style-name="T233"/></text:p>
          </table:table-cell>
          <table:table-cell table:style-name="TableCell020908">
            <text:p text:style-name="P93"><text:span text:style-name="T234">1</text:span><text:span text:style-name="T235"/></text:p>
          </table:table-cell>
          <table:table-cell table:style-name="TableCell020909">
            <text:p text:style-name="P93"><text:span text:style-name="T236">1</text:span><text:span text:style-name="T237"/></text:p>
          </table:table-cell>
        </table:table-row>
        <table:table-row table:style-name="TableRow0210">
          <table:covered-table-cell>
            <text:p text:style-name="P96"><text:span text:style-name="T237"><text:s/></text:span></text:p>
          </table:covered-table-cell>
          <table:covered-table-cell>
            <text:p text:style-name="P96"><text:span text:style-name="T237"><text:s/></text:span></text:p>
          </table:covered-table-cell>
          <table:table-cell table:style-name="TableCell021002">
            <text:p text:style-name="P97"><text:span text:style-name="T238">Организация работы проектной группы изложена ясно и полно</text:span><text:span text:style-name="T239"/></text:p>
          </table:table-cell>
          <table:table-cell table:style-name="TableCell021003">
            <text:p text:style-name="P97"><text:span text:style-name="T240">2</text:span><text:span text:style-name="T241"/></text:p>
          </table:table-cell>
          <table:table-cell table:style-name="TableCell021004">
            <text:p text:style-name="P97"><text:span text:style-name="T242">*</text:span><text:span text:style-name="T243"/></text:p>
          </table:table-cell>
          <table:table-cell table:style-name="TableCell021005">
            <text:p text:style-name="P97"><text:span text:style-name="T244">2</text:span><text:span text:style-name="T245"/></text:p>
          </table:table-cell>
          <table:table-cell table:style-name="TableCell021006">
            <text:p text:style-name="P97"><text:span text:style-name="T246">2</text:span><text:span text:style-name="T247"/></text:p>
          </table:table-cell>
          <table:table-cell table:style-name="TableCell021007">
            <text:p text:style-name="P97"><text:span text:style-name="T248">2</text:span><text:span text:style-name="T249"/></text:p>
          </table:table-cell>
          <table:table-cell table:style-name="TableCell021008">
            <text:p text:style-name="P97"><text:span text:style-name="T250">2</text:span><text:span text:style-name="T251"/></text:p>
          </table:table-cell>
          <table:table-cell table:style-name="TableCell021009">
            <text:p text:style-name="P97"><text:span text:style-name="T252">2</text:span><text:span text:style-name="T253"/></text:p>
          </table:table-cell>
        </table:table-row>
        <table:table-row table:style-name="TableRow0211">
          <table:covered-table-cell>
            <text:p text:style-name="P99"><text:span text:style-name="T253"><text:s/></text:span></text:p>
          </table:covered-table-cell>
          <table:covered-table-cell>
            <text:p text:style-name="P99"><text:span text:style-name="T253"><text:s/></text:span></text:p>
          </table:covered-table-cell>
          <table:table-cell table:style-name="TableCell021102">
            <text:p text:style-name="P100"><text:span text:style-name="T254">Саморегуляция и личная эффективность на высоком уровне</text:span><text:span text:style-name="T255"/></text:p>
          </table:table-cell>
          <table:table-cell table:style-name="TableCell021103">
            <text:p text:style-name="P100"><text:span text:style-name="T256">1</text:span><text:span text:style-name="T257"/></text:p>
          </table:table-cell>
          <table:table-cell table:style-name="TableCell021104">
            <text:p text:style-name="P100"><text:span text:style-name="T258">*</text:span><text:span text:style-name="T259"/></text:p>
          </table:table-cell>
          <table:table-cell table:style-name="TableCell021105">
            <text:p text:style-name="P100"><text:span text:style-name="T260">1</text:span><text:span text:style-name="T261"/></text:p>
          </table:table-cell>
          <table:table-cell table:style-name="TableCell021106">
            <text:p text:style-name="P100"><text:span text:style-name="T262">1</text:span><text:span text:style-name="T263"/></text:p>
          </table:table-cell>
          <table:table-cell table:style-name="TableCell021107">
            <text:p text:style-name="P100"><text:span text:style-name="T264">1</text:span><text:span text:style-name="T265"/></text:p>
          </table:table-cell>
          <table:table-cell table:style-name="TableCell021108">
            <text:p text:style-name="P100"><text:span text:style-name="T266">1</text:span><text:span text:style-name="T267"/></text:p>
          </table:table-cell>
          <table:table-cell table:style-name="TableCell021109">
            <text:p text:style-name="P100"><text:span text:style-name="T268">1</text:span><text:span text:style-name="T269"/></text:p>
          </table:table-cell>
        </table:table-row>
        <table:table-row table:style-name="TableRow0212">
          <table:table-cell table:style-name="TableCell021200" table:number-rows-spanned="18">
            <text:p text:style-name="P103"><text:span text:style-name="T270">Системный анализ и проектирование</text:span><text:span text:style-name="T271"/></text:p>
          </table:table-cell>
          <table:table-cell table:style-name="TableCell021201" table:number-rows-spanned="5">
            <text:p text:style-name="P103"><text:span text:style-name="T272">Декомпозиция системы и поведения</text:span><text:span text:style-name="T273"/></text:p>
          </table:table-cell>
          <table:table-cell table:style-name="TableCell021202">
            <text:p text:style-name="P103"><text:span text:style-name="T274">Модель подготовлена в среде проектирования или разработки</text:span><text:span text:style-name="T275"/></text:p>
          </table:table-cell>
          <table:table-cell table:style-name="TableCell021203">
            <text:p text:style-name="P103"><text:span text:style-name="T276">2</text:span><text:span text:style-name="T277"/></text:p>
          </table:table-cell>
          <table:table-cell table:style-name="TableCell021204">
            <text:p text:style-name="P103"><text:span text:style-name="T278">*</text:span><text:span text:style-name="T279"/></text:p>
          </table:table-cell>
          <table:table-cell table:style-name="TableCell021205">
            <text:p text:style-name="P103"><text:span text:style-name="T280">2</text:span><text:span text:style-name="T281"/></text:p>
          </table:table-cell>
          <table:table-cell table:style-name="TableCell021206">
            <text:p text:style-name="P103"><text:span text:style-name="T282">2</text:span><text:span text:style-name="T283"/></text:p>
          </table:table-cell>
          <table:table-cell table:style-name="TableCell021207">
            <text:p text:style-name="P103"><text:span text:style-name="T284">2</text:span><text:span text:style-name="T285"/></text:p>
          </table:table-cell>
          <table:table-cell table:style-name="TableCell021208">
            <text:p text:style-name="P103"><text:span text:style-name="T286">2</text:span><text:span text:style-name="T287"/></text:p>
          </table:table-cell>
          <table:table-cell table:style-name="TableCell021209">
            <text:p text:style-name="P103"><text:span text:style-name="T288">2</text:span><text:span text:style-name="T289"/></text:p>
          </table:table-cell>
        </table:table-row>
        <table:table-row table:style-name="TableRow0213">
          <table:covered-table-cell>
            <text:p text:style-name="P106"><text:span text:style-name="T289"><text:s/></text:span></text:p>
          </table:covered-table-cell>
          <table:covered-table-cell>
            <text:p text:style-name="P106"><text:span text:style-name="T289"><text:s/></text:span></text:p>
          </table:covered-table-cell>
          <table:table-cell table:style-name="TableCell021302">
            <text:p text:style-name="P107"><text:span text:style-name="T290">Определены актеры</text:span><text:span text:style-name="T291"/></text:p>
          </table:table-cell>
          <table:table-cell table:style-name="TableCell021303">
            <text:p text:style-name="P107"><text:span text:style-name="T292">1</text:span><text:span text:style-name="T293"/></text:p>
          </table:table-cell>
          <table:table-cell table:style-name="TableCell021304">
            <text:p text:style-name="P107"><text:span text:style-name="T294">*</text:span><text:span text:style-name="T295"/></text:p>
          </table:table-cell>
          <table:table-cell table:style-name="TableCell021305">
            <text:p text:style-name="P107"><text:span text:style-name="T296">1</text:span><text:span text:style-name="T297"/></text:p>
          </table:table-cell>
          <table:table-cell table:style-name="TableCell021306">
            <text:p text:style-name="P107"><text:span text:style-name="T298">1</text:span><text:span text:style-name="T299"/></text:p>
          </table:table-cell>
          <table:table-cell table:style-name="TableCell021307">
            <text:p text:style-name="P107"><text:span text:style-name="T300">1</text:span><text:span text:style-name="T301"/></text:p>
          </table:table-cell>
          <table:table-cell table:style-name="TableCell021308">
            <text:p text:style-name="P107"><text:span text:style-name="T302">1</text:span><text:span text:style-name="T303"/></text:p>
          </table:table-cell>
          <table:table-cell table:style-name="TableCell021309">
            <text:p text:style-name="P107"><text:span text:style-name="T304">1</text:span><text:span text:style-name="T305"/></text:p>
          </table:table-cell>
        </table:table-row>
        <table:table-row table:style-name="TableRow0214">
          <table:covered-table-cell>
            <text:p text:style-name="P109"><text:span text:style-name="T305"><text:s/></text:span></text:p>
          </table:covered-table-cell>
          <table:covered-table-cell>
            <text:p text:style-name="P109"><text:span text:style-name="T305"><text:s/></text:span></text:p>
          </table:covered-table-cell>
          <table:table-cell table:style-name="TableCell021402">
            <text:p text:style-name="P110"><text:span text:style-name="T306">Определены прецеденты</text:span><text:span text:style-name="T307"/></text:p>
          </table:table-cell>
          <table:table-cell table:style-name="TableCell021403">
            <text:p text:style-name="P110"><text:span text:style-name="T308">1</text:span><text:span text:style-name="T309"/></text:p>
          </table:table-cell>
          <table:table-cell table:style-name="TableCell021404">
            <text:p text:style-name="P110"><text:span text:style-name="T310">*</text:span><text:span text:style-name="T311"/></text:p>
          </table:table-cell>
          <table:table-cell table:style-name="TableCell021405">
            <text:p text:style-name="P110"><text:span text:style-name="T312">1</text:span><text:span text:style-name="T313"/></text:p>
          </table:table-cell>
          <table:table-cell table:style-name="TableCell021406">
            <text:p text:style-name="P110"><text:span text:style-name="T314">1</text:span><text:span text:style-name="T315"/></text:p>
          </table:table-cell>
          <table:table-cell table:style-name="TableCell021407">
            <text:p text:style-name="P110"><text:span text:style-name="T316">1</text:span><text:span text:style-name="T317"/></text:p>
          </table:table-cell>
          <table:table-cell table:style-name="TableCell021408">
            <text:p text:style-name="P110"><text:span text:style-name="T318">1</text:span><text:span text:style-name="T319"/></text:p>
          </table:table-cell>
          <table:table-cell table:style-name="TableCell021409">
            <text:p text:style-name="P110"><text:span text:style-name="T320">1</text:span><text:span text:style-name="T321"/></text:p>
          </table:table-cell>
        </table:table-row>
        <table:table-row table:style-name="TableRow0215">
          <table:covered-table-cell>
            <text:p text:style-name="P112"><text:span text:style-name="T321"><text:s/></text:span></text:p>
          </table:covered-table-cell>
          <table:covered-table-cell>
            <text:p text:style-name="P112"><text:span text:style-name="T321"><text:s/></text:span></text:p>
          </table:covered-table-cell>
          <table:table-cell table:style-name="TableCell021502">
            <text:p text:style-name="P113"><text:span text:style-name="T322">Представлены спецификации всех прецедентов</text:span><text:span text:style-name="T323"/></text:p>
          </table:table-cell>
          <table:table-cell table:style-name="TableCell021503">
            <text:p text:style-name="P113"><text:span text:style-name="T324">1</text:span><text:span text:style-name="T325"/></text:p>
          </table:table-cell>
          <table:table-cell table:style-name="TableCell021504">
            <text:p text:style-name="P113"><text:span text:style-name="T326">*</text:span><text:span text:style-name="T327"/></text:p>
          </table:table-cell>
          <table:table-cell table:style-name="TableCell021505">
            <text:p text:style-name="P113"><text:span text:style-name="T328">1</text:span><text:span text:style-name="T329"/></text:p>
          </table:table-cell>
          <table:table-cell table:style-name="TableCell021506">
            <text:p text:style-name="P113"><text:span text:style-name="T330">1</text:span><text:span text:style-name="T331"/></text:p>
          </table:table-cell>
          <table:table-cell table:style-name="TableCell021507">
            <text:p text:style-name="P113"><text:span text:style-name="T332">1</text:span><text:span text:style-name="T333"/></text:p>
          </table:table-cell>
          <table:table-cell table:style-name="TableCell021508">
            <text:p text:style-name="P113"><text:span text:style-name="T334">1</text:span><text:span text:style-name="T335"/></text:p>
          </table:table-cell>
          <table:table-cell table:style-name="TableCell021509">
            <text:p text:style-name="P113"><text:span text:style-name="T336">1</text:span><text:span text:style-name="T337"/></text:p>
          </table:table-cell>
        </table:table-row>
        <table:table-row table:style-name="TableRow0216">
          <table:covered-table-cell>
            <text:p text:style-name="P115"><text:span text:style-name="T337"><text:s/></text:span></text:p>
          </table:covered-table-cell>
          <table:covered-table-cell>
            <text:p text:style-name="P115"><text:span text:style-name="T337"><text:s/></text:span></text:p>
          </table:covered-table-cell>
          <table:table-cell table:style-name="TableCell021602">
            <text:p text:style-name="P116"><text:span text:style-name="T338">Указаны все сущности предметной области</text:span><text:span text:style-name="T339"/></text:p>
          </table:table-cell>
          <table:table-cell table:style-name="TableCell021603">
            <text:p text:style-name="P116"><text:span text:style-name="T340">1</text:span><text:span text:style-name="T341"/></text:p>
          </table:table-cell>
          <table:table-cell table:style-name="TableCell021604">
            <text:p text:style-name="P116"><text:span text:style-name="T342">*</text:span><text:span text:style-name="T343"/></text:p>
          </table:table-cell>
          <table:table-cell table:style-name="TableCell021605">
            <text:p text:style-name="P116"><text:span text:style-name="T344">1</text:span><text:span text:style-name="T345"/></text:p>
          </table:table-cell>
          <table:table-cell table:style-name="TableCell021606">
            <text:p text:style-name="P116"><text:span text:style-name="T346">1</text:span><text:span text:style-name="T347"/></text:p>
          </table:table-cell>
          <table:table-cell table:style-name="TableCell021607">
            <text:p text:style-name="P116"><text:span text:style-name="T348">1</text:span><text:span text:style-name="T349"/></text:p>
          </table:table-cell>
          <table:table-cell table:style-name="TableCell021608">
            <text:p text:style-name="P116"><text:span text:style-name="T350">1</text:span><text:span text:style-name="T351"/></text:p>
          </table:table-cell>
          <table:table-cell table:style-name="TableCell021609">
            <text:p text:style-name="P116"><text:span text:style-name="T352">1</text:span><text:span text:style-name="T353"/></text:p>
          </table:table-cell>
        </table:table-row>
        <table:table-row table:style-name="TableRow0217">
          <table:covered-table-cell>
            <text:p text:style-name="P119"><text:span text:style-name="T353"><text:s/></text:span></text:p>
          </table:covered-table-cell>
          <table:table-cell table:style-name="TableCell021701" table:number-rows-spanned="5">
            <text:p text:style-name="P120"><text:span text:style-name="T354">Моделирование данных</text:span><text:span text:style-name="T355"/></text:p>
          </table:table-cell>
          <table:table-cell table:style-name="TableCell021702">
            <text:p text:style-name="P120"><text:span text:style-name="T356">Модель подготовлена в среде проектирования или разработки</text:span><text:span text:style-name="T357"/></text:p>
          </table:table-cell>
          <table:table-cell table:style-name="TableCell021703">
            <text:p text:style-name="P120"><text:span text:style-name="T358">2</text:span><text:span text:style-name="T359"/></text:p>
          </table:table-cell>
          <table:table-cell table:style-name="TableCell021704">
            <text:p text:style-name="P120"><text:span text:style-name="T360">2</text:span><text:span text:style-name="T361"/></text:p>
          </table:table-cell>
          <table:table-cell table:style-name="TableCell021705">
            <text:p text:style-name="P120"><text:span text:style-name="T362">*</text:span><text:span text:style-name="T363"/></text:p>
          </table:table-cell>
          <table:table-cell table:style-name="TableCell021706">
            <text:p text:style-name="P120"><text:span text:style-name="T364">1</text:span><text:span text:style-name="T365"/></text:p>
          </table:table-cell>
          <table:table-cell table:style-name="TableCell021707">
            <text:p text:style-name="P120"><text:span text:style-name="T366">2</text:span><text:span text:style-name="T367"/></text:p>
          </table:table-cell>
          <table:table-cell table:style-name="TableCell021708">
            <text:p text:style-name="P120"><text:span text:style-name="T368">2</text:span><text:span text:style-name="T369"/></text:p>
          </table:table-cell>
          <table:table-cell table:style-name="TableCell021709">
            <text:p text:style-name="P120"><text:span text:style-name="T370">1</text:span><text:span text:style-name="T371"/></text:p>
          </table:table-cell>
        </table:table-row>
        <table:table-row table:style-name="TableRow0218">
          <table:covered-table-cell>
            <text:p text:style-name="P123"><text:span text:style-name="T371"><text:s/></text:span></text:p>
          </table:covered-table-cell>
          <table:covered-table-cell>
            <text:p text:style-name="P123"><text:span text:style-name="T371"><text:s/></text:span></text:p>
          </table:covered-table-cell>
          <table:table-cell table:style-name="TableCell021802">
            <text:p text:style-name="P124"><text:span text:style-name="T372">Таблицы соответствуют хранимым классам</text:span><text:span text:style-name="T373"/></text:p>
          </table:table-cell>
          <table:table-cell table:style-name="TableCell021803">
            <text:p text:style-name="P124"><text:span text:style-name="T374">1</text:span><text:span text:style-name="T375"/></text:p>
          </table:table-cell>
          <table:table-cell table:style-name="TableCell021804">
            <text:p text:style-name="P124"><text:span text:style-name="T376">1</text:span><text:span text:style-name="T377"/></text:p>
          </table:table-cell>
          <table:table-cell table:style-name="TableCell021805">
            <text:p text:style-name="P124"><text:span text:style-name="T378">*</text:span><text:span text:style-name="T379"/></text:p>
          </table:table-cell>
          <table:table-cell table:style-name="TableCell021806">
            <text:p text:style-name="P124"><text:span text:style-name="T380"> </text:span><text:span text:style-name="T381"/></text:p>
          </table:table-cell>
          <table:table-cell table:style-name="TableCell021807">
            <text:p text:style-name="P124"><text:span text:style-name="T382"> </text:span><text:span text:style-name="T383"/></text:p>
          </table:table-cell>
          <table:table-cell table:style-name="TableCell021808">
            <text:p text:style-name="P124"><text:span text:style-name="T384"> </text:span><text:span text:style-name="T385"/></text:p>
          </table:table-cell>
          <table:table-cell table:style-name="TableCell021809">
            <text:p text:style-name="P124"><text:span text:style-name="T386">1</text:span><text:span text:style-name="T387"/></text:p>
          </table:table-cell>
        </table:table-row>
        <table:table-row table:style-name="TableRow0219">
          <table:covered-table-cell>
            <text:p text:style-name="P126"><text:span text:style-name="T387"><text:s/></text:span></text:p>
          </table:covered-table-cell>
          <table:covered-table-cell>
            <text:p text:style-name="P126"><text:span text:style-name="T387"><text:s/></text:span></text:p>
          </table:covered-table-cell>
          <table:table-cell table:style-name="TableCell021902">
            <text:p text:style-name="P127"><text:span text:style-name="T388">БД находится в 3НФ</text:span><text:span text:style-name="T389"/></text:p>
          </table:table-cell>
          <table:table-cell table:style-name="TableCell021903">
            <text:p text:style-name="P127"><text:span text:style-name="T390">1</text:span><text:span text:style-name="T391"/></text:p>
          </table:table-cell>
          <table:table-cell table:style-name="TableCell021904">
            <text:p text:style-name="P127"><text:span text:style-name="T392">1</text:span><text:span text:style-name="T393"/></text:p>
          </table:table-cell>
          <table:table-cell table:style-name="TableCell021905">
            <text:p text:style-name="P127"><text:span text:style-name="T394">*</text:span><text:span text:style-name="T395"/></text:p>
          </table:table-cell>
          <table:table-cell table:style-name="TableCell021906">
            <text:p text:style-name="P127"><text:span text:style-name="T396"> </text:span><text:span text:style-name="T397"/></text:p>
          </table:table-cell>
          <table:table-cell table:style-name="TableCell021907">
            <text:p text:style-name="P127"><text:span text:style-name="T398"> </text:span><text:span text:style-name="T399"/></text:p>
          </table:table-cell>
          <table:table-cell table:style-name="TableCell021908">
            <text:p text:style-name="P127"><text:span text:style-name="T400"> </text:span><text:span text:style-name="T401"/></text:p>
          </table:table-cell>
          <table:table-cell table:style-name="TableCell021909">
            <text:p text:style-name="P127"><text:span text:style-name="T402">1</text:span><text:span text:style-name="T403"/></text:p>
          </table:table-cell>
        </table:table-row>
        <table:table-row table:style-name="TableRow0220">
          <table:covered-table-cell>
            <text:p text:style-name="P129"><text:span text:style-name="T403"><text:s/></text:span></text:p>
          </table:covered-table-cell>
          <table:covered-table-cell>
            <text:p text:style-name="P129"><text:span text:style-name="T403"><text:s/></text:span></text:p>
          </table:covered-table-cell>
          <table:table-cell table:style-name="TableCell022002">
            <text:p text:style-name="P130"><text:span text:style-name="T404">Первичные и внешние ключи назначены верно</text:span><text:span text:style-name="T405"/></text:p>
          </table:table-cell>
          <table:table-cell table:style-name="TableCell022003">
            <text:p text:style-name="P130"><text:span text:style-name="T406">1</text:span><text:span text:style-name="T407"/></text:p>
          </table:table-cell>
          <table:table-cell table:style-name="TableCell022004">
            <text:p text:style-name="P130"><text:span text:style-name="T408">1</text:span><text:span text:style-name="T409"/></text:p>
          </table:table-cell>
          <table:table-cell table:style-name="TableCell022005">
            <text:p text:style-name="P130"><text:span text:style-name="T410">*</text:span><text:span text:style-name="T411"/></text:p>
          </table:table-cell>
          <table:table-cell table:style-name="TableCell022006">
            <text:p text:style-name="P130"><text:span text:style-name="T412"> </text:span><text:span text:style-name="T413"/></text:p>
          </table:table-cell>
          <table:table-cell table:style-name="TableCell022007">
            <text:p text:style-name="P130"><text:span text:style-name="T414"> </text:span><text:span text:style-name="T415"/></text:p>
          </table:table-cell>
          <table:table-cell table:style-name="TableCell022008">
            <text:p text:style-name="P130"><text:span text:style-name="T416"> 1</text:span><text:span text:style-name="T417"/></text:p>
          </table:table-cell>
          <table:table-cell table:style-name="TableCell022009">
            <text:p text:style-name="P130"><text:span text:style-name="T418">1</text:span><text:span text:style-name="T419"/></text:p>
          </table:table-cell>
        </table:table-row>
        <table:table-row table:style-name="TableRow0221">
          <table:covered-table-cell>
            <text:p text:style-name="P132"><text:span text:style-name="T419"><text:s/></text:span></text:p>
          </table:covered-table-cell>
          <table:covered-table-cell>
            <text:p text:style-name="P132"><text:span text:style-name="T419"><text:s/></text:span></text:p>
          </table:covered-table-cell>
          <table:table-cell table:style-name="TableCell022102">
            <text:p text:style-name="P133"><text:span text:style-name="T420">Указаны типы полей</text:span><text:span text:style-name="T421"/></text:p>
          </table:table-cell>
          <table:table-cell table:style-name="TableCell022103">
            <text:p text:style-name="P133"><text:span text:style-name="T422">1</text:span><text:span text:style-name="T423"/></text:p>
          </table:table-cell>
          <table:table-cell table:style-name="TableCell022104">
            <text:p text:style-name="P133"><text:span text:style-name="T424">1</text:span><text:span text:style-name="T425"/></text:p>
          </table:table-cell>
          <table:table-cell table:style-name="TableCell022105">
            <text:p text:style-name="P133"><text:span text:style-name="T426">*</text:span><text:span text:style-name="T427"/></text:p>
          </table:table-cell>
          <table:table-cell table:style-name="TableCell022106">
            <text:p text:style-name="P133"><text:span text:style-name="T428"> </text:span><text:span text:style-name="T429"/></text:p>
          </table:table-cell>
          <table:table-cell table:style-name="TableCell022107">
            <text:p text:style-name="P133"><text:span text:style-name="T430"> </text:span><text:span text:style-name="T431"/></text:p>
          </table:table-cell>
          <table:table-cell table:style-name="TableCell022108">
            <text:p text:style-name="P133"><text:span text:style-name="T432"> 1</text:span><text:span text:style-name="T433"/></text:p>
          </table:table-cell>
          <table:table-cell table:style-name="TableCell022109">
            <text:p text:style-name="P133"><text:span text:style-name="T434">1</text:span><text:span text:style-name="T435"/></text:p>
          </table:table-cell>
        </table:table-row>
        <table:table-row table:style-name="TableRow0222">
          <table:covered-table-cell>
            <text:p text:style-name="P136"><text:span text:style-name="T435"><text:s/></text:span></text:p>
          </table:covered-table-cell>
          <table:table-cell table:style-name="TableCell022201" table:number-rows-spanned="4">
            <text:p text:style-name="P137"><text:span text:style-name="T436">Моделирование интерфейса</text:span><text:span text:style-name="T437"/></text:p>
          </table:table-cell>
          <table:table-cell table:style-name="TableCell022202">
            <text:p text:style-name="P137"><text:span text:style-name="T438">Модель подготовлена в среде проектирования или разработки</text:span><text:span text:style-name="T439"/></text:p>
          </table:table-cell>
          <table:table-cell table:style-name="TableCell022203">
            <text:p text:style-name="P137"><text:span text:style-name="T440">2</text:span><text:span text:style-name="T441"/></text:p>
          </table:table-cell>
          <table:table-cell table:style-name="TableCell022204">
            <text:p text:style-name="P137"><text:span text:style-name="T442">2</text:span><text:span text:style-name="T443"/></text:p>
          </table:table-cell>
          <table:table-cell table:style-name="TableCell022205">
            <text:p text:style-name="P137"><text:span text:style-name="T444">*</text:span><text:span text:style-name="T445"/></text:p>
          </table:table-cell>
          <table:table-cell table:style-name="TableCell022206">
            <text:p text:style-name="P137"><text:span text:style-name="T446">1</text:span><text:span text:style-name="T447"/></text:p>
          </table:table-cell>
          <table:table-cell table:style-name="TableCell022207">
            <text:p text:style-name="P137"><text:span text:style-name="T448">1</text:span><text:span text:style-name="T449"/></text:p>
          </table:table-cell>
          <table:table-cell table:style-name="TableCell022208">
            <text:p text:style-name="P137"><text:span text:style-name="T450">1</text:span><text:span text:style-name="T451"/></text:p>
          </table:table-cell>
          <table:table-cell table:style-name="TableCell022209">
            <text:p text:style-name="P137"><text:span text:style-name="T452">1</text:span><text:span text:style-name="T453"/></text:p>
          </table:table-cell>
        </table:table-row>
        <table:table-row table:style-name="TableRow0223">
          <table:covered-table-cell>
            <text:p text:style-name="P140"><text:span text:style-name="T453"><text:s/></text:span></text:p>
          </table:covered-table-cell>
          <table:covered-table-cell>
            <text:p text:style-name="P140"><text:span text:style-name="T453"><text:s/></text:span></text:p>
          </table:covered-table-cell>
          <table:table-cell table:style-name="TableCell022302">
            <text:p text:style-name="P141"><text:span text:style-name="T454">Модель экранов позволяет реализовать все функции пользователя мобильного приложения</text:span><text:span text:style-name="T455"/></text:p>
          </table:table-cell>
          <table:table-cell table:style-name="TableCell022303">
            <text:p text:style-name="P141"><text:span text:style-name="T456">1</text:span><text:span text:style-name="T457"/></text:p>
          </table:table-cell>
          <table:table-cell table:style-name="TableCell022304">
            <text:p text:style-name="P141"><text:span text:style-name="T458">1</text:span><text:span text:style-name="T459"/></text:p>
          </table:table-cell>
          <table:table-cell table:style-name="TableCell022305">
            <text:p text:style-name="P141"><text:span text:style-name="T460">*</text:span><text:span text:style-name="T461"/></text:p>
          </table:table-cell>
          <table:table-cell table:style-name="TableCell022306">
            <text:p text:style-name="P141"><text:span text:style-name="T462">1</text:span><text:span text:style-name="T463"/></text:p>
          </table:table-cell>
          <table:table-cell table:style-name="TableCell022307">
            <text:p text:style-name="P141"><text:span text:style-name="T464">1</text:span><text:span text:style-name="T465"/></text:p>
          </table:table-cell>
          <table:table-cell table:style-name="TableCell022308">
            <text:p text:style-name="P141"><text:span text:style-name="T466">1</text:span><text:span text:style-name="T467"/></text:p>
          </table:table-cell>
          <table:table-cell table:style-name="TableCell022309">
            <text:p text:style-name="P141"><text:span text:style-name="T468">1</text:span><text:span text:style-name="T469"/></text:p>
          </table:table-cell>
        </table:table-row>
        <table:table-row table:style-name="TableRow0224">
          <table:covered-table-cell>
            <text:p text:style-name="P143"><text:span text:style-name="T469"><text:s/></text:span></text:p>
          </table:covered-table-cell>
          <table:covered-table-cell>
            <text:p text:style-name="P143"><text:span text:style-name="T469"><text:s/></text:span></text:p>
          </table:covered-table-cell>
          <table:table-cell table:style-name="TableCell022402">
            <text:p text:style-name="P144"><text:span text:style-name="T470">Модель экранов позволяет реализовать все функции администратора сервера</text:span><text:span text:style-name="T471"/></text:p>
          </table:table-cell>
          <table:table-cell table:style-name="TableCell022403">
            <text:p text:style-name="P144"><text:span text:style-name="T472">1</text:span><text:span text:style-name="T473"/></text:p>
          </table:table-cell>
          <table:table-cell table:style-name="TableCell022404">
            <text:p text:style-name="P144"><text:span text:style-name="T474">1</text:span><text:span text:style-name="T475"/></text:p>
          </table:table-cell>
          <table:table-cell table:style-name="TableCell022405">
            <text:p text:style-name="P144"><text:span text:style-name="T476">*</text:span><text:span text:style-name="T477"/></text:p>
          </table:table-cell>
          <table:table-cell table:style-name="TableCell022406">
            <text:p text:style-name="P144"><text:span text:style-name="T478">1</text:span><text:span text:style-name="T479"/></text:p>
          </table:table-cell>
          <table:table-cell table:style-name="TableCell022407">
            <text:p text:style-name="P144"><text:span text:style-name="T480">1</text:span><text:span text:style-name="T481"/></text:p>
          </table:table-cell>
          <table:table-cell table:style-name="TableCell022408">
            <text:p text:style-name="P144"><text:span text:style-name="T482">1</text:span><text:span text:style-name="T483"/></text:p>
          </table:table-cell>
          <table:table-cell table:style-name="TableCell022409">
            <text:p text:style-name="P144"><text:span text:style-name="T484">1</text:span><text:span text:style-name="T485"/></text:p>
          </table:table-cell>
        </table:table-row>
        <table:table-row table:style-name="TableRow0225">
          <table:covered-table-cell>
            <text:p text:style-name="P146"><text:span text:style-name="T485"><text:s/></text:span></text:p>
          </table:covered-table-cell>
          <table:covered-table-cell>
            <text:p text:style-name="P146"><text:span text:style-name="T485"><text:s/></text:span></text:p>
          </table:covered-table-cell>
          <table:table-cell table:style-name="TableCell022502">
            <text:p text:style-name="P147"><text:span text:style-name="T486">Дизайнерское решение соответствует назначению приложения</text:span><text:span text:style-name="T487"/></text:p>
          </table:table-cell>
          <table:table-cell table:style-name="TableCell022503">
            <text:p text:style-name="P147"><text:span text:style-name="T488">1</text:span><text:span text:style-name="T489"/></text:p>
          </table:table-cell>
          <table:table-cell table:style-name="TableCell022504">
            <text:p text:style-name="P147"><text:span text:style-name="T490">1</text:span><text:span text:style-name="T491"/></text:p>
          </table:table-cell>
          <table:table-cell table:style-name="TableCell022505">
            <text:p text:style-name="P147"><text:span text:style-name="T492">*</text:span><text:span text:style-name="T493"/></text:p>
          </table:table-cell>
          <table:table-cell table:style-name="TableCell022506">
            <text:p text:style-name="P147"><text:span text:style-name="T494">1</text:span><text:span text:style-name="T495"/></text:p>
          </table:table-cell>
          <table:table-cell table:style-name="TableCell022507">
            <text:p text:style-name="P147"><text:span text:style-name="T496">1</text:span><text:span text:style-name="T497"/></text:p>
          </table:table-cell>
          <table:table-cell table:style-name="TableCell022508">
            <text:p text:style-name="P147"><text:span text:style-name="T498">1</text:span><text:span text:style-name="T499"/></text:p>
          </table:table-cell>
          <table:table-cell table:style-name="TableCell022509">
            <text:p text:style-name="P147"><text:span text:style-name="T500">1</text:span><text:span text:style-name="T501"/></text:p>
          </table:table-cell>
        </table:table-row>
        <table:table-row table:style-name="TableRow0226">
          <table:covered-table-cell>
            <text:p text:style-name="P150"><text:span text:style-name="T501"><text:s/></text:span></text:p>
          </table:covered-table-cell>
          <table:table-cell table:style-name="TableCell022601" table:number-rows-spanned="4">
            <text:p text:style-name="P151"><text:span text:style-name="T502">Рецензия</text:span><text:span text:style-name="T503"/></text:p>
          </table:table-cell>
          <table:table-cell table:style-name="TableCell022602">
            <text:p text:style-name="P151"><text:span text:style-name="T504">Анализ проектной документации подробный и точный</text:span><text:span text:style-name="T505"/></text:p>
          </table:table-cell>
          <table:table-cell table:style-name="TableCell022603">
            <text:p text:style-name="P151"><text:span text:style-name="T506">1</text:span><text:span text:style-name="T507"/></text:p>
          </table:table-cell>
          <table:table-cell table:style-name="TableCell022604">
            <text:p text:style-name="P151"><text:span text:style-name="T508">1</text:span><text:span text:style-name="T509"/></text:p>
          </table:table-cell>
          <table:table-cell table:style-name="TableCell022605">
            <text:p text:style-name="P151"><text:span text:style-name="T510">*</text:span><text:span text:style-name="T511"/></text:p>
          </table:table-cell>
          <table:table-cell table:style-name="TableCell022606">
            <text:p text:style-name="P151"><text:span text:style-name="T512">1</text:span><text:span text:style-name="T513"/></text:p>
          </table:table-cell>
          <table:table-cell table:style-name="TableCell022607">
            <text:p text:style-name="P151"><text:span text:style-name="T514">1</text:span><text:span text:style-name="T515"/></text:p>
          </table:table-cell>
          <table:table-cell table:style-name="TableCell022608">
            <text:p text:style-name="P151"><text:span text:style-name="T516">1</text:span><text:span text:style-name="T517"/></text:p>
          </table:table-cell>
          <table:table-cell table:style-name="TableCell022609">
            <text:p text:style-name="P151"><text:span text:style-name="T518">1</text:span><text:span text:style-name="T519"/></text:p>
          </table:table-cell>
        </table:table-row>
        <table:table-row table:style-name="TableRow0227">
          <table:covered-table-cell>
            <text:p text:style-name="P154"><text:span text:style-name="T519"><text:s/></text:span></text:p>
          </table:covered-table-cell>
          <table:covered-table-cell>
            <text:p text:style-name="P154"><text:span text:style-name="T519"><text:s/></text:span></text:p>
          </table:covered-table-cell>
          <table:table-cell table:style-name="TableCell022702">
            <text:p text:style-name="P155"><text:span text:style-name="T520">Анализ интерфейса мобильного приложения выполнен на основании потребностей пользователя</text:span><text:span text:style-name="T521"/></text:p>
          </table:table-cell>
          <table:table-cell table:style-name="TableCell022703">
            <text:p text:style-name="P155"><text:span text:style-name="T522">1</text:span><text:span text:style-name="T523"/></text:p>
          </table:table-cell>
          <table:table-cell table:style-name="TableCell022704">
            <text:p text:style-name="P155"><text:span text:style-name="T524">1</text:span><text:span text:style-name="T525"/></text:p>
          </table:table-cell>
          <table:table-cell table:style-name="TableCell022705">
            <text:p text:style-name="P155"><text:span text:style-name="T526">*</text:span><text:span text:style-name="T527"/></text:p>
          </table:table-cell>
          <table:table-cell table:style-name="TableCell022706">
            <text:p text:style-name="P155"><text:span text:style-name="T528">1</text:span><text:span text:style-name="T529"/></text:p>
          </table:table-cell>
          <table:table-cell table:style-name="TableCell022707">
            <text:p text:style-name="P155"><text:span text:style-name="T530">1</text:span><text:span text:style-name="T531"/></text:p>
          </table:table-cell>
          <table:table-cell table:style-name="TableCell022708">
            <text:p text:style-name="P155"><text:span text:style-name="T532">1</text:span><text:span text:style-name="T533"/></text:p>
          </table:table-cell>
          <table:table-cell table:style-name="TableCell022709">
            <text:p text:style-name="P155"><text:span text:style-name="T534">1</text:span><text:span text:style-name="T535"/></text:p>
          </table:table-cell>
        </table:table-row>
        <table:table-row table:style-name="TableRow0228">
          <table:covered-table-cell>
            <text:p text:style-name="P157"><text:span text:style-name="T535"><text:s/></text:span></text:p>
          </table:covered-table-cell>
          <table:covered-table-cell>
            <text:p text:style-name="P157"><text:span text:style-name="T535"><text:s/></text:span></text:p>
          </table:covered-table-cell>
          <table:table-cell table:style-name="TableCell022802">
            <text:p text:style-name="P158"><text:span text:style-name="T536">Представлен анализ соответствия функциональности приложения заявленным требованиям</text:span><text:span text:style-name="T537"/></text:p>
          </table:table-cell>
          <table:table-cell table:style-name="TableCell022803">
            <text:p text:style-name="P158"><text:span text:style-name="T538">1</text:span><text:span text:style-name="T539"/></text:p>
          </table:table-cell>
          <table:table-cell table:style-name="TableCell022804">
            <text:p text:style-name="P158"><text:span text:style-name="T540">1</text:span><text:span text:style-name="T541"/></text:p>
          </table:table-cell>
          <table:table-cell table:style-name="TableCell022805">
            <text:p text:style-name="P158"><text:span text:style-name="T542">*</text:span><text:span text:style-name="T543"/></text:p>
          </table:table-cell>
          <table:table-cell table:style-name="TableCell022806">
            <text:p text:style-name="P158"><text:span text:style-name="T544">1</text:span><text:span text:style-name="T545"/></text:p>
          </table:table-cell>
          <table:table-cell table:style-name="TableCell022807">
            <text:p text:style-name="P158"><text:span text:style-name="T546">1</text:span><text:span text:style-name="T547"/></text:p>
          </table:table-cell>
          <table:table-cell table:style-name="TableCell022808">
            <text:p text:style-name="P158"><text:span text:style-name="T548">1</text:span><text:span text:style-name="T549"/></text:p>
          </table:table-cell>
          <table:table-cell table:style-name="TableCell022809">
            <text:p text:style-name="P158"><text:span text:style-name="T550">1</text:span><text:span text:style-name="T551"/></text:p>
          </table:table-cell>
        </table:table-row>
        <table:table-row table:style-name="TableRow0229">
          <table:covered-table-cell>
            <text:p text:style-name="P160"><text:span text:style-name="T551"><text:s/></text:span></text:p>
          </table:covered-table-cell>
          <table:covered-table-cell>
            <text:p text:style-name="P160"><text:span text:style-name="T551"><text:s/></text:span></text:p>
          </table:covered-table-cell>
          <table:table-cell table:style-name="TableCell022902">
            <text:p text:style-name="P161"><text:span text:style-name="T552">Представлен анализ соответствия интерфейса<text:s text:c="2"/>заявленным требованиям к функциональности<text:s text:c="2"/></text:span><text:span text:style-name="T553"/></text:p>
          </table:table-cell>
          <table:table-cell table:style-name="TableCell022903">
            <text:p text:style-name="P161"><text:span text:style-name="T554">1</text:span><text:span text:style-name="T555"/></text:p>
          </table:table-cell>
          <table:table-cell table:style-name="TableCell022904">
            <text:p text:style-name="P161"><text:span text:style-name="T556">1</text:span><text:span text:style-name="T557"/></text:p>
          </table:table-cell>
          <table:table-cell table:style-name="TableCell022905">
            <text:p text:style-name="P161"><text:span text:style-name="T558">*</text:span><text:span text:style-name="T559"/></text:p>
          </table:table-cell>
          <table:table-cell table:style-name="TableCell022906">
            <text:p text:style-name="P161"><text:span text:style-name="T560">1</text:span><text:span text:style-name="T561"/></text:p>
          </table:table-cell>
          <table:table-cell table:style-name="TableCell022907">
            <text:p text:style-name="P161"><text:span text:style-name="T562">1</text:span><text:span text:style-name="T563"/></text:p>
          </table:table-cell>
          <table:table-cell table:style-name="TableCell022908">
            <text:p text:style-name="P161"><text:span text:style-name="T564">1</text:span><text:span text:style-name="T565"/></text:p>
          </table:table-cell>
          <table:table-cell table:style-name="TableCell022909">
            <text:p text:style-name="P161"><text:span text:style-name="T566">1</text:span><text:span text:style-name="T567"/></text:p>
          </table:table-cell>
        </table:table-row>
        <table:table-row table:style-name="TableRow0230">
          <table:table-cell table:style-name="TableCell023000" table:number-rows-spanned="24">
            <text:p text:style-name="P164"><text:span text:style-name="T568">Разработка программного обеспечения</text:span><text:span text:style-name="T569"/></text:p>
          </table:table-cell>
          <table:table-cell table:style-name="TableCell023001" table:number-rows-spanned="7">
            <text:p text:style-name="P164"><text:span text:style-name="T570">Безопасность системы</text:span><text:span text:style-name="T571"/></text:p>
          </table:table-cell>
          <table:table-cell table:style-name="TableCell023002">
            <text:p text:style-name="P164"><text:span text:style-name="T572">Созданы экраны идентификации</text:span><text:span text:style-name="T573"/></text:p>
          </table:table-cell>
          <table:table-cell table:style-name="TableCell023003">
            <text:p text:style-name="P164"><text:span text:style-name="T574">1</text:span><text:span text:style-name="T575"/></text:p>
          </table:table-cell>
          <table:table-cell table:style-name="TableCell023004">
            <text:p text:style-name="P164"><text:span text:style-name="T576">1</text:span><text:span text:style-name="T577"/></text:p>
          </table:table-cell>
          <table:table-cell table:style-name="TableCell023005">
            <text:p text:style-name="P164"><text:span text:style-name="T578">*</text:span><text:span text:style-name="T579"/></text:p>
          </table:table-cell>
          <table:table-cell table:style-name="TableCell023006">
            <text:p text:style-name="P164"><text:span text:style-name="T580"> </text:span><text:span text:style-name="T581"/></text:p>
          </table:table-cell>
          <table:table-cell table:style-name="TableCell023007">
            <text:p text:style-name="P164"><text:span text:style-name="T582">1</text:span><text:span text:style-name="T583"/></text:p>
          </table:table-cell>
          <table:table-cell table:style-name="TableCell023008">
            <text:p text:style-name="P164"><text:span text:style-name="T584">1</text:span><text:span text:style-name="T585"/></text:p>
          </table:table-cell>
          <table:table-cell table:style-name="TableCell023009">
            <text:p text:style-name="P164"><text:span text:style-name="T586"> </text:span><text:span text:style-name="T587"/></text:p>
          </table:table-cell>
        </table:table-row>
        <table:table-row table:style-name="TableRow0231">
          <table:covered-table-cell>
            <text:p text:style-name="P167"><text:span text:style-name="T587"><text:s/></text:span></text:p>
          </table:covered-table-cell>
          <table:covered-table-cell>
            <text:p text:style-name="P167"><text:span text:style-name="T587"><text:s/></text:span></text:p>
          </table:covered-table-cell>
          <table:table-cell table:style-name="TableCell023102">
            <text:p text:style-name="P168"><text:span text:style-name="T588">Идентификация проходит успешно при правильно введенном пароле и не проходит, если пароль не верный</text:span><text:span text:style-name="T589"/></text:p>
          </table:table-cell>
          <table:table-cell table:style-name="TableCell023103">
            <text:p text:style-name="P168"><text:span text:style-name="T590">1</text:span><text:span text:style-name="T591"/></text:p>
          </table:table-cell>
          <table:table-cell table:style-name="TableCell023104">
            <text:p text:style-name="P168"><text:span text:style-name="T592">1</text:span><text:span text:style-name="T593"/></text:p>
          </table:table-cell>
          <table:table-cell table:style-name="TableCell023105">
            <text:p text:style-name="P168"><text:span text:style-name="T594">*</text:span><text:span text:style-name="T595"/></text:p>
          </table:table-cell>
          <table:table-cell table:style-name="TableCell023106">
            <text:p text:style-name="P168"><text:span text:style-name="T596"> </text:span><text:span text:style-name="T597"/></text:p>
          </table:table-cell>
          <table:table-cell table:style-name="TableCell023107">
            <text:p text:style-name="P168"><text:span text:style-name="T598">1</text:span><text:span text:style-name="T599"/></text:p>
          </table:table-cell>
          <table:table-cell table:style-name="TableCell023108">
            <text:p text:style-name="P168"><text:span text:style-name="T600">1</text:span><text:span text:style-name="T601"/></text:p>
          </table:table-cell>
          <table:table-cell table:style-name="TableCell023109">
            <text:p text:style-name="P168"><text:span text:style-name="T602"> </text:span><text:span text:style-name="T603"/></text:p>
          </table:table-cell>
        </table:table-row>
        <table:table-row table:style-name="TableRow0232">
          <table:covered-table-cell>
            <text:p text:style-name="P170"><text:span text:style-name="T603"><text:s/></text:span></text:p>
          </table:covered-table-cell>
          <table:covered-table-cell>
            <text:p text:style-name="P170"><text:span text:style-name="T603"><text:s/></text:span></text:p>
          </table:covered-table-cell>
          <table:table-cell table:style-name="TableCell023202">
            <text:p text:style-name="P171"><text:span text:style-name="T604">При неверной идентификации выводится соответствующее сообщение</text:span><text:span text:style-name="T605"/></text:p>
          </table:table-cell>
          <table:table-cell table:style-name="TableCell023203">
            <text:p text:style-name="P171"><text:span text:style-name="T606">1</text:span><text:span text:style-name="T607"/></text:p>
          </table:table-cell>
          <table:table-cell table:style-name="TableCell023204">
            <text:p text:style-name="P171"><text:span text:style-name="T608">1</text:span><text:span text:style-name="T609"/></text:p>
          </table:table-cell>
          <table:table-cell table:style-name="TableCell023205">
            <text:p text:style-name="P171"><text:span text:style-name="T610">*</text:span><text:span text:style-name="T611"/></text:p>
          </table:table-cell>
          <table:table-cell table:style-name="TableCell023206">
            <text:p text:style-name="P171"><text:span text:style-name="T612"> </text:span><text:span text:style-name="T613"/></text:p>
          </table:table-cell>
          <table:table-cell table:style-name="TableCell023207">
            <text:p text:style-name="P171"><text:span text:style-name="T614">1</text:span><text:span text:style-name="T615"/></text:p>
          </table:table-cell>
          <table:table-cell table:style-name="TableCell023208">
            <text:p text:style-name="P171"><text:span text:style-name="T616">1</text:span><text:span text:style-name="T617"/></text:p>
          </table:table-cell>
          <table:table-cell table:style-name="TableCell023209">
            <text:p text:style-name="P171"><text:span text:style-name="T618"> </text:span><text:span text:style-name="T619"/></text:p>
          </table:table-cell>
        </table:table-row>
        <table:table-row table:style-name="TableRow0233">
          <table:covered-table-cell>
            <text:p text:style-name="P173"><text:span text:style-name="T619"><text:s/></text:span></text:p>
          </table:covered-table-cell>
          <table:covered-table-cell>
            <text:p text:style-name="P173"><text:span text:style-name="T619"><text:s/></text:span></text:p>
          </table:covered-table-cell>
          <table:table-cell table:style-name="TableCell023302">
            <text:p text:style-name="P174"><text:span text:style-name="T620">Есть возможность ввода новых пользователей</text:span><text:span text:style-name="T621"/></text:p>
          </table:table-cell>
          <table:table-cell table:style-name="TableCell023303">
            <text:p text:style-name="P174"><text:span text:style-name="T622">1</text:span><text:span text:style-name="T623"/></text:p>
          </table:table-cell>
          <table:table-cell table:style-name="TableCell023304">
            <text:p text:style-name="P174"><text:span text:style-name="T624">1</text:span><text:span text:style-name="T625"/></text:p>
          </table:table-cell>
          <table:table-cell table:style-name="TableCell023305">
            <text:p text:style-name="P174"><text:span text:style-name="T626">*</text:span><text:span text:style-name="T627"/></text:p>
          </table:table-cell>
          <table:table-cell table:style-name="TableCell023306">
            <text:p text:style-name="P174"><text:span text:style-name="T628"> </text:span><text:span text:style-name="T629"/></text:p>
          </table:table-cell>
          <table:table-cell table:style-name="TableCell023307">
            <text:p text:style-name="P174"><text:span text:style-name="T630">1</text:span><text:span text:style-name="T631"/></text:p>
          </table:table-cell>
          <table:table-cell table:style-name="TableCell023308">
            <text:p text:style-name="P174"><text:span text:style-name="T632">1</text:span><text:span text:style-name="T633"/></text:p>
          </table:table-cell>
          <table:table-cell table:style-name="TableCell023309">
            <text:p text:style-name="P174"><text:span text:style-name="T634"> </text:span><text:span text:style-name="T635"/></text:p>
          </table:table-cell>
        </table:table-row>
        <table:table-row table:style-name="TableRow0234">
          <table:covered-table-cell>
            <text:p text:style-name="P176"><text:span text:style-name="T635"><text:s/></text:span></text:p>
          </table:covered-table-cell>
          <table:covered-table-cell>
            <text:p text:style-name="P176"><text:span text:style-name="T635"><text:s/></text:span></text:p>
          </table:covered-table-cell>
          <table:table-cell table:style-name="TableCell023402">
            <text:p text:style-name="P177"><text:span text:style-name="T636">Есть проверка на дублирующиеся записи пользователей с выводом сообщения</text:span><text:span text:style-name="T637"/></text:p>
          </table:table-cell>
          <table:table-cell table:style-name="TableCell023403">
            <text:p text:style-name="P177"><text:span text:style-name="T638">1</text:span><text:span text:style-name="T639"/></text:p>
          </table:table-cell>
          <table:table-cell table:style-name="TableCell023404">
            <text:p text:style-name="P177"><text:span text:style-name="T640">1</text:span><text:span text:style-name="T641"/></text:p>
          </table:table-cell>
          <table:table-cell table:style-name="TableCell023405">
            <text:p text:style-name="P177"><text:span text:style-name="T642">*</text:span><text:span text:style-name="T643"/></text:p>
          </table:table-cell>
          <table:table-cell table:style-name="TableCell023406">
            <text:p text:style-name="P177"><text:span text:style-name="T644"> </text:span><text:span text:style-name="T645"/></text:p>
          </table:table-cell>
          <table:table-cell table:style-name="TableCell023407">
            <text:p text:style-name="P177"><text:span text:style-name="T646">1</text:span><text:span text:style-name="T647"/></text:p>
          </table:table-cell>
          <table:table-cell table:style-name="TableCell023408">
            <text:p text:style-name="P177"><text:span text:style-name="T648">1</text:span><text:span text:style-name="T649"/></text:p>
          </table:table-cell>
          <table:table-cell table:style-name="TableCell023409">
            <text:p text:style-name="P177"><text:span text:style-name="T650"> </text:span><text:span text:style-name="T651"/></text:p>
          </table:table-cell>
        </table:table-row>
        <table:table-row table:style-name="TableRow0235">
          <table:covered-table-cell>
            <text:p text:style-name="P179"><text:span text:style-name="T651"><text:s/></text:span></text:p>
          </table:covered-table-cell>
          <table:covered-table-cell>
            <text:p text:style-name="P179"><text:span text:style-name="T651"><text:s/></text:span></text:p>
          </table:covered-table-cell>
          <table:table-cell table:style-name="TableCell023502">
            <text:p text:style-name="P180"><text:span text:style-name="T652">Пользователи и роли системы безопасности созданы в соответствии с условиями задачи</text:span><text:span text:style-name="T653"/></text:p>
          </table:table-cell>
          <table:table-cell table:style-name="TableCell023503">
            <text:p text:style-name="P180"><text:span text:style-name="T654">1</text:span><text:span text:style-name="T655"/></text:p>
          </table:table-cell>
          <table:table-cell table:style-name="TableCell023504">
            <text:p text:style-name="P180"><text:span text:style-name="T656">1</text:span><text:span text:style-name="T657"/></text:p>
          </table:table-cell>
          <table:table-cell table:style-name="TableCell023505">
            <text:p text:style-name="P180"><text:span text:style-name="T658">*</text:span><text:span text:style-name="T659"/></text:p>
          </table:table-cell>
          <table:table-cell table:style-name="TableCell023506">
            <text:p text:style-name="P180"><text:span text:style-name="T660"> </text:span><text:span text:style-name="T661"/></text:p>
          </table:table-cell>
          <table:table-cell table:style-name="TableCell023507">
            <text:p text:style-name="P180"><text:span text:style-name="T662">1</text:span><text:span text:style-name="T663"/></text:p>
          </table:table-cell>
          <table:table-cell table:style-name="TableCell023508">
            <text:p text:style-name="P180"><text:span text:style-name="T664">1</text:span><text:span text:style-name="T665"/></text:p>
          </table:table-cell>
          <table:table-cell table:style-name="TableCell023509">
            <text:p text:style-name="P180"><text:span text:style-name="T666"> </text:span><text:span text:style-name="T667"/></text:p>
          </table:table-cell>
        </table:table-row>
        <table:table-row table:style-name="TableRow0236">
          <table:covered-table-cell>
            <text:p text:style-name="P182"><text:span text:style-name="T667"><text:s/></text:span></text:p>
          </table:covered-table-cell>
          <table:covered-table-cell>
            <text:p text:style-name="P182"><text:span text:style-name="T667"><text:s/></text:span></text:p>
          </table:covered-table-cell>
          <table:table-cell table:style-name="TableCell023602">
            <text:p text:style-name="P183"><text:span text:style-name="T668">Выполнено настройка доступа к данным базы для всех ролей</text:span><text:span text:style-name="T669"/></text:p>
          </table:table-cell>
          <table:table-cell table:style-name="TableCell023603">
            <text:p text:style-name="P183"><text:span text:style-name="T670">1</text:span><text:span text:style-name="T671"/></text:p>
          </table:table-cell>
          <table:table-cell table:style-name="TableCell023604">
            <text:p text:style-name="P183"><text:span text:style-name="T672">1</text:span><text:span text:style-name="T673"/></text:p>
          </table:table-cell>
          <table:table-cell table:style-name="TableCell023605">
            <text:p text:style-name="P183"><text:span text:style-name="T674">*</text:span><text:span text:style-name="T675"/></text:p>
          </table:table-cell>
          <table:table-cell table:style-name="TableCell023606">
            <text:p text:style-name="P183"><text:span text:style-name="T676"> </text:span><text:span text:style-name="T677"/></text:p>
          </table:table-cell>
          <table:table-cell table:style-name="TableCell023607">
            <text:p text:style-name="P183"><text:span text:style-name="T678">1</text:span><text:span text:style-name="T679"/></text:p>
          </table:table-cell>
          <table:table-cell table:style-name="TableCell023608">
            <text:p text:style-name="P183"><text:span text:style-name="T680">1</text:span><text:span text:style-name="T681"/></text:p>
          </table:table-cell>
          <table:table-cell table:style-name="TableCell023609">
            <text:p text:style-name="P183"><text:span text:style-name="T682">1</text:span><text:span text:style-name="T683"/></text:p>
          </table:table-cell>
        </table:table-row>
        <table:table-row table:style-name="TableRow0237">
          <table:covered-table-cell>
            <text:p text:style-name="P186"><text:span text:style-name="T683"><text:s/></text:span></text:p>
          </table:covered-table-cell>
          <table:table-cell table:style-name="TableCell023701" table:number-rows-spanned="3">
            <text:p text:style-name="P187"><text:span text:style-name="T684">Разработка БД</text:span><text:span text:style-name="T685"/></text:p>
          </table:table-cell>
          <table:table-cell table:style-name="TableCell023702">
            <text:p text:style-name="P187"><text:span text:style-name="T686">Физическая модель БД соответствует логической модели</text:span><text:span text:style-name="T687"/></text:p>
          </table:table-cell>
          <table:table-cell table:style-name="TableCell023703">
            <text:p text:style-name="P187"><text:span text:style-name="T688">2</text:span><text:span text:style-name="T689"/></text:p>
          </table:table-cell>
          <table:table-cell table:style-name="TableCell023704">
            <text:p text:style-name="P187"><text:span text:style-name="T690">2</text:span><text:span text:style-name="T691"/></text:p>
          </table:table-cell>
          <table:table-cell table:style-name="TableCell023705">
            <text:p text:style-name="P187"><text:span text:style-name="T692">*</text:span><text:span text:style-name="T693"/></text:p>
          </table:table-cell>
          <table:table-cell table:style-name="TableCell023706">
            <text:p text:style-name="P187"><text:span text:style-name="T694"> </text:span><text:span text:style-name="T695"/></text:p>
          </table:table-cell>
          <table:table-cell table:style-name="TableCell023707">
            <text:p text:style-name="P187"><text:span text:style-name="T696">2</text:span><text:span text:style-name="T697"/></text:p>
          </table:table-cell>
          <table:table-cell table:style-name="TableCell023708">
            <text:p text:style-name="P187"><text:span text:style-name="T698"> </text:span><text:span text:style-name="T699"/></text:p>
          </table:table-cell>
          <table:table-cell table:style-name="TableCell023709">
            <text:p text:style-name="P187"><text:span text:style-name="T700"> </text:span><text:span text:style-name="T701"/></text:p>
          </table:table-cell>
        </table:table-row>
        <table:table-row table:style-name="TableRow0238">
          <table:covered-table-cell>
            <text:p text:style-name="P190"><text:span text:style-name="T701"><text:s/></text:span></text:p>
          </table:covered-table-cell>
          <table:covered-table-cell>
            <text:p text:style-name="P190"><text:span text:style-name="T701"><text:s/></text:span></text:p>
          </table:covered-table-cell>
          <table:table-cell table:style-name="TableCell023802">
            <text:p text:style-name="P191"><text:span text:style-name="T702">Тестовых данных достаточно для проверки функциональности<text:s/></text:span><text:span text:style-name="T703"/></text:p>
          </table:table-cell>
          <table:table-cell table:style-name="TableCell023803">
            <text:p text:style-name="P191"><text:span text:style-name="T704">1</text:span><text:span text:style-name="T705"/></text:p>
          </table:table-cell>
          <table:table-cell table:style-name="TableCell023804">
            <text:p text:style-name="P191"><text:span text:style-name="T706">1</text:span><text:span text:style-name="T707"/></text:p>
          </table:table-cell>
          <table:table-cell table:style-name="TableCell023805">
            <text:p text:style-name="P191"><text:span text:style-name="T708">*</text:span><text:span text:style-name="T709"/></text:p>
          </table:table-cell>
          <table:table-cell table:style-name="TableCell023806">
            <text:p text:style-name="P191"><text:span text:style-name="T710">1</text:span><text:span text:style-name="T711"/></text:p>
          </table:table-cell>
          <table:table-cell table:style-name="TableCell023807">
            <text:p text:style-name="P191"><text:span text:style-name="T712">1</text:span><text:span text:style-name="T713"/></text:p>
          </table:table-cell>
          <table:table-cell table:style-name="TableCell023808">
            <text:p text:style-name="P191"><text:span text:style-name="T714"> </text:span><text:span text:style-name="T715"/></text:p>
          </table:table-cell>
          <table:table-cell table:style-name="TableCell023809">
            <text:p text:style-name="P191"><text:span text:style-name="T716">1</text:span><text:span text:style-name="T717"/></text:p>
          </table:table-cell>
        </table:table-row>
        <table:table-row table:style-name="TableRow0239">
          <table:covered-table-cell>
            <text:p text:style-name="P193"><text:span text:style-name="T717"><text:s/></text:span></text:p>
          </table:covered-table-cell>
          <table:covered-table-cell>
            <text:p text:style-name="P193"><text:span text:style-name="T717"><text:s/></text:span></text:p>
          </table:covered-table-cell>
          <table:table-cell table:style-name="TableCell023902">
            <text:p text:style-name="P194"><text:span text:style-name="T718">Ограничение целостности организовано согласно логической модели</text:span><text:span text:style-name="T719"/></text:p>
          </table:table-cell>
          <table:table-cell table:style-name="TableCell023903">
            <text:p text:style-name="P194"><text:span text:style-name="T720">2</text:span><text:span text:style-name="T721"/></text:p>
          </table:table-cell>
          <table:table-cell table:style-name="TableCell023904">
            <text:p text:style-name="P194"><text:span text:style-name="T722">2</text:span><text:span text:style-name="T723"/></text:p>
          </table:table-cell>
          <table:table-cell table:style-name="TableCell023905">
            <text:p text:style-name="P194"><text:span text:style-name="T724">*</text:span><text:span text:style-name="T725"/></text:p>
          </table:table-cell>
          <table:table-cell table:style-name="TableCell023906">
            <text:p text:style-name="P194"><text:span text:style-name="T726"> </text:span><text:span text:style-name="T727"/></text:p>
          </table:table-cell>
          <table:table-cell table:style-name="TableCell023907">
            <text:p text:style-name="P194"><text:span text:style-name="T728">2</text:span><text:span text:style-name="T729"/></text:p>
          </table:table-cell>
          <table:table-cell table:style-name="TableCell023908">
            <text:p text:style-name="P194"><text:span text:style-name="T730"> </text:span><text:span text:style-name="T731"/></text:p>
          </table:table-cell>
          <table:table-cell table:style-name="TableCell023909">
            <text:p text:style-name="P194"><text:span text:style-name="T732">2</text:span><text:span text:style-name="T733"/></text:p>
          </table:table-cell>
        </table:table-row>
        <table:table-row table:style-name="TableRow0240">
          <table:covered-table-cell>
            <text:p text:style-name="P197"><text:span text:style-name="T733"><text:s/></text:span></text:p>
          </table:covered-table-cell>
          <table:table-cell table:style-name="TableCell024001" table:number-rows-spanned="6">
            <text:p text:style-name="P198"><text:span text:style-name="T734">Разработка API сервера</text:span><text:span text:style-name="T735"/></text:p>
          </table:table-cell>
          <table:table-cell table:style-name="TableCell024002">
            <text:p text:style-name="P198"><text:span text:style-name="T736">Добавление данных работает стабильно, изменения сохраняются в базе данных<text:s/></text:span><text:span text:style-name="T737"/></text:p>
          </table:table-cell>
          <table:table-cell table:style-name="TableCell024003">
            <text:p text:style-name="P198"><text:span text:style-name="T738">1</text:span><text:span text:style-name="T739"/></text:p>
          </table:table-cell>
          <table:table-cell table:style-name="TableCell024004">
            <text:p text:style-name="P198"><text:span text:style-name="T740">1</text:span><text:span text:style-name="T741"/></text:p>
          </table:table-cell>
          <table:table-cell table:style-name="TableCell024005">
            <text:p text:style-name="P198"><text:span text:style-name="T742">*</text:span><text:span text:style-name="T743"/></text:p>
          </table:table-cell>
          <table:table-cell table:style-name="TableCell024006">
            <text:p text:style-name="P198"><text:span text:style-name="T744"> </text:span><text:span text:style-name="T745"/></text:p>
          </table:table-cell>
          <table:table-cell table:style-name="TableCell024007">
            <text:p text:style-name="P198"><text:span text:style-name="T746">1</text:span><text:span text:style-name="T747"/></text:p>
          </table:table-cell>
          <table:table-cell table:style-name="TableCell024008">
            <text:p text:style-name="P198"><text:span text:style-name="T748"> </text:span><text:span text:style-name="T749"/></text:p>
          </table:table-cell>
          <table:table-cell table:style-name="TableCell024009">
            <text:p text:style-name="P198"><text:span text:style-name="T750"> </text:span><text:span text:style-name="T751"/></text:p>
          </table:table-cell>
        </table:table-row>
        <table:table-row table:style-name="TableRow0241">
          <table:covered-table-cell>
            <text:p text:style-name="P201"><text:span text:style-name="T751"><text:s/></text:span></text:p>
          </table:covered-table-cell>
          <table:covered-table-cell>
            <text:p text:style-name="P201"><text:span text:style-name="T751"><text:s/></text:span></text:p>
          </table:covered-table-cell>
          <table:table-cell table:style-name="TableCell024102">
            <text:p text:style-name="P202"><text:span text:style-name="T752">Редактирование данных работает стабильно, изменения сохраняются в базе данных<text:s/></text:span><text:span text:style-name="T753"/></text:p>
          </table:table-cell>
          <table:table-cell table:style-name="TableCell024103">
            <text:p text:style-name="P202"><text:span text:style-name="T754">1</text:span><text:span text:style-name="T755"/></text:p>
          </table:table-cell>
          <table:table-cell table:style-name="TableCell024104">
            <text:p text:style-name="P202"><text:span text:style-name="T756">1</text:span><text:span text:style-name="T757"/></text:p>
          </table:table-cell>
          <table:table-cell table:style-name="TableCell024105">
            <text:p text:style-name="P202"><text:span text:style-name="T758">*</text:span><text:span text:style-name="T759"/></text:p>
          </table:table-cell>
          <table:table-cell table:style-name="TableCell024106">
            <text:p text:style-name="P202"><text:span text:style-name="T760"> </text:span><text:span text:style-name="T761"/></text:p>
          </table:table-cell>
          <table:table-cell table:style-name="TableCell024107">
            <text:p text:style-name="P202"><text:span text:style-name="T762">1</text:span><text:span text:style-name="T763"/></text:p>
          </table:table-cell>
          <table:table-cell table:style-name="TableCell024108">
            <text:p text:style-name="P202"><text:span text:style-name="T764"> </text:span><text:span text:style-name="T765"/></text:p>
          </table:table-cell>
          <table:table-cell table:style-name="TableCell024109">
            <text:p text:style-name="P202"><text:span text:style-name="T766"> </text:span><text:span text:style-name="T767"/></text:p>
          </table:table-cell>
        </table:table-row>
        <table:table-row table:style-name="TableRow0242">
          <table:covered-table-cell>
            <text:p text:style-name="P204"><text:span text:style-name="T767"><text:s/></text:span></text:p>
          </table:covered-table-cell>
          <table:covered-table-cell>
            <text:p text:style-name="P204"><text:span text:style-name="T767"><text:s/></text:span></text:p>
          </table:covered-table-cell>
          <table:table-cell table:style-name="TableCell024202">
            <text:p text:style-name="P205"><text:span text:style-name="T768">Удаление данных работает стабильно, изменения сохраняются в базе данных<text:s/></text:span><text:span text:style-name="T769"/></text:p>
          </table:table-cell>
          <table:table-cell table:style-name="TableCell024203">
            <text:p text:style-name="P205"><text:span text:style-name="T770">1</text:span><text:span text:style-name="T771"/></text:p>
          </table:table-cell>
          <table:table-cell table:style-name="TableCell024204">
            <text:p text:style-name="P205"><text:span text:style-name="T772">1</text:span><text:span text:style-name="T773"/></text:p>
          </table:table-cell>
          <table:table-cell table:style-name="TableCell024205">
            <text:p text:style-name="P205"><text:span text:style-name="T774">*</text:span><text:span text:style-name="T775"/></text:p>
          </table:table-cell>
          <table:table-cell table:style-name="TableCell024206">
            <text:p text:style-name="P205"><text:span text:style-name="T776"> </text:span><text:span text:style-name="T777"/></text:p>
          </table:table-cell>
          <table:table-cell table:style-name="TableCell024207">
            <text:p text:style-name="P205"><text:span text:style-name="T778">1</text:span><text:span text:style-name="T779"/></text:p>
          </table:table-cell>
          <table:table-cell table:style-name="TableCell024208">
            <text:p text:style-name="P205"><text:span text:style-name="T780"> </text:span><text:span text:style-name="T781"/></text:p>
          </table:table-cell>
          <table:table-cell table:style-name="TableCell024209">
            <text:p text:style-name="P205"><text:span text:style-name="T782"> </text:span><text:span text:style-name="T783"/></text:p>
          </table:table-cell>
        </table:table-row>
        <table:table-row table:style-name="TableRow0243">
          <table:covered-table-cell>
            <text:p text:style-name="P207"><text:span text:style-name="T783"><text:s/></text:span></text:p>
          </table:covered-table-cell>
          <table:covered-table-cell>
            <text:p text:style-name="P207"><text:span text:style-name="T783"><text:s/></text:span></text:p>
          </table:covered-table-cell>
          <table:table-cell table:style-name="TableCell024302">
            <text:p text:style-name="P208"><text:span text:style-name="T784">Получение данных работает стабильно</text:span><text:span text:style-name="T785"/></text:p>
          </table:table-cell>
          <table:table-cell table:style-name="TableCell024303">
            <text:p text:style-name="P208"><text:span text:style-name="T786">1</text:span><text:span text:style-name="T787"/></text:p>
          </table:table-cell>
          <table:table-cell table:style-name="TableCell024304">
            <text:p text:style-name="P208"><text:span text:style-name="T788">1</text:span><text:span text:style-name="T789"/></text:p>
          </table:table-cell>
          <table:table-cell table:style-name="TableCell024305">
            <text:p text:style-name="P208"><text:span text:style-name="T790">*</text:span><text:span text:style-name="T791"/></text:p>
          </table:table-cell>
          <table:table-cell table:style-name="TableCell024306">
            <text:p text:style-name="P208"><text:span text:style-name="T792"> </text:span><text:span text:style-name="T793"/></text:p>
          </table:table-cell>
          <table:table-cell table:style-name="TableCell024307">
            <text:p text:style-name="P208"><text:span text:style-name="T794">1</text:span><text:span text:style-name="T795"/></text:p>
          </table:table-cell>
          <table:table-cell table:style-name="TableCell024308">
            <text:p text:style-name="P208"><text:span text:style-name="T796"> </text:span><text:span text:style-name="T797"/></text:p>
          </table:table-cell>
          <table:table-cell table:style-name="TableCell024309">
            <text:p text:style-name="P208"><text:span text:style-name="T798"> </text:span><text:span text:style-name="T799"/></text:p>
          </table:table-cell>
        </table:table-row>
        <table:table-row table:style-name="TableRow0244">
          <table:covered-table-cell>
            <text:p text:style-name="P210"><text:span text:style-name="T799"><text:s/></text:span></text:p>
          </table:covered-table-cell>
          <table:covered-table-cell>
            <text:p text:style-name="P210"><text:span text:style-name="T799"><text:s/></text:span></text:p>
          </table:covered-table-cell>
          <table:table-cell table:style-name="TableCell024402">
            <text:p text:style-name="P211"><text:span text:style-name="T800">Модель создана и настроена верно</text:span><text:span text:style-name="T801"/></text:p>
          </table:table-cell>
          <table:table-cell table:style-name="TableCell024403">
            <text:p text:style-name="P211"><text:span text:style-name="T802">0,5</text:span><text:span text:style-name="T803"/></text:p>
          </table:table-cell>
          <table:table-cell table:style-name="TableCell024404">
            <text:p text:style-name="P211"><text:span text:style-name="T804">0,5</text:span><text:span text:style-name="T805"/></text:p>
          </table:table-cell>
          <table:table-cell table:style-name="TableCell024405">
            <text:p text:style-name="P211"><text:span text:style-name="T806">*</text:span><text:span text:style-name="T807"/></text:p>
          </table:table-cell>
          <table:table-cell table:style-name="TableCell024406">
            <text:p text:style-name="P211"><text:span text:style-name="T808"> </text:span><text:span text:style-name="T809"/></text:p>
          </table:table-cell>
          <table:table-cell table:style-name="TableCell024407">
            <text:p text:style-name="P211"><text:span text:style-name="T810">0,5</text:span><text:span text:style-name="T811"/></text:p>
          </table:table-cell>
          <table:table-cell table:style-name="TableCell024408">
            <text:p text:style-name="P211"><text:span text:style-name="T812"> </text:span><text:span text:style-name="T813"/></text:p>
          </table:table-cell>
          <table:table-cell table:style-name="TableCell024409">
            <text:p text:style-name="P211"><text:span text:style-name="T814"> </text:span><text:span text:style-name="T815"/></text:p>
          </table:table-cell>
        </table:table-row>
        <table:table-row table:style-name="TableRow0245">
          <table:covered-table-cell>
            <text:p text:style-name="P213"><text:span text:style-name="T815"><text:s/></text:span></text:p>
          </table:covered-table-cell>
          <table:covered-table-cell>
            <text:p text:style-name="P213"><text:span text:style-name="T815"><text:s/></text:span></text:p>
          </table:covered-table-cell>
          <table:table-cell table:style-name="TableCell024502">
            <text:p text:style-name="P214"><text:span text:style-name="T816">Контроллер создан , функционал контроллера реализован</text:span><text:span text:style-name="T817"/></text:p>
          </table:table-cell>
          <table:table-cell table:style-name="TableCell024503">
            <text:p text:style-name="P214"><text:span text:style-name="T818">1</text:span><text:span text:style-name="T819"/></text:p>
          </table:table-cell>
          <table:table-cell table:style-name="TableCell024504">
            <text:p text:style-name="P214"><text:span text:style-name="T820">1</text:span><text:span text:style-name="T821"/></text:p>
          </table:table-cell>
          <table:table-cell table:style-name="TableCell024505">
            <text:p text:style-name="P214"><text:span text:style-name="T822">*</text:span><text:span text:style-name="T823"/></text:p>
          </table:table-cell>
          <table:table-cell table:style-name="TableCell024506">
            <text:p text:style-name="P214"><text:span text:style-name="T824"> </text:span><text:span text:style-name="T825"/></text:p>
          </table:table-cell>
          <table:table-cell table:style-name="TableCell024507">
            <text:p text:style-name="P214"><text:span text:style-name="T826">1</text:span><text:span text:style-name="T827"/></text:p>
          </table:table-cell>
          <table:table-cell table:style-name="TableCell024508">
            <text:p text:style-name="P214"><text:span text:style-name="T828"> </text:span><text:span text:style-name="T829"/></text:p>
          </table:table-cell>
          <table:table-cell table:style-name="TableCell024509">
            <text:p text:style-name="P214"><text:span text:style-name="T830"> </text:span><text:span text:style-name="T831"/></text:p>
          </table:table-cell>
        </table:table-row>
        <table:table-row table:style-name="TableRow0246">
          <table:covered-table-cell>
            <text:p text:style-name="P217"><text:span text:style-name="T831"><text:s/></text:span></text:p>
          </table:covered-table-cell>
          <table:table-cell table:style-name="TableCell024601" table:number-rows-spanned="8">
            <text:p text:style-name="P218"><text:span text:style-name="T832">Разработка клиентской части (мобильное приложение)<text:s/></text:span><text:span text:style-name="T833"/></text:p>
          </table:table-cell>
          <table:table-cell table:style-name="TableCell024602">
            <text:p text:style-name="P218"><text:span text:style-name="T834">Перемещение между экранами соответствует разработанной схеме</text:span><text:span text:style-name="T835"/></text:p>
          </table:table-cell>
          <table:table-cell table:style-name="TableCell024603">
            <text:p text:style-name="P218"><text:span text:style-name="T836">0,5</text:span><text:span text:style-name="T837"/></text:p>
          </table:table-cell>
          <table:table-cell table:style-name="TableCell024604">
            <text:p text:style-name="P218"><text:span text:style-name="T838">0,5</text:span><text:span text:style-name="T839"/></text:p>
          </table:table-cell>
          <table:table-cell table:style-name="TableCell024605">
            <text:p text:style-name="P218"><text:span text:style-name="T840">*</text:span><text:span text:style-name="T841"/></text:p>
          </table:table-cell>
          <table:table-cell table:style-name="TableCell024606">
            <text:p text:style-name="P218"><text:span text:style-name="T842"> </text:span><text:span text:style-name="T843"/></text:p>
          </table:table-cell>
          <table:table-cell table:style-name="TableCell024607">
            <text:p text:style-name="P218"><text:span text:style-name="T844"> </text:span><text:span text:style-name="T845"/></text:p>
          </table:table-cell>
          <table:table-cell table:style-name="TableCell024608">
            <text:p text:style-name="P218"><text:span text:style-name="T846">0,5</text:span><text:span text:style-name="T847"/></text:p>
          </table:table-cell>
          <table:table-cell table:style-name="TableCell024609">
            <text:p text:style-name="P218"><text:span text:style-name="T848"> </text:span><text:span text:style-name="T849"/></text:p>
          </table:table-cell>
        </table:table-row>
        <table:table-row table:style-name="TableRow0247">
          <table:covered-table-cell>
            <text:p text:style-name="P221"><text:span text:style-name="T849"><text:s/></text:span></text:p>
          </table:covered-table-cell>
          <table:covered-table-cell>
            <text:p text:style-name="P221"><text:span text:style-name="T849"><text:s/></text:span></text:p>
          </table:covered-table-cell>
          <table:table-cell table:style-name="TableCell024702">
            <text:p text:style-name="P222"><text:span text:style-name="T850">Поля для ввода валидируются на пустоту</text:span><text:span text:style-name="T851"/></text:p>
          </table:table-cell>
          <table:table-cell table:style-name="TableCell024703">
            <text:p text:style-name="P222"><text:span text:style-name="T852">0,5</text:span><text:span text:style-name="T853"/></text:p>
          </table:table-cell>
          <table:table-cell table:style-name="TableCell024704">
            <text:p text:style-name="P222"><text:span text:style-name="T854">0,5</text:span><text:span text:style-name="T855"/></text:p>
          </table:table-cell>
          <table:table-cell table:style-name="TableCell024705">
            <text:p text:style-name="P222"><text:span text:style-name="T856">*</text:span><text:span text:style-name="T857"/></text:p>
          </table:table-cell>
          <table:table-cell table:style-name="TableCell024706">
            <text:p text:style-name="P222"><text:span text:style-name="T858"> </text:span><text:span text:style-name="T859"/></text:p>
          </table:table-cell>
          <table:table-cell table:style-name="TableCell024707">
            <text:p text:style-name="P222"><text:span text:style-name="T860"> </text:span><text:span text:style-name="T861"/></text:p>
          </table:table-cell>
          <table:table-cell table:style-name="TableCell024708">
            <text:p text:style-name="P222"><text:span text:style-name="T862">0,5</text:span><text:span text:style-name="T863"/></text:p>
          </table:table-cell>
          <table:table-cell table:style-name="TableCell024709">
            <text:p text:style-name="P222"><text:span text:style-name="T864"> </text:span><text:span text:style-name="T865"/></text:p>
          </table:table-cell>
        </table:table-row>
        <table:table-row table:style-name="TableRow0248">
          <table:covered-table-cell>
            <text:p text:style-name="P224"><text:span text:style-name="T865"><text:s/></text:span></text:p>
          </table:covered-table-cell>
          <table:covered-table-cell>
            <text:p text:style-name="P224"><text:span text:style-name="T865"><text:s/></text:span></text:p>
          </table:covered-table-cell>
          <table:table-cell table:style-name="TableCell024802">
            <text:p text:style-name="P225"><text:span text:style-name="T866">Организована проверка корректности ввода данных в поля</text:span><text:span text:style-name="T867"/></text:p>
          </table:table-cell>
          <table:table-cell table:style-name="TableCell024803">
            <text:p text:style-name="P225"><text:span text:style-name="T868">0,5</text:span><text:span text:style-name="T869"/></text:p>
          </table:table-cell>
          <table:table-cell table:style-name="TableCell024804">
            <text:p text:style-name="P225"><text:span text:style-name="T870">0,5</text:span><text:span text:style-name="T871"/></text:p>
          </table:table-cell>
          <table:table-cell table:style-name="TableCell024805">
            <text:p text:style-name="P225"><text:span text:style-name="T872">*</text:span><text:span text:style-name="T873"/></text:p>
          </table:table-cell>
          <table:table-cell table:style-name="TableCell024806">
            <text:p text:style-name="P225"><text:span text:style-name="T874"> </text:span><text:span text:style-name="T875"/></text:p>
          </table:table-cell>
          <table:table-cell table:style-name="TableCell024807">
            <text:p text:style-name="P225"><text:span text:style-name="T876"> </text:span><text:span text:style-name="T877"/></text:p>
          </table:table-cell>
          <table:table-cell table:style-name="TableCell024808">
            <text:p text:style-name="P225"><text:span text:style-name="T878">0,5</text:span><text:span text:style-name="T879"/></text:p>
          </table:table-cell>
          <table:table-cell table:style-name="TableCell024809">
            <text:p text:style-name="P225"><text:span text:style-name="T880"> </text:span><text:span text:style-name="T881"/></text:p>
          </table:table-cell>
        </table:table-row>
        <table:table-row table:style-name="TableRow0249">
          <table:covered-table-cell>
            <text:p text:style-name="P227"><text:span text:style-name="T881"><text:s/></text:span></text:p>
          </table:covered-table-cell>
          <table:covered-table-cell>
            <text:p text:style-name="P227"><text:span text:style-name="T881"><text:s/></text:span></text:p>
          </table:covered-table-cell>
          <table:table-cell table:style-name="TableCell024902">
            <text:p text:style-name="P228"><text:span text:style-name="T882">При первом запуске приложения первым отображается экран регистрации, при последующих - авторизации</text:span><text:span text:style-name="T883"/></text:p>
          </table:table-cell>
          <table:table-cell table:style-name="TableCell024903">
            <text:p text:style-name="P228"><text:span text:style-name="T884">0,5</text:span><text:span text:style-name="T885"/></text:p>
          </table:table-cell>
          <table:table-cell table:style-name="TableCell024904">
            <text:p text:style-name="P228"><text:span text:style-name="T886">0,5</text:span><text:span text:style-name="T887"/></text:p>
          </table:table-cell>
          <table:table-cell table:style-name="TableCell024905">
            <text:p text:style-name="P228"><text:span text:style-name="T888">*</text:span><text:span text:style-name="T889"/></text:p>
          </table:table-cell>
          <table:table-cell table:style-name="TableCell024906">
            <text:p text:style-name="P228"><text:span text:style-name="T890"> </text:span><text:span text:style-name="T891"/></text:p>
          </table:table-cell>
          <table:table-cell table:style-name="TableCell024907">
            <text:p text:style-name="P228"><text:span text:style-name="T892"> </text:span><text:span text:style-name="T893"/></text:p>
          </table:table-cell>
          <table:table-cell table:style-name="TableCell024908">
            <text:p text:style-name="P228"><text:span text:style-name="T894">0,5</text:span><text:span text:style-name="T895"/></text:p>
          </table:table-cell>
          <table:table-cell table:style-name="TableCell024909">
            <text:p text:style-name="P228"><text:span text:style-name="T896"> </text:span><text:span text:style-name="T897"/></text:p>
          </table:table-cell>
        </table:table-row>
        <table:table-row table:style-name="TableRow0250">
          <table:covered-table-cell>
            <text:p text:style-name="P230"><text:span text:style-name="T897"><text:s/></text:span></text:p>
          </table:covered-table-cell>
          <table:covered-table-cell>
            <text:p text:style-name="P230"><text:span text:style-name="T897"><text:s/></text:span></text:p>
          </table:covered-table-cell>
          <table:table-cell table:style-name="TableCell025002">
            <text:p text:style-name="P231"><text:span text:style-name="T898">Реализован запрос регистрации. Запрос фиксируется сервером</text:span><text:span text:style-name="T899"/></text:p>
          </table:table-cell>
          <table:table-cell table:style-name="TableCell025003">
            <text:p text:style-name="P231"><text:span text:style-name="T900">2</text:span><text:span text:style-name="T901"/></text:p>
          </table:table-cell>
          <table:table-cell table:style-name="TableCell025004">
            <text:p text:style-name="P231"><text:span text:style-name="T902">2</text:span><text:span text:style-name="T903"/></text:p>
          </table:table-cell>
          <table:table-cell table:style-name="TableCell025005">
            <text:p text:style-name="P231"><text:span text:style-name="T904">*</text:span><text:span text:style-name="T905"/></text:p>
          </table:table-cell>
          <table:table-cell table:style-name="TableCell025006">
            <text:p text:style-name="P231"><text:span text:style-name="T906"> </text:span><text:span text:style-name="T907"/></text:p>
          </table:table-cell>
          <table:table-cell table:style-name="TableCell025007">
            <text:p text:style-name="P231"><text:span text:style-name="T908"> </text:span><text:span text:style-name="T909"/></text:p>
          </table:table-cell>
          <table:table-cell table:style-name="TableCell025008">
            <text:p text:style-name="P231"><text:span text:style-name="T910">2</text:span><text:span text:style-name="T911"/></text:p>
          </table:table-cell>
          <table:table-cell table:style-name="TableCell025009">
            <text:p text:style-name="P231"><text:span text:style-name="T912"> </text:span><text:span text:style-name="T913"/></text:p>
          </table:table-cell>
        </table:table-row>
        <table:table-row table:style-name="TableRow0251">
          <table:covered-table-cell>
            <text:p text:style-name="P233"><text:span text:style-name="T913"><text:s/></text:span></text:p>
          </table:covered-table-cell>
          <table:covered-table-cell>
            <text:p text:style-name="P233"><text:span text:style-name="T913"><text:s/></text:span></text:p>
          </table:covered-table-cell>
          <table:table-cell table:style-name="TableCell025102">
            <text:p text:style-name="P234"><text:span text:style-name="T914">Реализован запрос авторизации. Запрос фиксируется сервером</text:span><text:span text:style-name="T915"/></text:p>
          </table:table-cell>
          <table:table-cell table:style-name="TableCell025103">
            <text:p text:style-name="P234"><text:span text:style-name="T916">2</text:span><text:span text:style-name="T917"/></text:p>
          </table:table-cell>
          <table:table-cell table:style-name="TableCell025104">
            <text:p text:style-name="P234"><text:span text:style-name="T918">2</text:span><text:span text:style-name="T919"/></text:p>
          </table:table-cell>
          <table:table-cell table:style-name="TableCell025105">
            <text:p text:style-name="P234"><text:span text:style-name="T920">*</text:span><text:span text:style-name="T921"/></text:p>
          </table:table-cell>
          <table:table-cell table:style-name="TableCell025106">
            <text:p text:style-name="P234"><text:span text:style-name="T922"> </text:span><text:span text:style-name="T923"/></text:p>
          </table:table-cell>
          <table:table-cell table:style-name="TableCell025107">
            <text:p text:style-name="P234"><text:span text:style-name="T924"> </text:span><text:span text:style-name="T925"/></text:p>
          </table:table-cell>
          <table:table-cell table:style-name="TableCell025108">
            <text:p text:style-name="P234"><text:span text:style-name="T926">2</text:span><text:span text:style-name="T927"/></text:p>
          </table:table-cell>
          <table:table-cell table:style-name="TableCell025109">
            <text:p text:style-name="P234"><text:span text:style-name="T928"> </text:span><text:span text:style-name="T929"/></text:p>
          </table:table-cell>
        </table:table-row>
        <table:table-row table:style-name="TableRow0252">
          <table:covered-table-cell>
            <text:p text:style-name="P236"><text:span text:style-name="T929"><text:s/></text:span></text:p>
          </table:covered-table-cell>
          <table:covered-table-cell>
            <text:p text:style-name="P236"><text:span text:style-name="T929"><text:s/></text:span></text:p>
          </table:covered-table-cell>
          <table:table-cell table:style-name="TableCell025202">
            <text:p text:style-name="P237"><text:span text:style-name="T930">При получении ошибки от сервера она отображается с помощью диалогового окна.</text:span><text:span text:style-name="T931"/></text:p>
          </table:table-cell>
          <table:table-cell table:style-name="TableCell025203">
            <text:p text:style-name="P237"><text:span text:style-name="T932">1</text:span><text:span text:style-name="T933"/></text:p>
          </table:table-cell>
          <table:table-cell table:style-name="TableCell025204">
            <text:p text:style-name="P237"><text:span text:style-name="T934">1</text:span><text:span text:style-name="T935"/></text:p>
          </table:table-cell>
          <table:table-cell table:style-name="TableCell025205">
            <text:p text:style-name="P237"><text:span text:style-name="T936">*</text:span><text:span text:style-name="T937"/></text:p>
          </table:table-cell>
          <table:table-cell table:style-name="TableCell025206">
            <text:p text:style-name="P237"><text:span text:style-name="T938"> </text:span><text:span text:style-name="T939"/></text:p>
          </table:table-cell>
          <table:table-cell table:style-name="TableCell025207">
            <text:p text:style-name="P237"><text:span text:style-name="T940"> </text:span><text:span text:style-name="T941"/></text:p>
          </table:table-cell>
          <table:table-cell table:style-name="TableCell025208">
            <text:p text:style-name="P237"><text:span text:style-name="T942">1</text:span><text:span text:style-name="T943"/></text:p>
          </table:table-cell>
          <table:table-cell table:style-name="TableCell025209">
            <text:p text:style-name="P237"><text:span text:style-name="T944"> </text:span><text:span text:style-name="T945"/></text:p>
          </table:table-cell>
        </table:table-row>
        <table:table-row table:style-name="TableRow0253">
          <table:covered-table-cell>
            <text:p text:style-name="P239"><text:span text:style-name="T945"><text:s/></text:span></text:p>
          </table:covered-table-cell>
          <table:covered-table-cell>
            <text:p text:style-name="P239"><text:span text:style-name="T945"><text:s/></text:span></text:p>
          </table:covered-table-cell>
          <table:table-cell table:style-name="TableCell025302">
            <text:p text:style-name="P240"><text:span text:style-name="T946">Реализованы запросы получения информации</text:span><text:span text:style-name="T947"/></text:p>
          </table:table-cell>
          <table:table-cell table:style-name="TableCell025303">
            <text:p text:style-name="P240"><text:span text:style-name="T948">2</text:span><text:span text:style-name="T949"/></text:p>
          </table:table-cell>
          <table:table-cell table:style-name="TableCell025304">
            <text:p text:style-name="P240"><text:span text:style-name="T950">2</text:span><text:span text:style-name="T951"/></text:p>
          </table:table-cell>
          <table:table-cell table:style-name="TableCell025305">
            <text:p text:style-name="P240"><text:span text:style-name="T952">*</text:span><text:span text:style-name="T953"/></text:p>
          </table:table-cell>
          <table:table-cell table:style-name="TableCell025306">
            <text:p text:style-name="P240"><text:span text:style-name="T954"> </text:span><text:span text:style-name="T955"/></text:p>
          </table:table-cell>
          <table:table-cell table:style-name="TableCell025307">
            <text:p text:style-name="P240"><text:span text:style-name="T956"> </text:span><text:span text:style-name="T957"/></text:p>
          </table:table-cell>
          <table:table-cell table:style-name="TableCell025308">
            <text:p text:style-name="P240"><text:span text:style-name="T958">2</text:span><text:span text:style-name="T959"/></text:p>
          </table:table-cell>
          <table:table-cell table:style-name="TableCell025309">
            <text:p text:style-name="P240"><text:span text:style-name="T960"> 2</text:span><text:span text:style-name="T961"/></text:p>
          </table:table-cell>
        </table:table-row>
        <table:table-row table:style-name="TableRow0254">
          <table:table-cell table:style-name="TableCell025400">
            <text:p text:style-name="P243"><text:span text:style-name="T962">Интеграция программных модулей</text:span><text:span text:style-name="T963"/></text:p>
          </table:table-cell>
          <table:table-cell table:style-name="TableCell025401">
            <text:p text:style-name="P243"><text:span text:style-name="T964">Коллективное владение кодом в СКВ</text:span><text:span text:style-name="T965"/></text:p>
          </table:table-cell>
          <table:table-cell table:style-name="TableCell025402">
            <text:p text:style-name="P243"><text:span text:style-name="T966">Изменения программного кода зарегистрированы в системе контроля версий и ежедневно обновляются</text:span><text:span text:style-name="T967"/></text:p>
          </table:table-cell>
          <table:table-cell table:style-name="TableCell025403">
            <text:p text:style-name="P243"><text:span text:style-name="T968">1</text:span><text:span text:style-name="T969"/></text:p>
          </table:table-cell>
          <table:table-cell table:style-name="TableCell025404">
            <text:p text:style-name="P243"><text:span text:style-name="T970">*</text:span><text:span text:style-name="T971"/></text:p>
          </table:table-cell>
          <table:table-cell table:style-name="TableCell025405">
            <text:p text:style-name="P243"><text:span text:style-name="T972">1</text:span><text:span text:style-name="T973"/></text:p>
          </table:table-cell>
          <table:table-cell table:style-name="TableCell025406">
            <text:p text:style-name="P243"><text:span text:style-name="T974">1</text:span><text:span text:style-name="T975"/></text:p>
          </table:table-cell>
          <table:table-cell table:style-name="TableCell025407">
            <text:p text:style-name="P243"><text:span text:style-name="T976">1</text:span><text:span text:style-name="T977"/></text:p>
          </table:table-cell>
          <table:table-cell table:style-name="TableCell025408">
            <text:p text:style-name="P243"><text:span text:style-name="T978">1</text:span><text:span text:style-name="T979"/></text:p>
          </table:table-cell>
          <table:table-cell table:style-name="TableCell025409">
            <text:p text:style-name="P243"><text:span text:style-name="T980">1</text:span><text:span text:style-name="T981"/></text:p>
          </table:table-cell>
        </table:table-row>
        <table:table-row table:style-name="TableRow0255">
          <table:table-cell table:style-name="TableCell025500" table:number-rows-spanned="5">
            <text:p text:style-name="P246"><text:span text:style-name="T982">Тестирование разработки базы данных и приложения</text:span><text:span text:style-name="T983"/></text:p>
          </table:table-cell>
          <table:table-cell table:style-name="TableCell025501" table:number-rows-spanned="3">
            <text:p text:style-name="P246"><text:span text:style-name="T984">Проектирование тестовых вариантов</text:span><text:span text:style-name="T985"/></text:p>
          </table:table-cell>
          <table:table-cell table:style-name="TableCell025502">
            <text:p text:style-name="P246"><text:span text:style-name="T986">Сценарии тестирования элементов проверяют результаты этапа кодирования<text:s text:c="2"/>каждого модуля методом "белого ящика"</text:span><text:span text:style-name="T987"/></text:p>
          </table:table-cell>
          <table:table-cell table:style-name="TableCell025503">
            <text:p text:style-name="P246"><text:span text:style-name="T988">1</text:span><text:span text:style-name="T989"/></text:p>
          </table:table-cell>
          <table:table-cell table:style-name="TableCell025504">
            <text:p text:style-name="P246"><text:span text:style-name="T990">1</text:span><text:span text:style-name="T991"/></text:p>
          </table:table-cell>
          <table:table-cell table:style-name="TableCell025505">
            <text:p text:style-name="P246"><text:span text:style-name="T992">*</text:span><text:span text:style-name="T993"/></text:p>
          </table:table-cell>
          <table:table-cell table:style-name="TableCell025506">
            <text:p text:style-name="P246"><text:span text:style-name="T994">1</text:span><text:span text:style-name="T995"/></text:p>
          </table:table-cell>
          <table:table-cell table:style-name="TableCell025507">
            <text:p text:style-name="P246"><text:span text:style-name="T996">1</text:span><text:span text:style-name="T997"/></text:p>
          </table:table-cell>
          <table:table-cell table:style-name="TableCell025508">
            <text:p text:style-name="P246"><text:span text:style-name="T998">1 </text:span><text:span text:style-name="T999"/></text:p>
          </table:table-cell>
          <table:table-cell table:style-name="TableCell025509">
            <text:p text:style-name="P246"><text:span text:style-name="T1000">1</text:span><text:span text:style-name="T1001"/></text:p>
          </table:table-cell>
        </table:table-row>
        <table:table-row table:style-name="TableRow0256">
          <table:covered-table-cell>
            <text:p text:style-name="P249"><text:span text:style-name="T1001"><text:s/></text:span></text:p>
          </table:covered-table-cell>
          <table:covered-table-cell>
            <text:p text:style-name="P249"><text:span text:style-name="T1001"><text:s/></text:span></text:p>
          </table:covered-table-cell>
          <table:table-cell table:style-name="TableCell025602">
            <text:p text:style-name="P250"><text:span text:style-name="T1002">Сценарии тестирования интеграции позволяют выявить ошибки этапа проектирования, проверяют сборку модулей методом "черного ящика"</text:span><text:span text:style-name="T1003"/></text:p>
          </table:table-cell>
          <table:table-cell table:style-name="TableCell025603">
            <text:p text:style-name="P250"><text:span text:style-name="T1004">1</text:span><text:span text:style-name="T1005"/></text:p>
          </table:table-cell>
          <table:table-cell table:style-name="TableCell025604">
            <text:p text:style-name="P250"><text:span text:style-name="T1006">1</text:span><text:span text:style-name="T1007"/></text:p>
          </table:table-cell>
          <table:table-cell table:style-name="TableCell025605">
            <text:p text:style-name="P250"><text:span text:style-name="T1008">*</text:span><text:span text:style-name="T1009"/></text:p>
          </table:table-cell>
          <table:table-cell table:style-name="TableCell025606">
            <text:p text:style-name="P250"><text:span text:style-name="T1010">1</text:span><text:span text:style-name="T1011"/></text:p>
          </table:table-cell>
          <table:table-cell table:style-name="TableCell025607">
            <text:p text:style-name="P250"><text:span text:style-name="T1012">1</text:span><text:span text:style-name="T1013"/></text:p>
          </table:table-cell>
          <table:table-cell table:style-name="TableCell025608">
            <text:p text:style-name="P250"><text:span text:style-name="T1014">1 </text:span><text:span text:style-name="T1015"/></text:p>
          </table:table-cell>
          <table:table-cell table:style-name="TableCell025609">
            <text:p text:style-name="P250"><text:span text:style-name="T1016">1</text:span><text:span text:style-name="T1017"/></text:p>
          </table:table-cell>
        </table:table-row>
        <table:table-row table:style-name="TableRow0257">
          <table:covered-table-cell>
            <text:p text:style-name="P253"><text:span text:style-name="T1017"><text:s/></text:span></text:p>
          </table:covered-table-cell>
          <table:covered-table-cell>
            <text:p text:style-name="P253"><text:span text:style-name="T1017"><text:s/></text:span></text:p>
          </table:covered-table-cell>
          <table:table-cell table:style-name="TableCell025702">
            <text:p text:style-name="P254"><text:span text:style-name="T1018">Сценарии системного тестирования проверяют правильность объединения и взаимодействия всех элементов разрабатываемой системы</text:span><text:span text:style-name="T1019"/></text:p>
          </table:table-cell>
          <table:table-cell table:style-name="TableCell025703">
            <text:p text:style-name="P254"><text:span text:style-name="T1020">1</text:span><text:span text:style-name="T1021"/></text:p>
          </table:table-cell>
          <table:table-cell table:style-name="TableCell025704">
            <text:p text:style-name="P254"><text:span text:style-name="T1022">1</text:span><text:span text:style-name="T1023"/></text:p>
          </table:table-cell>
          <table:table-cell table:style-name="TableCell025705">
            <text:p text:style-name="P254"><text:span text:style-name="T1024">*</text:span><text:span text:style-name="T1025"/></text:p>
          </table:table-cell>
          <table:table-cell table:style-name="TableCell025706">
            <text:p text:style-name="P254"><text:span text:style-name="T1026">1</text:span><text:span text:style-name="T1027"/></text:p>
          </table:table-cell>
          <table:table-cell table:style-name="TableCell025707">
            <text:p text:style-name="P254"><text:span text:style-name="T1028">1</text:span><text:span text:style-name="T1029"/></text:p>
          </table:table-cell>
          <table:table-cell table:style-name="TableCell025708">
            <text:p text:style-name="P254"><text:span text:style-name="T1030">1 </text:span><text:span text:style-name="T1031"/></text:p>
          </table:table-cell>
          <table:table-cell table:style-name="TableCell025709">
            <text:p text:style-name="P254"><text:span text:style-name="T1032">1</text:span><text:span text:style-name="T1033"/></text:p>
          </table:table-cell>
        </table:table-row>
        <table:table-row table:style-name="TableRow0258">
          <table:covered-table-cell>
            <text:p text:style-name="P257"><text:span text:style-name="T1033"><text:s/></text:span></text:p>
          </table:covered-table-cell>
          <table:table-cell table:style-name="TableCell025801" table:number-rows-spanned="2">
            <text:p text:style-name="P258"><text:span text:style-name="T1034">Результаты тестирования</text:span><text:span text:style-name="T1035"/></text:p>
          </table:table-cell>
          <table:table-cell table:style-name="TableCell025802">
            <text:p text:style-name="P258"><text:span text:style-name="T1036">Результаты тестирования каждого модуля внесены в протоколы тестирования</text:span><text:span text:style-name="T1037"/></text:p>
          </table:table-cell>
          <table:table-cell table:style-name="TableCell025803">
            <text:p text:style-name="P258"><text:span text:style-name="T1038">1</text:span><text:span text:style-name="T1039"/></text:p>
          </table:table-cell>
          <table:table-cell table:style-name="TableCell025804">
            <text:p text:style-name="P258"><text:span text:style-name="T1040">1</text:span><text:span text:style-name="T1041"/></text:p>
          </table:table-cell>
          <table:table-cell table:style-name="TableCell025805">
            <text:p text:style-name="P258"><text:span text:style-name="T1042">*</text:span><text:span text:style-name="T1043"/></text:p>
          </table:table-cell>
          <table:table-cell table:style-name="TableCell025806">
            <text:p text:style-name="P258"><text:span text:style-name="T1044">1</text:span><text:span text:style-name="T1045"/></text:p>
          </table:table-cell>
          <table:table-cell table:style-name="TableCell025807">
            <text:p text:style-name="P258"><text:span text:style-name="T1046">1</text:span><text:span text:style-name="T1047"/></text:p>
          </table:table-cell>
          <table:table-cell table:style-name="TableCell025808">
            <text:p text:style-name="P258"><text:span text:style-name="T1048"> </text:span><text:span text:style-name="T1049"/></text:p>
          </table:table-cell>
          <table:table-cell table:style-name="TableCell025809">
            <text:p text:style-name="P258"><text:span text:style-name="T1050">1</text:span><text:span text:style-name="T1051"/></text:p>
          </table:table-cell>
        </table:table-row>
        <table:table-row table:style-name="TableRow0259">
          <table:covered-table-cell>
            <text:p text:style-name="P261"><text:span text:style-name="T1051"><text:s/></text:span></text:p>
          </table:covered-table-cell>
          <table:covered-table-cell>
            <text:p text:style-name="P261"><text:span text:style-name="T1051"><text:s/></text:span></text:p>
          </table:covered-table-cell>
          <table:table-cell table:style-name="TableCell025902">
            <text:p text:style-name="P262"><text:span text:style-name="T1052">Результаты системного тестирования внесены в протоколы тестирования</text:span><text:span text:style-name="T1053"/></text:p>
          </table:table-cell>
          <table:table-cell table:style-name="TableCell025903">
            <text:p text:style-name="P262"><text:span text:style-name="T1054">1</text:span><text:span text:style-name="T1055"/></text:p>
          </table:table-cell>
          <table:table-cell table:style-name="TableCell025904">
            <text:p text:style-name="P262"><text:span text:style-name="T1056">1</text:span><text:span text:style-name="T1057"/></text:p>
          </table:table-cell>
          <table:table-cell table:style-name="TableCell025905">
            <text:p text:style-name="P262"><text:span text:style-name="T1058">*</text:span><text:span text:style-name="T1059"/></text:p>
          </table:table-cell>
          <table:table-cell table:style-name="TableCell025906">
            <text:p text:style-name="P262"><text:span text:style-name="T1060">1</text:span><text:span text:style-name="T1061"/></text:p>
          </table:table-cell>
          <table:table-cell table:style-name="TableCell025907">
            <text:p text:style-name="P262"><text:span text:style-name="T1062">1</text:span><text:span text:style-name="T1063"/></text:p>
          </table:table-cell>
          <table:table-cell table:style-name="TableCell025908">
            <text:p text:style-name="P262"><text:span text:style-name="T1064"> </text:span><text:span text:style-name="T1065"/></text:p>
          </table:table-cell>
          <table:table-cell table:style-name="TableCell025909">
            <text:p text:style-name="P262"><text:span text:style-name="T1066">1</text:span><text:span text:style-name="T1067"/></text:p>
          </table:table-cell>
        </table:table-row>
        <table:table-row table:style-name="TableRow0260">
          <table:table-cell table:style-name="TableCell026000" table:number-rows-spanned="4">
            <text:p text:style-name="P265"><text:span text:style-name="T1068">Организация процесса разработки</text:span><text:span text:style-name="T1069"/></text:p>
          </table:table-cell>
          <table:table-cell table:style-name="TableCell026001" table:number-rows-spanned="4">
            <text:p text:style-name="P265"><text:span text:style-name="T1070">Управление персоналом</text:span><text:span text:style-name="T1071"/></text:p>
          </table:table-cell>
          <table:table-cell table:style-name="TableCell026002">
            <text:p text:style-name="P265"><text:span text:style-name="T1072">Ежедневные совещания</text:span><text:span text:style-name="T1073"/></text:p>
          </table:table-cell>
          <table:table-cell table:style-name="TableCell026003">
            <text:p text:style-name="P265"><text:span text:style-name="T1074">1</text:span><text:span text:style-name="T1075"/></text:p>
          </table:table-cell>
          <table:table-cell table:style-name="TableCell026004">
            <text:p text:style-name="P265"><text:span text:style-name="T1076">1</text:span><text:span text:style-name="T1077"/></text:p>
          </table:table-cell>
          <table:table-cell table:style-name="TableCell026005">
            <text:p text:style-name="P265"><text:span text:style-name="T1078">*</text:span><text:span text:style-name="T1079"/></text:p>
          </table:table-cell>
          <table:table-cell table:style-name="TableCell026006">
            <text:p text:style-name="P265"><text:span text:style-name="T1080">1</text:span><text:span text:style-name="T1081"/></text:p>
          </table:table-cell>
          <table:table-cell table:style-name="TableCell026007">
            <text:p text:style-name="P265"><text:span text:style-name="T1082">1</text:span><text:span text:style-name="T1083"/></text:p>
          </table:table-cell>
          <table:table-cell table:style-name="TableCell026008">
            <text:p text:style-name="P265"><text:span text:style-name="T1084">1</text:span><text:span text:style-name="T1085"/></text:p>
          </table:table-cell>
          <table:table-cell table:style-name="TableCell026009">
            <text:p text:style-name="P265"><text:span text:style-name="T1086">1</text:span><text:span text:style-name="T1087"/></text:p>
          </table:table-cell>
        </table:table-row>
        <table:table-row table:style-name="TableRow0261">
          <table:covered-table-cell>
            <text:p text:style-name="P268"><text:span text:style-name="T1087"><text:s/></text:span></text:p>
          </table:covered-table-cell>
          <table:covered-table-cell>
            <text:p text:style-name="P268"><text:span text:style-name="T1087"><text:s/></text:span></text:p>
          </table:covered-table-cell>
          <table:table-cell table:style-name="TableCell026102">
            <text:p text:style-name="P269"><text:span text:style-name="T1088">Перераспределение обязанностей членов группы</text:span><text:span text:style-name="T1089"/></text:p>
          </table:table-cell>
          <table:table-cell table:style-name="TableCell026103">
            <text:p text:style-name="P269"><text:span text:style-name="T1090">1</text:span><text:span text:style-name="T1091"/></text:p>
          </table:table-cell>
          <table:table-cell table:style-name="TableCell026104">
            <text:p text:style-name="P269"><text:span text:style-name="T1092">1</text:span><text:span text:style-name="T1093"/></text:p>
          </table:table-cell>
          <table:table-cell table:style-name="TableCell026105">
            <text:p text:style-name="P269"><text:span text:style-name="T1094">*</text:span><text:span text:style-name="T1095"/></text:p>
          </table:table-cell>
          <table:table-cell table:style-name="TableCell026106">
            <text:p text:style-name="P269"><text:span text:style-name="T1096">1</text:span><text:span text:style-name="T1097"/></text:p>
          </table:table-cell>
          <table:table-cell table:style-name="TableCell026107">
            <text:p text:style-name="P269"><text:span text:style-name="T1098">1</text:span><text:span text:style-name="T1099"/></text:p>
          </table:table-cell>
          <table:table-cell table:style-name="TableCell026108">
            <text:p text:style-name="P269"><text:span text:style-name="T1100">1</text:span><text:span text:style-name="T1101"/></text:p>
          </table:table-cell>
          <table:table-cell table:style-name="TableCell026109">
            <text:p text:style-name="P269"><text:span text:style-name="T1102">1</text:span><text:span text:style-name="T1103"/></text:p>
          </table:table-cell>
        </table:table-row>
        <table:table-row table:style-name="TableRow0262">
          <table:covered-table-cell>
            <text:p text:style-name="P271"><text:span text:style-name="T1103"><text:s/></text:span></text:p>
          </table:covered-table-cell>
          <table:covered-table-cell>
            <text:p text:style-name="P271"><text:span text:style-name="T1103"><text:s/></text:span></text:p>
          </table:covered-table-cell>
          <table:table-cell table:style-name="TableCell026202">
            <text:p text:style-name="P272"><text:span text:style-name="T1104">Ежедневный отчет о ходе проекта</text:span><text:span text:style-name="T1105"/></text:p>
          </table:table-cell>
          <table:table-cell table:style-name="TableCell026203">
            <text:p text:style-name="P272"><text:span text:style-name="T1106">1</text:span><text:span text:style-name="T1107"/></text:p>
          </table:table-cell>
          <table:table-cell table:style-name="TableCell026204">
            <text:p text:style-name="P272"><text:span text:style-name="T1108">1</text:span><text:span text:style-name="T1109"/></text:p>
          </table:table-cell>
          <table:table-cell table:style-name="TableCell026205">
            <text:p text:style-name="P272"><text:span text:style-name="T1110">*</text:span><text:span text:style-name="T1111"/></text:p>
          </table:table-cell>
          <table:table-cell table:style-name="TableCell026206">
            <text:p text:style-name="P272"><text:span text:style-name="T1112">1</text:span><text:span text:style-name="T1113"/></text:p>
          </table:table-cell>
          <table:table-cell table:style-name="TableCell026207">
            <text:p text:style-name="P272"><text:span text:style-name="T1114">1</text:span><text:span text:style-name="T1115"/></text:p>
          </table:table-cell>
          <table:table-cell table:style-name="TableCell026208">
            <text:p text:style-name="P272"><text:span text:style-name="T1116">1</text:span><text:span text:style-name="T1117"/></text:p>
          </table:table-cell>
          <table:table-cell table:style-name="TableCell026209">
            <text:p text:style-name="P272"><text:span text:style-name="T1118">1</text:span><text:span text:style-name="T1119"/></text:p>
          </table:table-cell>
        </table:table-row>
        <table:table-row table:style-name="TableRow0263">
          <table:covered-table-cell>
            <text:p text:style-name="P274"><text:span text:style-name="T1119"><text:s/></text:span></text:p>
          </table:covered-table-cell>
          <table:covered-table-cell>
            <text:p text:style-name="P274"><text:span text:style-name="T1119"><text:s/></text:span></text:p>
          </table:covered-table-cell>
          <table:table-cell table:style-name="TableCell026302">
            <text:p text:style-name="P275"><text:span text:style-name="T1120">Консультирование сотрудников</text:span><text:span text:style-name="T1121"/></text:p>
          </table:table-cell>
          <table:table-cell table:style-name="TableCell026303">
            <text:p text:style-name="P275"><text:span text:style-name="T1122">2</text:span><text:span text:style-name="T1123"/></text:p>
          </table:table-cell>
          <table:table-cell table:style-name="TableCell026304">
            <text:p text:style-name="P275"><text:span text:style-name="T1124">1</text:span><text:span text:style-name="T1125"/></text:p>
          </table:table-cell>
          <table:table-cell table:style-name="TableCell026305">
            <text:p text:style-name="P275"><text:span text:style-name="T1126">*</text:span><text:span text:style-name="T1127"/></text:p>
          </table:table-cell>
          <table:table-cell table:style-name="TableCell026306">
            <text:p text:style-name="P275"><text:span text:style-name="T1127"/></text:p>
          </table:table-cell>
          <table:table-cell table:style-name="TableCell026307">
            <text:p text:style-name="P275"><text:span text:style-name="T1128">1</text:span><text:span text:style-name="T1129"/></text:p>
          </table:table-cell>
          <table:table-cell table:style-name="TableCell026308">
            <text:p text:style-name="P275"><text:span text:style-name="T1130">2</text:span><text:span text:style-name="T1131"/></text:p>
          </table:table-cell>
          <table:table-cell table:style-name="TableCell026309">
            <text:p text:style-name="P275"><text:span text:style-name="T1132">2</text:span><text:span text:style-name="T1133"/></text:p>
          </table:table-cell>
        </table:table-row>
        <table:table-row table:style-name="TableRow0264">
          <table:table-cell table:style-name="TableCell026400" table:number-columns-spanned="3">
            <text:p text:style-name="P278"><text:span text:style-name="T1134">Всего:</text:span><text:span text:style-name="T1135"/></text:p>
          </table:table-cell>
          <table:covered-table-cell/>
          <table:covered-table-cell/>
          <table:table-cell table:style-name="TableCell026403">
            <text:p text:style-name="P278"><text:span text:style-name="T1136">70</text:span><text:span text:style-name="T1137"/></text:p>
          </table:table-cell>
          <table:table-cell table:style-name="TableCell026404">
            <text:p text:style-name="P278"><text:span text:style-name="T1138"> </text:span><text:span text:style-name="T1139"/></text:p>
          </table:table-cell>
          <table:table-cell table:style-name="TableCell026405">
            <text:p text:style-name="P278"><text:span text:style-name="T1140"> </text:span><text:span text:style-name="T1141"/></text:p>
          </table:table-cell>
          <table:table-cell table:style-name="TableCell026406">
            <text:p text:style-name="P278"><text:span text:style-name="T1142">45,5</text:span><text:span text:style-name="T1143"/></text:p>
          </table:table-cell>
          <table:table-cell table:style-name="TableCell026407">
            <text:p text:style-name="P278"><text:span text:style-name="T1144">53,5</text:span><text:span text:style-name="T1145"/></text:p>
          </table:table-cell>
          <table:table-cell table:style-name="TableCell026408">
            <text:p text:style-name="P278"><text:span text:style-name="T1146">54,5</text:span><text:span text:style-name="T1147"/></text:p>
          </table:table-cell>
          <table:table-cell table:style-name="TableCell026409">
            <text:p text:style-name="P278"><text:span text:style-name="T1148">47,5</text:span><text:span text:style-name="T1149"/></text:p>
          </table:table-cell>
        </table:table-row>
      </table:table>
      <text:p text:style-name="P280"><text:span text:style-name="T1150"><text:s/></text:span></text:p>
      <text:p text:style-name="P280"><text:span text:style-name="T1151"/></text:p>
      <text:p text:style-name="P281"><text:span text:style-name="T1152">КТУ Группы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column table:style-name="TableColumn0307"/>
        <table:table-column table:style-name="TableColumn0308"/>
        <table:table-column table:style-name="TableColumn0309"/>
        <table:table-column table:style-name="TableColumn0310"/>
        <table:table-column table:style-name="TableColumn0311"/>
        <table:table-row table:style-name="TableRow0300">
          <table:table-cell table:style-name="TableCell030000" table:number-rows-spanned="2">
            <text:p text:style-name="P283"><text:span text:style-name="T1154">Объекты оценивания</text:span><text:span text:style-name="T1155"/></text:p>
          </table:table-cell>
          <table:table-cell table:style-name="TableCell030001" table:number-rows-spanned="2">
            <text:p text:style-name="P283"><text:span text:style-name="T1156">Суб критерии</text:span><text:span text:style-name="T1157"/></text:p>
          </table:table-cell>
          <table:table-cell table:style-name="TableCell030002" table:number-rows-spanned="2">
            <text:p text:style-name="P283"><text:span text:style-name="T1158">Аспекты</text:span><text:span text:style-name="T1159"/></text:p>
          </table:table-cell>
          <table:table-cell table:style-name="TableCell030003" table:number-rows-spanned="2">
            <text:p text:style-name="P283"><text:span text:style-name="T1160">Рейтинг</text:span><text:span text:style-name="T1161"/></text:p>
          </table:table-cell>
          <table:table-cell table:style-name="TableCell030004" table:number-columns-spanned="2">
            <text:p text:style-name="P283"><text:span text:style-name="T1162">Танцырев</text:span><text:span text:style-name="T1163"/></text:p>
          </table:table-cell>
          <table:covered-table-cell/>
          <table:table-cell table:style-name="TableCell030006" table:number-columns-spanned="2">
            <text:p text:style-name="P283"><text:span text:style-name="T1164">Старых</text:span><text:span text:style-name="T1165"/></text:p>
          </table:table-cell>
          <table:covered-table-cell/>
          <table:table-cell table:style-name="TableCell030008" table:number-columns-spanned="2">
            <text:p text:style-name="P283"><text:span text:style-name="T1166">Горкушин</text:span><text:span text:style-name="T1167"/></text:p>
          </table:table-cell>
          <table:covered-table-cell/>
          <table:table-cell table:style-name="TableCell030010" table:number-columns-spanned="2">
            <text:p text:style-name="P283"><text:span text:style-name="T1168">Загородников</text:span><text:span text:style-name="T1169"/></text:p>
          </table:table-cell>
          <table:covered-table-cell/>
        </table:table-row>
        <table:table-row table:style-name="TableRow0301">
          <table:covered-table-cell>
            <text:p text:style-name="P286"><text:span text:style-name="T1169"><text:s/></text:span></text:p>
          </table:covered-table-cell>
          <table:covered-table-cell>
            <text:p text:style-name="P286"><text:span text:style-name="T1169"><text:s/></text:span></text:p>
          </table:covered-table-cell>
          <table:covered-table-cell>
            <text:p text:style-name="P286"><text:span text:style-name="T1169"><text:s/></text:span></text:p>
          </table:covered-table-cell>
          <table:covered-table-cell>
            <text:p text:style-name="P286"><text:span text:style-name="T1169"><text:s/></text:span></text:p>
          </table:covered-table-cell>
          <table:table-cell table:style-name="TableCell030104">
            <text:p text:style-name="P287"><text:span text:style-name="T1170">КТУ</text:span><text:span text:style-name="T1171"/></text:p>
          </table:table-cell>
          <table:table-cell table:style-name="TableCell030105">
            <text:p text:style-name="P287"><text:span text:style-name="T1172">Набр. балл</text:span><text:span text:style-name="T1173"/></text:p>
          </table:table-cell>
          <table:table-cell table:style-name="TableCell030106">
            <text:p text:style-name="P287"><text:span text:style-name="T1174">КТУ</text:span><text:span text:style-name="T1175"/></text:p>
          </table:table-cell>
          <table:table-cell table:style-name="TableCell030107">
            <text:p text:style-name="P287"><text:span text:style-name="T1176">Набр. балл</text:span><text:span text:style-name="T1177"/></text:p>
          </table:table-cell>
          <table:table-cell table:style-name="TableCell030108">
            <text:p text:style-name="P287"><text:span text:style-name="T1178">КТУ</text:span><text:span text:style-name="T1179"/></text:p>
          </table:table-cell>
          <table:table-cell table:style-name="TableCell030109">
            <text:p text:style-name="P287"><text:span text:style-name="T1180">Набр. балл</text:span><text:span text:style-name="T1181"/></text:p>
          </table:table-cell>
          <table:table-cell table:style-name="TableCell030110">
            <text:p text:style-name="P287"><text:span text:style-name="T1182">КТУ</text:span><text:span text:style-name="T1183"/></text:p>
          </table:table-cell>
          <table:table-cell table:style-name="TableCell030111">
            <text:p text:style-name="P287"><text:span text:style-name="T1184">Набр. балл</text:span><text:span text:style-name="T1185"/></text:p>
          </table:table-cell>
        </table:table-row>
        <table:table-row table:style-name="TableRow0302">
          <table:table-cell table:style-name="TableCell030200" table:number-rows-spanned="5">
            <text:p text:style-name="P290"><text:span text:style-name="T1186">Создание проектной группы</text:span><text:span text:style-name="T1187"/></text:p>
          </table:table-cell>
          <table:table-cell table:style-name="TableCell030201" table:number-rows-spanned="2">
            <text:p text:style-name="P290"><text:span text:style-name="T1188">Структура группы</text:span><text:span text:style-name="T1189"/></text:p>
          </table:table-cell>
          <table:table-cell table:style-name="TableCell030202">
            <text:p text:style-name="P290"><text:span text:style-name="T1190">Состав проектной группы определен в соответствии с профессиональными стандартами группы специальностей</text:span><text:span text:style-name="T1191"/></text:p>
          </table:table-cell>
          <table:table-cell table:style-name="TableCell030203">
            <text:p text:style-name="P290"><text:span text:style-name="T1192">2</text:span><text:span text:style-name="T1193"/></text:p>
          </table:table-cell>
          <table:table-cell table:style-name="TableCell030204">
            <text:p text:style-name="P290"><text:span text:style-name="T1194">0,6</text:span><text:span text:style-name="T1195"/></text:p>
          </table:table-cell>
          <table:table-cell table:style-name="TableCell030205">
            <text:p text:style-name="P290"><text:span text:style-name="T1196">1,2</text:span><text:span text:style-name="T1197"/></text:p>
          </table:table-cell>
          <table:table-cell table:style-name="TableCell030206">
            <text:p text:style-name="P290"><text:span text:style-name="T1198">0,6</text:span><text:span text:style-name="T1199"/></text:p>
          </table:table-cell>
          <table:table-cell table:style-name="TableCell030207">
            <text:p text:style-name="P290"><text:span text:style-name="T1200">1,2</text:span><text:span text:style-name="T1201"/></text:p>
          </table:table-cell>
          <table:table-cell table:style-name="TableCell030208">
            <text:p text:style-name="P290"><text:span text:style-name="T1202">0,8</text:span><text:span text:style-name="T1203"/></text:p>
          </table:table-cell>
          <table:table-cell table:style-name="TableCell030209">
            <text:p text:style-name="P290"><text:span text:style-name="T1204">1,6</text:span><text:span text:style-name="T1205"/></text:p>
          </table:table-cell>
          <table:table-cell table:style-name="TableCell030210">
            <text:p text:style-name="P290"><text:span text:style-name="T1206">0,6</text:span><text:span text:style-name="T1207"/></text:p>
          </table:table-cell>
          <table:table-cell table:style-name="TableCell030211">
            <text:p text:style-name="P290"><text:span text:style-name="T1208">1,2</text:span><text:span text:style-name="T1209"/></text:p>
          </table:table-cell>
        </table:table-row>
        <table:table-row table:style-name="TableRow0303">
          <table:covered-table-cell>
            <text:p text:style-name="P293"><text:span text:style-name="T1209"><text:s/></text:span></text:p>
          </table:covered-table-cell>
          <table:covered-table-cell>
            <text:p text:style-name="P293"><text:span text:style-name="T1209"><text:s/></text:span></text:p>
          </table:covered-table-cell>
          <table:table-cell table:style-name="TableCell030302">
            <text:p text:style-name="P294"><text:span text:style-name="T1210">Соотношение размера и структуры команды</text:span><text:span text:style-name="T1211"/></text:p>
          </table:table-cell>
          <table:table-cell table:style-name="TableCell030303">
            <text:p text:style-name="P294"><text:span text:style-name="T1212">2</text:span><text:span text:style-name="T1213"/></text:p>
          </table:table-cell>
          <table:table-cell table:style-name="TableCell030304">
            <text:p text:style-name="P294"><text:span text:style-name="T1214">0,6</text:span><text:span text:style-name="T1215"/></text:p>
          </table:table-cell>
          <table:table-cell table:style-name="TableCell030305">
            <text:p text:style-name="P294"><text:span text:style-name="T1216">1,2</text:span><text:span text:style-name="T1217"/></text:p>
          </table:table-cell>
          <table:table-cell table:style-name="TableCell030306">
            <text:p text:style-name="P294"><text:span text:style-name="T1218">0,4</text:span><text:span text:style-name="T1219"/></text:p>
          </table:table-cell>
          <table:table-cell table:style-name="TableCell030307">
            <text:p text:style-name="P294"><text:span text:style-name="T1220">0,6</text:span><text:span text:style-name="T1221"/></text:p>
          </table:table-cell>
          <table:table-cell table:style-name="TableCell030308">
            <text:p text:style-name="P294"><text:span text:style-name="T1222">0,8</text:span><text:span text:style-name="T1223"/></text:p>
          </table:table-cell>
          <table:table-cell table:style-name="TableCell030309">
            <text:p text:style-name="P294"><text:span text:style-name="T1224">1,6</text:span><text:span text:style-name="T1225"/></text:p>
          </table:table-cell>
          <table:table-cell table:style-name="TableCell030310">
            <text:p text:style-name="P294"><text:span text:style-name="T1226">0,6</text:span><text:span text:style-name="T1227"/></text:p>
          </table:table-cell>
          <table:table-cell table:style-name="TableCell030311">
            <text:p text:style-name="P294"><text:span text:style-name="T1228">1,2</text:span><text:span text:style-name="T1229"/></text:p>
          </table:table-cell>
        </table:table-row>
        <table:table-row table:style-name="TableRow0304">
          <table:covered-table-cell>
            <text:p text:style-name="P297"><text:span text:style-name="T1229"><text:s/></text:span></text:p>
          </table:covered-table-cell>
          <table:table-cell table:style-name="TableCell030401" table:number-rows-spanned="3">
            <text:p text:style-name="P298"><text:span text:style-name="T1230">Распределение обязанностей в группе</text:span><text:span text:style-name="T1231"/></text:p>
          </table:table-cell>
          <table:table-cell table:style-name="TableCell030402">
            <text:p text:style-name="P298"><text:span text:style-name="T1232">Обязанности в группе распределены в соответствии трудовыми функциями специалистов</text:span><text:span text:style-name="T1233"/></text:p>
          </table:table-cell>
          <table:table-cell table:style-name="TableCell030403">
            <text:p text:style-name="P298"><text:span text:style-name="T1234">2</text:span><text:span text:style-name="T1235"/></text:p>
          </table:table-cell>
          <table:table-cell table:style-name="TableCell030404">
            <text:p text:style-name="P298"><text:span text:style-name="T1236">0,8</text:span><text:span text:style-name="T1237"/></text:p>
          </table:table-cell>
          <table:table-cell table:style-name="TableCell030405">
            <text:p text:style-name="P298"><text:span text:style-name="T1238">1,2</text:span><text:span text:style-name="T1239"/></text:p>
          </table:table-cell>
          <table:table-cell table:style-name="TableCell030406">
            <text:p text:style-name="P298"><text:span text:style-name="T1240">0,6</text:span><text:span text:style-name="T1241"/></text:p>
          </table:table-cell>
          <table:table-cell table:style-name="TableCell030407">
            <text:p text:style-name="P298"><text:span text:style-name="T1242">0,8</text:span><text:span text:style-name="T1243"/></text:p>
          </table:table-cell>
          <table:table-cell table:style-name="TableCell030408">
            <text:p text:style-name="P298"><text:span text:style-name="T1244">0,6</text:span><text:span text:style-name="T1245"/></text:p>
          </table:table-cell>
          <table:table-cell table:style-name="TableCell030409">
            <text:p text:style-name="P298"><text:span text:style-name="T1246">1,6</text:span><text:span text:style-name="T1247"/></text:p>
          </table:table-cell>
          <table:table-cell table:style-name="TableCell030410">
            <text:p text:style-name="P298"><text:span text:style-name="T1248">0,6</text:span><text:span text:style-name="T1249"/></text:p>
          </table:table-cell>
          <table:table-cell table:style-name="TableCell030411">
            <text:p text:style-name="P298"><text:span text:style-name="T1250">1,2</text:span><text:span text:style-name="T1251"/></text:p>
          </table:table-cell>
        </table:table-row>
        <table:table-row table:style-name="TableRow0305">
          <table:covered-table-cell>
            <text:p text:style-name="P301"><text:span text:style-name="T1251"><text:s/></text:span></text:p>
          </table:covered-table-cell>
          <table:covered-table-cell>
            <text:p text:style-name="P301"><text:span text:style-name="T1251"><text:s/></text:span></text:p>
          </table:covered-table-cell>
          <table:table-cell table:style-name="TableCell030502">
            <text:p text:style-name="P302"><text:span text:style-name="T1252">Для выбора менеджера группы использована анкета</text:span><text:span text:style-name="T1253"/></text:p>
          </table:table-cell>
          <table:table-cell table:style-name="TableCell030503">
            <text:p text:style-name="P302"><text:span text:style-name="T1254">2</text:span><text:span text:style-name="T1255"/></text:p>
          </table:table-cell>
          <table:table-cell table:style-name="TableCell030504">
            <text:p text:style-name="P302"><text:span text:style-name="T1256">0,8</text:span><text:span text:style-name="T1257"/></text:p>
          </table:table-cell>
          <table:table-cell table:style-name="TableCell030505">
            <text:p text:style-name="P302"><text:span text:style-name="T1258">1,2</text:span><text:span text:style-name="T1259"/></text:p>
          </table:table-cell>
          <table:table-cell table:style-name="TableCell030506">
            <text:p text:style-name="P302"><text:span text:style-name="T1260">0,6</text:span><text:span text:style-name="T1261"/></text:p>
          </table:table-cell>
          <table:table-cell table:style-name="TableCell030507">
            <text:p text:style-name="P302"><text:span text:style-name="T1262">0,8</text:span><text:span text:style-name="T1263"/></text:p>
          </table:table-cell>
          <table:table-cell table:style-name="TableCell030508">
            <text:p text:style-name="P302"><text:span text:style-name="T1264">0,6</text:span><text:span text:style-name="T1265"/></text:p>
          </table:table-cell>
          <table:table-cell table:style-name="TableCell030509">
            <text:p text:style-name="P302"><text:span text:style-name="T1266">1,6</text:span><text:span text:style-name="T1267"/></text:p>
          </table:table-cell>
          <table:table-cell table:style-name="TableCell030510">
            <text:p text:style-name="P302"><text:span text:style-name="T1268">0,6</text:span><text:span text:style-name="T1269"/></text:p>
          </table:table-cell>
          <table:table-cell table:style-name="TableCell030511">
            <text:p text:style-name="P302"><text:span text:style-name="T1270">1,2</text:span><text:span text:style-name="T1271"/></text:p>
          </table:table-cell>
        </table:table-row>
        <table:table-row table:style-name="TableRow0306">
          <table:covered-table-cell>
            <text:p text:style-name="P304"><text:span text:style-name="T1271"><text:s/></text:span></text:p>
          </table:covered-table-cell>
          <table:covered-table-cell>
            <text:p text:style-name="P304"><text:span text:style-name="T1271"><text:s/></text:span></text:p>
          </table:covered-table-cell>
          <table:table-cell table:style-name="TableCell030602">
            <text:p text:style-name="P305"><text:span text:style-name="T1272">Обязанности в группе распределены в соответствии с таблицей сочетания ролей</text:span><text:span text:style-name="T1273"/></text:p>
          </table:table-cell>
          <table:table-cell table:style-name="TableCell030603">
            <text:p text:style-name="P305"><text:span text:style-name="T1274">2</text:span><text:span text:style-name="T1275"/></text:p>
          </table:table-cell>
          <table:table-cell table:style-name="TableCell030604">
            <text:p text:style-name="P305"><text:span text:style-name="T1276">0,8</text:span><text:span text:style-name="T1277"/></text:p>
          </table:table-cell>
          <table:table-cell table:style-name="TableCell030605">
            <text:p text:style-name="P305"><text:span text:style-name="T1278">1,2</text:span><text:span text:style-name="T1279"/></text:p>
          </table:table-cell>
          <table:table-cell table:style-name="TableCell030606">
            <text:p text:style-name="P305"><text:span text:style-name="T1280">0,6</text:span><text:span text:style-name="T1281"/></text:p>
          </table:table-cell>
          <table:table-cell table:style-name="TableCell030607">
            <text:p text:style-name="P305"><text:span text:style-name="T1282">0,8</text:span><text:span text:style-name="T1283"/></text:p>
          </table:table-cell>
          <table:table-cell table:style-name="TableCell030608">
            <text:p text:style-name="P305"><text:span text:style-name="T1284">1,2</text:span><text:span text:style-name="T1285"/></text:p>
          </table:table-cell>
          <table:table-cell table:style-name="TableCell030609">
            <text:p text:style-name="P305"><text:span text:style-name="T1286">1,6</text:span><text:span text:style-name="T1287"/></text:p>
          </table:table-cell>
          <table:table-cell table:style-name="TableCell030610">
            <text:p text:style-name="P305"><text:span text:style-name="T1288">0,6</text:span><text:span text:style-name="T1289"/></text:p>
          </table:table-cell>
          <table:table-cell table:style-name="TableCell030611">
            <text:p text:style-name="P305"><text:span text:style-name="T1290">1,2</text:span><text:span text:style-name="T1291"/></text:p>
          </table:table-cell>
        </table:table-row>
        <table:table-row table:style-name="TableRow0307">
          <table:table-cell table:style-name="TableCell030700" table:number-rows-spanned="6">
            <text:p text:style-name="P308"><text:span text:style-name="T1292">Презентация проектной группы и проектных решений</text:span><text:span text:style-name="T1293"/></text:p>
          </table:table-cell>
          <table:table-cell table:style-name="TableCell030701" table:number-rows-spanned="6">
            <text:p text:style-name="P308"><text:span text:style-name="T1294">Доклад</text:span><text:span text:style-name="T1295"/></text:p>
          </table:table-cell>
          <table:table-cell table:style-name="TableCell030702">
            <text:p text:style-name="P308"><text:span text:style-name="T1296">Доклад имеет четкую структуру</text:span><text:span text:style-name="T1297"/></text:p>
          </table:table-cell>
          <table:table-cell table:style-name="TableCell030703">
            <text:p text:style-name="P308"><text:span text:style-name="T1298">1</text:span><text:span text:style-name="T1299"/></text:p>
          </table:table-cell>
          <table:table-cell table:style-name="TableCell030704">
            <text:p text:style-name="P308"><text:span text:style-name="T1300">1</text:span><text:span text:style-name="T1301"/></text:p>
          </table:table-cell>
          <table:table-cell table:style-name="TableCell030705">
            <text:p text:style-name="P308"><text:span text:style-name="T1302">1</text:span><text:span text:style-name="T1303"/></text:p>
          </table:table-cell>
          <table:table-cell table:style-name="TableCell030706">
            <text:p text:style-name="P308"><text:span text:style-name="T1304">1</text:span><text:span text:style-name="T1305"/></text:p>
          </table:table-cell>
          <table:table-cell table:style-name="TableCell030707">
            <text:p text:style-name="P308"><text:span text:style-name="T1306">1</text:span><text:span text:style-name="T1307"/></text:p>
          </table:table-cell>
          <table:table-cell table:style-name="TableCell030708">
            <text:p text:style-name="P308"><text:span text:style-name="T1308">1</text:span><text:span text:style-name="T1309"/></text:p>
          </table:table-cell>
          <table:table-cell table:style-name="TableCell030709">
            <text:p text:style-name="P308"><text:span text:style-name="T1310">1</text:span><text:span text:style-name="T1311"/></text:p>
          </table:table-cell>
          <table:table-cell table:style-name="TableCell030710">
            <text:p text:style-name="P308"><text:span text:style-name="T1312">1</text:span><text:span text:style-name="T1313"/></text:p>
          </table:table-cell>
          <table:table-cell table:style-name="TableCell030711">
            <text:p text:style-name="P308"><text:span text:style-name="T1314">1</text:span><text:span text:style-name="T1315"/></text:p>
          </table:table-cell>
        </table:table-row>
        <table:table-row table:style-name="TableRow0308">
          <table:covered-table-cell>
            <text:p text:style-name="P311"><text:span text:style-name="T1315"><text:s/></text:span></text:p>
          </table:covered-table-cell>
          <table:covered-table-cell>
            <text:p text:style-name="P311"><text:span text:style-name="T1315"><text:s/></text:span></text:p>
          </table:covered-table-cell>
          <table:table-cell table:style-name="TableCell030802">
            <text:p text:style-name="P312"><text:span text:style-name="T1316">Организация работы проектной группы изложена ясно и полно</text:span><text:span text:style-name="T1317"/></text:p>
          </table:table-cell>
          <table:table-cell table:style-name="TableCell030803">
            <text:p text:style-name="P312"><text:span text:style-name="T1318">1</text:span><text:span text:style-name="T1319"/></text:p>
          </table:table-cell>
          <table:table-cell table:style-name="TableCell030804">
            <text:p text:style-name="P312"><text:span text:style-name="T1320">1</text:span><text:span text:style-name="T1321"/></text:p>
          </table:table-cell>
          <table:table-cell table:style-name="TableCell030805">
            <text:p text:style-name="P312"><text:span text:style-name="T1322">1</text:span><text:span text:style-name="T1323"/></text:p>
          </table:table-cell>
          <table:table-cell table:style-name="TableCell030806">
            <text:p text:style-name="P312"><text:span text:style-name="T1324">1</text:span><text:span text:style-name="T1325"/></text:p>
          </table:table-cell>
          <table:table-cell table:style-name="TableCell030807">
            <text:p text:style-name="P312"><text:span text:style-name="T1326">1</text:span><text:span text:style-name="T1327"/></text:p>
          </table:table-cell>
          <table:table-cell table:style-name="TableCell030808">
            <text:p text:style-name="P312"><text:span text:style-name="T1328">1</text:span><text:span text:style-name="T1329"/></text:p>
          </table:table-cell>
          <table:table-cell table:style-name="TableCell030809">
            <text:p text:style-name="P312"><text:span text:style-name="T1330">1</text:span><text:span text:style-name="T1331"/></text:p>
          </table:table-cell>
          <table:table-cell table:style-name="TableCell030810">
            <text:p text:style-name="P312"><text:span text:style-name="T1332">1</text:span><text:span text:style-name="T1333"/></text:p>
          </table:table-cell>
          <table:table-cell table:style-name="TableCell030811">
            <text:p text:style-name="P312"><text:span text:style-name="T1334">1</text:span><text:span text:style-name="T1335"/></text:p>
          </table:table-cell>
        </table:table-row>
        <table:table-row table:style-name="TableRow0309">
          <table:covered-table-cell>
            <text:p text:style-name="P314"><text:span text:style-name="T1335"><text:s/></text:span></text:p>
          </table:covered-table-cell>
          <table:covered-table-cell>
            <text:p text:style-name="P314"><text:span text:style-name="T1335"><text:s/></text:span></text:p>
          </table:covered-table-cell>
          <table:table-cell table:style-name="TableCell030902">
            <text:p text:style-name="P315"><text:span text:style-name="T1336">Стратегия разработки изложена ясно и полно</text:span><text:span text:style-name="T1337"/></text:p>
          </table:table-cell>
          <table:table-cell table:style-name="TableCell030903">
            <text:p text:style-name="P315"><text:span text:style-name="T1338">1</text:span><text:span text:style-name="T1339"/></text:p>
          </table:table-cell>
          <table:table-cell table:style-name="TableCell030904">
            <text:p text:style-name="P315"><text:span text:style-name="T1340">1</text:span><text:span text:style-name="T1341"/></text:p>
          </table:table-cell>
          <table:table-cell table:style-name="TableCell030905">
            <text:p text:style-name="P315"><text:span text:style-name="T1342">1</text:span><text:span text:style-name="T1343"/></text:p>
          </table:table-cell>
          <table:table-cell table:style-name="TableCell030906">
            <text:p text:style-name="P315"><text:span text:style-name="T1344">1</text:span><text:span text:style-name="T1345"/></text:p>
          </table:table-cell>
          <table:table-cell table:style-name="TableCell030907">
            <text:p text:style-name="P315"><text:span text:style-name="T1346">1</text:span><text:span text:style-name="T1347"/></text:p>
          </table:table-cell>
          <table:table-cell table:style-name="TableCell030908">
            <text:p text:style-name="P315"><text:span text:style-name="T1348">1</text:span><text:span text:style-name="T1349"/></text:p>
          </table:table-cell>
          <table:table-cell table:style-name="TableCell030909">
            <text:p text:style-name="P315"><text:span text:style-name="T1350">1</text:span><text:span text:style-name="T1351"/></text:p>
          </table:table-cell>
          <table:table-cell table:style-name="TableCell030910">
            <text:p text:style-name="P315"><text:span text:style-name="T1352">1</text:span><text:span text:style-name="T1353"/></text:p>
          </table:table-cell>
          <table:table-cell table:style-name="TableCell030911">
            <text:p text:style-name="P315"><text:span text:style-name="T1354">1</text:span><text:span text:style-name="T1355"/></text:p>
          </table:table-cell>
        </table:table-row>
        <table:table-row table:style-name="TableRow0310">
          <table:covered-table-cell>
            <text:p text:style-name="P317"><text:span text:style-name="T1355"><text:s/></text:span></text:p>
          </table:covered-table-cell>
          <table:covered-table-cell>
            <text:p text:style-name="P317"><text:span text:style-name="T1355"><text:s/></text:span></text:p>
          </table:covered-table-cell>
          <table:table-cell table:style-name="TableCell031002">
            <text:p text:style-name="P318"><text:span text:style-name="T1356">Использование ответов для успешного раскрытия темы и сильных сторон проекта</text:span><text:span text:style-name="T1357"/></text:p>
          </table:table-cell>
          <table:table-cell table:style-name="TableCell031003">
            <text:p text:style-name="P318"><text:span text:style-name="T1358">1</text:span><text:span text:style-name="T1359"/></text:p>
          </table:table-cell>
          <table:table-cell table:style-name="TableCell031004">
            <text:p text:style-name="P318"><text:span text:style-name="T1360">1</text:span><text:span text:style-name="T1361"/></text:p>
          </table:table-cell>
          <table:table-cell table:style-name="TableCell031005">
            <text:p text:style-name="P318"><text:span text:style-name="T1362">1</text:span><text:span text:style-name="T1363"/></text:p>
          </table:table-cell>
          <table:table-cell table:style-name="TableCell031006">
            <text:p text:style-name="P318"><text:span text:style-name="T1364">1</text:span><text:span text:style-name="T1365"/></text:p>
          </table:table-cell>
          <table:table-cell table:style-name="TableCell031007">
            <text:p text:style-name="P318"><text:span text:style-name="T1366">1</text:span><text:span text:style-name="T1367"/></text:p>
          </table:table-cell>
          <table:table-cell table:style-name="TableCell031008">
            <text:p text:style-name="P318"><text:span text:style-name="T1368">1</text:span><text:span text:style-name="T1369"/></text:p>
          </table:table-cell>
          <table:table-cell table:style-name="TableCell031009">
            <text:p text:style-name="P318"><text:span text:style-name="T1370">1</text:span><text:span text:style-name="T1371"/></text:p>
          </table:table-cell>
          <table:table-cell table:style-name="TableCell031010">
            <text:p text:style-name="P318"><text:span text:style-name="T1372">1</text:span><text:span text:style-name="T1373"/></text:p>
          </table:table-cell>
          <table:table-cell table:style-name="TableCell031011">
            <text:p text:style-name="P318"><text:span text:style-name="T1374">1</text:span><text:span text:style-name="T1375"/></text:p>
          </table:table-cell>
        </table:table-row>
        <table:table-row table:style-name="TableRow0311">
          <table:covered-table-cell>
            <text:p text:style-name="P320"><text:span text:style-name="T1375"><text:s/></text:span></text:p>
          </table:covered-table-cell>
          <table:covered-table-cell>
            <text:p text:style-name="P320"><text:span text:style-name="T1375"><text:s/></text:span></text:p>
          </table:covered-table-cell>
          <table:table-cell table:style-name="TableCell031102">
            <text:p text:style-name="P321"><text:span text:style-name="T1376">Саморегуляция и личная эффективность на высоком уровне</text:span><text:span text:style-name="T1377"/></text:p>
          </table:table-cell>
          <table:table-cell table:style-name="TableCell031103">
            <text:p text:style-name="P321"><text:span text:style-name="T1378">0,5</text:span><text:span text:style-name="T1379"/></text:p>
          </table:table-cell>
          <table:table-cell table:style-name="TableCell031104">
            <text:p text:style-name="P321"><text:span text:style-name="T1380">1</text:span><text:span text:style-name="T1381"/></text:p>
          </table:table-cell>
          <table:table-cell table:style-name="TableCell031105">
            <text:p text:style-name="P321"><text:span text:style-name="T1382">0,5</text:span><text:span text:style-name="T1383"/></text:p>
          </table:table-cell>
          <table:table-cell table:style-name="TableCell031106">
            <text:p text:style-name="P321"><text:span text:style-name="T1384">1</text:span><text:span text:style-name="T1385"/></text:p>
          </table:table-cell>
          <table:table-cell table:style-name="TableCell031107">
            <text:p text:style-name="P321"><text:span text:style-name="T1386">0,5</text:span><text:span text:style-name="T1387"/></text:p>
          </table:table-cell>
          <table:table-cell table:style-name="TableCell031108">
            <text:p text:style-name="P321"><text:span text:style-name="T1388">1</text:span><text:span text:style-name="T1389"/></text:p>
          </table:table-cell>
          <table:table-cell table:style-name="TableCell031109">
            <text:p text:style-name="P321"><text:span text:style-name="T1390">0,5</text:span><text:span text:style-name="T1391"/></text:p>
          </table:table-cell>
          <table:table-cell table:style-name="TableCell031110">
            <text:p text:style-name="P321"><text:span text:style-name="T1392">1</text:span><text:span text:style-name="T1393"/></text:p>
          </table:table-cell>
          <table:table-cell table:style-name="TableCell031111">
            <text:p text:style-name="P321"><text:span text:style-name="T1394">0,5</text:span><text:span text:style-name="T1395"/></text:p>
          </table:table-cell>
        </table:table-row>
        <table:table-row table:style-name="TableRow0312">
          <table:covered-table-cell>
            <text:p text:style-name="P323"><text:span text:style-name="T1395"><text:s/></text:span></text:p>
          </table:covered-table-cell>
          <table:covered-table-cell>
            <text:p text:style-name="P323"><text:span text:style-name="T1395"><text:s/></text:span></text:p>
          </table:covered-table-cell>
          <table:table-cell table:style-name="TableCell031202">
            <text:p text:style-name="P324"><text:span text:style-name="T1396">Правильное и корректное использование основных понятий и терминов</text:span><text:span text:style-name="T1397"/></text:p>
          </table:table-cell>
          <table:table-cell table:style-name="TableCell031203">
            <text:p text:style-name="P324"><text:span text:style-name="T1398">0,5</text:span><text:span text:style-name="T1399"/></text:p>
          </table:table-cell>
          <table:table-cell table:style-name="TableCell031204">
            <text:p text:style-name="P324"><text:span text:style-name="T1400">1</text:span><text:span text:style-name="T1401"/></text:p>
          </table:table-cell>
          <table:table-cell table:style-name="TableCell031205">
            <text:p text:style-name="P324"><text:span text:style-name="T1402">0,5</text:span><text:span text:style-name="T1403"/></text:p>
          </table:table-cell>
          <table:table-cell table:style-name="TableCell031206">
            <text:p text:style-name="P324"><text:span text:style-name="T1404">1</text:span><text:span text:style-name="T1405"/></text:p>
          </table:table-cell>
          <table:table-cell table:style-name="TableCell031207">
            <text:p text:style-name="P324"><text:span text:style-name="T1406">0,5</text:span><text:span text:style-name="T1407"/></text:p>
          </table:table-cell>
          <table:table-cell table:style-name="TableCell031208">
            <text:p text:style-name="P324"><text:span text:style-name="T1408">1</text:span><text:span text:style-name="T1409"/></text:p>
          </table:table-cell>
          <table:table-cell table:style-name="TableCell031209">
            <text:p text:style-name="P324"><text:span text:style-name="T1410">0,5</text:span><text:span text:style-name="T1411"/></text:p>
          </table:table-cell>
          <table:table-cell table:style-name="TableCell031210">
            <text:p text:style-name="P324"><text:span text:style-name="T1412">0,5</text:span><text:span text:style-name="T1413"/></text:p>
          </table:table-cell>
          <table:table-cell table:style-name="TableCell031211">
            <text:p text:style-name="P324"><text:span text:style-name="T1414">0,5</text:span><text:span text:style-name="T1415"/></text:p>
          </table:table-cell>
        </table:table-row>
        <table:table-row table:style-name="TableRow0313">
          <table:table-cell table:style-name="TableCell031300" table:number-rows-spanned="7">
            <text:p text:style-name="P327"><text:span text:style-name="T1416">Системный анализ и проектирование</text:span><text:span text:style-name="T1417"/></text:p>
          </table:table-cell>
          <table:table-cell table:style-name="TableCell031301" table:number-rows-spanned="5">
            <text:p text:style-name="P327"><text:span text:style-name="T1418">Декомпозиция системы и поведения</text:span><text:span text:style-name="T1419"/></text:p>
          </table:table-cell>
          <table:table-cell table:style-name="TableCell031302">
            <text:p text:style-name="P327"><text:span text:style-name="T1420">Модель подготовлена в среде проектирования или разработки</text:span><text:span text:style-name="T1421"/></text:p>
          </table:table-cell>
          <table:table-cell table:style-name="TableCell031303">
            <text:p text:style-name="P327"><text:span text:style-name="T1422">2</text:span><text:span text:style-name="T1423"/></text:p>
          </table:table-cell>
          <table:table-cell table:style-name="TableCell031304">
            <text:p text:style-name="P327"><text:span text:style-name="T1424">0,8</text:span><text:span text:style-name="T1425"/></text:p>
          </table:table-cell>
          <table:table-cell table:style-name="TableCell031305">
            <text:p text:style-name="P327"><text:span text:style-name="T1426">1,6</text:span><text:span text:style-name="T1427"/></text:p>
          </table:table-cell>
          <table:table-cell table:style-name="TableCell031306">
            <text:p text:style-name="P327"><text:span text:style-name="T1428">0,8</text:span><text:span text:style-name="T1429"/></text:p>
          </table:table-cell>
          <table:table-cell table:style-name="TableCell031307">
            <text:p text:style-name="P327"><text:span text:style-name="T1430">1,6</text:span><text:span text:style-name="T1431"/></text:p>
          </table:table-cell>
          <table:table-cell table:style-name="TableCell031308">
            <text:p text:style-name="P327"><text:span text:style-name="T1432">0,6</text:span><text:span text:style-name="T1433"/></text:p>
          </table:table-cell>
          <table:table-cell table:style-name="TableCell031309">
            <text:p text:style-name="P327"><text:span text:style-name="T1434">1,2</text:span><text:span text:style-name="T1435"/></text:p>
          </table:table-cell>
          <table:table-cell table:style-name="TableCell031310">
            <text:p text:style-name="P327"><text:span text:style-name="T1436">0.6</text:span><text:span text:style-name="T1437"/></text:p>
          </table:table-cell>
          <table:table-cell table:style-name="TableCell031311">
            <text:p text:style-name="P327"><text:span text:style-name="T1438">1,2</text:span><text:span text:style-name="T1439"/></text:p>
          </table:table-cell>
        </table:table-row>
        <table:table-row table:style-name="TableRow0314">
          <table:covered-table-cell>
            <text:p text:style-name="P330"><text:span text:style-name="T1439"><text:s/></text:span></text:p>
          </table:covered-table-cell>
          <table:covered-table-cell>
            <text:p text:style-name="P330"><text:span text:style-name="T1439"><text:s/></text:span></text:p>
          </table:covered-table-cell>
          <table:table-cell table:style-name="TableCell031402">
            <text:p text:style-name="P331"><text:span text:style-name="T1440">Определены актеры</text:span><text:span text:style-name="T1441"/></text:p>
          </table:table-cell>
          <table:table-cell table:style-name="TableCell031403">
            <text:p text:style-name="P331"><text:span text:style-name="T1442">1</text:span><text:span text:style-name="T1443"/></text:p>
          </table:table-cell>
          <table:table-cell table:style-name="TableCell031404">
            <text:p text:style-name="P331"><text:span text:style-name="T1444">0,4</text:span><text:span text:style-name="T1445"/></text:p>
          </table:table-cell>
          <table:table-cell table:style-name="TableCell031405">
            <text:p text:style-name="P331"><text:span text:style-name="T1446">0,4</text:span><text:span text:style-name="T1447"/></text:p>
          </table:table-cell>
          <table:table-cell table:style-name="TableCell031406">
            <text:p text:style-name="P331"><text:span text:style-name="T1448">0,4</text:span><text:span text:style-name="T1449"/></text:p>
          </table:table-cell>
          <table:table-cell table:style-name="TableCell031407">
            <text:p text:style-name="P331"><text:span text:style-name="T1450">0,4</text:span><text:span text:style-name="T1451"/></text:p>
          </table:table-cell>
          <table:table-cell table:style-name="TableCell031408">
            <text:p text:style-name="P331"><text:span text:style-name="T1452">0,4</text:span><text:span text:style-name="T1453"/></text:p>
          </table:table-cell>
          <table:table-cell table:style-name="TableCell031409">
            <text:p text:style-name="P331"><text:span text:style-name="T1454">0,4</text:span><text:span text:style-name="T1455"/></text:p>
          </table:table-cell>
          <table:table-cell table:style-name="TableCell031410">
            <text:p text:style-name="P331"><text:span text:style-name="T1456">0.6</text:span><text:span text:style-name="T1457"/></text:p>
          </table:table-cell>
          <table:table-cell table:style-name="TableCell031411">
            <text:p text:style-name="P331"><text:span text:style-name="T1458">0,6</text:span><text:span text:style-name="T1459"/></text:p>
          </table:table-cell>
        </table:table-row>
        <table:table-row table:style-name="TableRow0315">
          <table:covered-table-cell>
            <text:p text:style-name="P333"><text:span text:style-name="T1459"><text:s/></text:span></text:p>
          </table:covered-table-cell>
          <table:covered-table-cell>
            <text:p text:style-name="P333"><text:span text:style-name="T1459"><text:s/></text:span></text:p>
          </table:covered-table-cell>
          <table:table-cell table:style-name="TableCell031502">
            <text:p text:style-name="P334"><text:span text:style-name="T1460">Определены прецеденты</text:span><text:span text:style-name="T1461"/></text:p>
          </table:table-cell>
          <table:table-cell table:style-name="TableCell031503">
            <text:p text:style-name="P334"><text:span text:style-name="T1462">3</text:span><text:span text:style-name="T1463"/></text:p>
          </table:table-cell>
          <table:table-cell table:style-name="TableCell031504">
            <text:p text:style-name="P334"><text:span text:style-name="T1464">1</text:span><text:span text:style-name="T1465"/></text:p>
          </table:table-cell>
          <table:table-cell table:style-name="TableCell031505">
            <text:p text:style-name="P334"><text:span text:style-name="T1466">0,5</text:span><text:span text:style-name="T1467"/></text:p>
          </table:table-cell>
          <table:table-cell table:style-name="TableCell031506">
            <text:p text:style-name="P334"><text:span text:style-name="T1468">0,6</text:span><text:span text:style-name="T1469"/></text:p>
          </table:table-cell>
          <table:table-cell table:style-name="TableCell031507">
            <text:p text:style-name="P334"><text:span text:style-name="T1470">1,8</text:span><text:span text:style-name="T1471"/></text:p>
          </table:table-cell>
          <table:table-cell table:style-name="TableCell031508">
            <text:p text:style-name="P334"><text:span text:style-name="T1472">0,8</text:span><text:span text:style-name="T1473"/></text:p>
          </table:table-cell>
          <table:table-cell table:style-name="TableCell031509">
            <text:p text:style-name="P334"><text:span text:style-name="T1474">1,8</text:span><text:span text:style-name="T1475"/></text:p>
          </table:table-cell>
          <table:table-cell table:style-name="TableCell031510">
            <text:p text:style-name="P334"><text:span text:style-name="T1476">0.6</text:span><text:span text:style-name="T1477"/></text:p>
          </table:table-cell>
          <table:table-cell table:style-name="TableCell031511">
            <text:p text:style-name="P334"><text:span text:style-name="T1478">1,8</text:span><text:span text:style-name="T1479"/></text:p>
          </table:table-cell>
        </table:table-row>
        <table:table-row table:style-name="TableRow0316">
          <table:covered-table-cell>
            <text:p text:style-name="P336"><text:span text:style-name="T1479"><text:s/></text:span></text:p>
          </table:covered-table-cell>
          <table:covered-table-cell>
            <text:p text:style-name="P336"><text:span text:style-name="T1479"><text:s/></text:span></text:p>
          </table:covered-table-cell>
          <table:table-cell table:style-name="TableCell031602">
            <text:p text:style-name="P337"><text:span text:style-name="T1480">Представлены спецификации всех прецедентов</text:span><text:span text:style-name="T1481"/></text:p>
          </table:table-cell>
          <table:table-cell table:style-name="TableCell031603">
            <text:p text:style-name="P337"><text:span text:style-name="T1482">3</text:span><text:span text:style-name="T1483"/></text:p>
          </table:table-cell>
          <table:table-cell table:style-name="TableCell031604">
            <text:p text:style-name="P337"><text:span text:style-name="T1484">1</text:span><text:span text:style-name="T1485"/></text:p>
          </table:table-cell>
          <table:table-cell table:style-name="TableCell031605">
            <text:p text:style-name="P337"><text:span text:style-name="T1486">0,5</text:span><text:span text:style-name="T1487"/></text:p>
          </table:table-cell>
          <table:table-cell table:style-name="TableCell031606">
            <text:p text:style-name="P337"><text:span text:style-name="T1488">0,6</text:span><text:span text:style-name="T1489"/></text:p>
          </table:table-cell>
          <table:table-cell table:style-name="TableCell031607">
            <text:p text:style-name="P337"><text:span text:style-name="T1490">1,8</text:span><text:span text:style-name="T1491"/></text:p>
          </table:table-cell>
          <table:table-cell table:style-name="TableCell031608">
            <text:p text:style-name="P337"><text:span text:style-name="T1492">0,6</text:span><text:span text:style-name="T1493"/></text:p>
          </table:table-cell>
          <table:table-cell table:style-name="TableCell031609">
            <text:p text:style-name="P337"><text:span text:style-name="T1494">1,2</text:span><text:span text:style-name="T1495"/></text:p>
          </table:table-cell>
          <table:table-cell table:style-name="TableCell031610">
            <text:p text:style-name="P337"><text:span text:style-name="T1496">0.6</text:span><text:span text:style-name="T1497"/></text:p>
          </table:table-cell>
          <table:table-cell table:style-name="TableCell031611">
            <text:p text:style-name="P337"><text:span text:style-name="T1498">1,8</text:span><text:span text:style-name="T1499"/></text:p>
          </table:table-cell>
        </table:table-row>
        <table:table-row table:style-name="TableRow0317">
          <table:covered-table-cell>
            <text:p text:style-name="P339"><text:span text:style-name="T1499"><text:s/></text:span></text:p>
          </table:covered-table-cell>
          <table:covered-table-cell>
            <text:p text:style-name="P339"><text:span text:style-name="T1499"><text:s/></text:span></text:p>
          </table:covered-table-cell>
          <table:table-cell table:style-name="TableCell031702">
            <text:p text:style-name="P340"><text:span text:style-name="T1500">Указаны все сущности предметной области</text:span><text:span text:style-name="T1501"/></text:p>
          </table:table-cell>
          <table:table-cell table:style-name="TableCell031703">
            <text:p text:style-name="P340"><text:span text:style-name="T1502">3</text:span><text:span text:style-name="T1503"/></text:p>
          </table:table-cell>
          <table:table-cell table:style-name="TableCell031704">
            <text:p text:style-name="P340"><text:span text:style-name="T1504">1</text:span><text:span text:style-name="T1505"/></text:p>
          </table:table-cell>
          <table:table-cell table:style-name="TableCell031705">
            <text:p text:style-name="P340"><text:span text:style-name="T1506">1.2</text:span><text:span text:style-name="T1507"/></text:p>
          </table:table-cell>
          <table:table-cell table:style-name="TableCell031706">
            <text:p text:style-name="P340"><text:span text:style-name="T1508">0,6</text:span><text:span text:style-name="T1509"/></text:p>
          </table:table-cell>
          <table:table-cell table:style-name="TableCell031707">
            <text:p text:style-name="P340"><text:span text:style-name="T1510">1,8</text:span><text:span text:style-name="T1511"/></text:p>
          </table:table-cell>
          <table:table-cell table:style-name="TableCell031708">
            <text:p text:style-name="P340"><text:span text:style-name="T1512">0,6</text:span><text:span text:style-name="T1513"/></text:p>
          </table:table-cell>
          <table:table-cell table:style-name="TableCell031709">
            <text:p text:style-name="P340"><text:span text:style-name="T1514">1,2</text:span><text:span text:style-name="T1515"/></text:p>
          </table:table-cell>
          <table:table-cell table:style-name="TableCell031710">
            <text:p text:style-name="P340"><text:span text:style-name="T1516">0.6</text:span><text:span text:style-name="T1517"/></text:p>
          </table:table-cell>
          <table:table-cell table:style-name="TableCell031711">
            <text:p text:style-name="P340"><text:span text:style-name="T1518">1,8</text:span><text:span text:style-name="T1519"/></text:p>
          </table:table-cell>
        </table:table-row>
        <table:table-row table:style-name="TableRow0318">
          <table:covered-table-cell>
            <text:p text:style-name="P343"><text:span text:style-name="T1519"><text:s/></text:span></text:p>
          </table:covered-table-cell>
          <table:table-cell table:style-name="TableCell031801" table:number-rows-spanned="2">
            <text:p text:style-name="P344"><text:span text:style-name="T1520">Архитектура приложения</text:span><text:span text:style-name="T1521"/></text:p>
          </table:table-cell>
          <table:table-cell table:style-name="TableCell031802">
            <text:p text:style-name="P344"><text:span text:style-name="T1522">Выбранная архитектура позволяет реализовать заданные варианты уровня представления</text:span><text:span text:style-name="T1523"/></text:p>
          </table:table-cell>
          <table:table-cell table:style-name="TableCell031803">
            <text:p text:style-name="P344"><text:span text:style-name="T1524">0,5</text:span><text:span text:style-name="T1525"/></text:p>
          </table:table-cell>
          <table:table-cell table:style-name="TableCell031804">
            <text:p text:style-name="P344"><text:span text:style-name="T1526">1</text:span><text:span text:style-name="T1527"/></text:p>
          </table:table-cell>
          <table:table-cell table:style-name="TableCell031805">
            <text:p text:style-name="P344"><text:span text:style-name="T1528">0,5</text:span><text:span text:style-name="T1529"/></text:p>
          </table:table-cell>
          <table:table-cell table:style-name="TableCell031806">
            <text:p text:style-name="P344"><text:span text:style-name="T1530">0,3</text:span><text:span text:style-name="T1531"/></text:p>
          </table:table-cell>
          <table:table-cell table:style-name="TableCell031807">
            <text:p text:style-name="P344"><text:span text:style-name="T1532">0,5</text:span><text:span text:style-name="T1533"/></text:p>
          </table:table-cell>
          <table:table-cell table:style-name="TableCell031808">
            <text:p text:style-name="P344"><text:span text:style-name="T1534">0,6</text:span><text:span text:style-name="T1535"/></text:p>
          </table:table-cell>
          <table:table-cell table:style-name="TableCell031809">
            <text:p text:style-name="P344"><text:span text:style-name="T1536">0,3</text:span><text:span text:style-name="T1537"/></text:p>
          </table:table-cell>
          <table:table-cell table:style-name="TableCell031810">
            <text:p text:style-name="P344"><text:span text:style-name="T1538">0.6</text:span><text:span text:style-name="T1539"/></text:p>
          </table:table-cell>
          <table:table-cell table:style-name="TableCell031811">
            <text:p text:style-name="P344"><text:span text:style-name="T1540">0,3</text:span><text:span text:style-name="T1541"/></text:p>
          </table:table-cell>
        </table:table-row>
        <table:table-row table:style-name="TableRow0319">
          <table:covered-table-cell>
            <text:p text:style-name="P347"><text:span text:style-name="T1541"><text:s/></text:span></text:p>
          </table:covered-table-cell>
          <table:covered-table-cell>
            <text:p text:style-name="P347"><text:span text:style-name="T1541"><text:s/></text:span></text:p>
          </table:covered-table-cell>
          <table:table-cell table:style-name="TableCell031902">
            <text:p text:style-name="P348"><text:span text:style-name="T1542">Обеспечивает функциональную независимость подсистем</text:span><text:span text:style-name="T1543"/></text:p>
          </table:table-cell>
          <table:table-cell table:style-name="TableCell031903">
            <text:p text:style-name="P348"><text:span text:style-name="T1544">0,5</text:span><text:span text:style-name="T1545"/></text:p>
          </table:table-cell>
          <table:table-cell table:style-name="TableCell031904">
            <text:p text:style-name="P348"><text:span text:style-name="T1546">1</text:span><text:span text:style-name="T1547"/></text:p>
          </table:table-cell>
          <table:table-cell table:style-name="TableCell031905">
            <text:p text:style-name="P348"><text:span text:style-name="T1548">0,5</text:span><text:span text:style-name="T1549"/></text:p>
          </table:table-cell>
          <table:table-cell table:style-name="TableCell031906">
            <text:p text:style-name="P348"><text:span text:style-name="T1550">0,3</text:span><text:span text:style-name="T1551"/></text:p>
          </table:table-cell>
          <table:table-cell table:style-name="TableCell031907">
            <text:p text:style-name="P348"><text:span text:style-name="T1552">0,5</text:span><text:span text:style-name="T1553"/></text:p>
          </table:table-cell>
          <table:table-cell table:style-name="TableCell031908">
            <text:p text:style-name="P348"><text:span text:style-name="T1554">0,6</text:span><text:span text:style-name="T1555"/></text:p>
          </table:table-cell>
          <table:table-cell table:style-name="TableCell031909">
            <text:p text:style-name="P348"><text:span text:style-name="T1556">0,5</text:span><text:span text:style-name="T1557"/></text:p>
          </table:table-cell>
          <table:table-cell table:style-name="TableCell031910">
            <text:p text:style-name="P348"><text:span text:style-name="T1558">0.6</text:span><text:span text:style-name="T1559"/></text:p>
          </table:table-cell>
          <table:table-cell table:style-name="TableCell031911">
            <text:p text:style-name="P348"><text:span text:style-name="T1560">0,3</text:span><text:span text:style-name="T1561"/></text:p>
          </table:table-cell>
        </table:table-row>
        <table:table-row table:style-name="TableRow0320">
          <table:table-cell table:style-name="TableCell032000" table:number-rows-spanned="5">
            <text:p text:style-name="P351"><text:span text:style-name="T1562">Интеграция программных модулей</text:span><text:span text:style-name="T1563"/></text:p>
          </table:table-cell>
          <table:table-cell table:style-name="TableCell032001">
            <text:p text:style-name="P351"><text:span text:style-name="T1564">Коллективное владение кодом в СКВ</text:span><text:span text:style-name="T1565"/></text:p>
          </table:table-cell>
          <table:table-cell table:style-name="TableCell032002">
            <text:p text:style-name="P351"><text:span text:style-name="T1566">Изменения программного кода выполнены и<text:s text:c="2"/>зарегистрированы в системе контроля версий<text:s/></text:span><text:span text:style-name="T1567"/></text:p>
          </table:table-cell>
          <table:table-cell table:style-name="TableCell032003">
            <text:p text:style-name="P351"><text:span text:style-name="T1568">2</text:span><text:span text:style-name="T1569"/></text:p>
          </table:table-cell>
          <table:table-cell table:style-name="TableCell032004">
            <text:p text:style-name="P351"><text:span text:style-name="T1570">0,8</text:span><text:span text:style-name="T1571"/></text:p>
          </table:table-cell>
          <table:table-cell table:style-name="TableCell032005">
            <text:p text:style-name="P351"><text:span text:style-name="T1572">0,8</text:span><text:span text:style-name="T1573"/></text:p>
          </table:table-cell>
          <table:table-cell table:style-name="TableCell032006">
            <text:p text:style-name="P351"><text:span text:style-name="T1574">0,8</text:span><text:span text:style-name="T1575"/></text:p>
          </table:table-cell>
          <table:table-cell table:style-name="TableCell032007">
            <text:p text:style-name="P351"><text:span text:style-name="T1576">1,6</text:span><text:span text:style-name="T1577"/></text:p>
          </table:table-cell>
          <table:table-cell table:style-name="TableCell032008">
            <text:p text:style-name="P351"><text:span text:style-name="T1578">0,6</text:span><text:span text:style-name="T1579"/></text:p>
          </table:table-cell>
          <table:table-cell table:style-name="TableCell032009">
            <text:p text:style-name="P351"><text:span text:style-name="T1580">1,2</text:span><text:span text:style-name="T1581"/></text:p>
          </table:table-cell>
          <table:table-cell table:style-name="TableCell032010">
            <text:p text:style-name="P351"><text:span text:style-name="T1582">0,8</text:span><text:span text:style-name="T1583"/></text:p>
          </table:table-cell>
          <table:table-cell table:style-name="TableCell032011">
            <text:p text:style-name="P351"><text:span text:style-name="T1584">1,6</text:span><text:span text:style-name="T1585"/></text:p>
          </table:table-cell>
        </table:table-row>
        <table:table-row table:style-name="TableRow0321">
          <table:covered-table-cell>
            <text:p text:style-name="P354"><text:span text:style-name="T1585"><text:s/></text:span></text:p>
          </table:covered-table-cell>
          <table:table-cell table:style-name="TableCell032101" table:number-rows-spanned="2">
            <text:p text:style-name="P355"><text:span text:style-name="T1586">Реализация настольного приложения</text:span><text:span text:style-name="T1587"/></text:p>
          </table:table-cell>
          <table:table-cell table:style-name="TableCell032102">
            <text:p text:style-name="P355"><text:span text:style-name="T1588">Возможности инструментального средства VS.Net для интеграции с БД<text:s text:c="2"/>использованы правильно</text:span><text:span text:style-name="T1589"/></text:p>
          </table:table-cell>
          <table:table-cell table:style-name="TableCell032103">
            <text:p text:style-name="P355"><text:span text:style-name="T1590">2</text:span><text:span text:style-name="T1591"/></text:p>
          </table:table-cell>
          <table:table-cell table:style-name="TableCell032104">
            <text:p text:style-name="P355"><text:span text:style-name="T1592">0,8</text:span><text:span text:style-name="T1593"/></text:p>
          </table:table-cell>
          <table:table-cell table:style-name="TableCell032105">
            <text:p text:style-name="P355"><text:span text:style-name="T1594">0,5</text:span><text:span text:style-name="T1595"/></text:p>
          </table:table-cell>
          <table:table-cell table:style-name="TableCell032106">
            <text:p text:style-name="P355"><text:span text:style-name="T1596">0.6</text:span><text:span text:style-name="T1597"/></text:p>
          </table:table-cell>
          <table:table-cell table:style-name="TableCell032107">
            <text:p text:style-name="P355"><text:span text:style-name="T1598">1,2</text:span><text:span text:style-name="T1599"/></text:p>
          </table:table-cell>
          <table:table-cell table:style-name="TableCell032108">
            <text:p text:style-name="P355"><text:span text:style-name="T1600">1</text:span><text:span text:style-name="T1601"/></text:p>
          </table:table-cell>
          <table:table-cell table:style-name="TableCell032109">
            <text:p text:style-name="P355"><text:span text:style-name="T1602">2</text:span><text:span text:style-name="T1603"/></text:p>
          </table:table-cell>
          <table:table-cell table:style-name="TableCell032110">
            <text:p text:style-name="P355"><text:span text:style-name="T1604">0,8</text:span><text:span text:style-name="T1605"/></text:p>
          </table:table-cell>
          <table:table-cell table:style-name="TableCell032111">
            <text:p text:style-name="P355"><text:span text:style-name="T1606">1,6</text:span><text:span text:style-name="T1607"/></text:p>
          </table:table-cell>
        </table:table-row>
        <table:table-row table:style-name="TableRow0322">
          <table:covered-table-cell>
            <text:p text:style-name="P358"><text:span text:style-name="T1607"><text:s/></text:span></text:p>
          </table:covered-table-cell>
          <table:covered-table-cell>
            <text:p text:style-name="P358"><text:span text:style-name="T1607"><text:s/></text:span></text:p>
          </table:covered-table-cell>
          <table:table-cell table:style-name="TableCell032202">
            <text:p text:style-name="P359"><text:span text:style-name="T1608">Доступ к БД организован оптимальным способом</text:span><text:span text:style-name="T1609"/></text:p>
          </table:table-cell>
          <table:table-cell table:style-name="TableCell032203">
            <text:p text:style-name="P359"><text:span text:style-name="T1610">2</text:span><text:span text:style-name="T1611"/></text:p>
          </table:table-cell>
          <table:table-cell table:style-name="TableCell032204">
            <text:p text:style-name="P359"><text:span text:style-name="T1612">0,8</text:span><text:span text:style-name="T1613"/></text:p>
          </table:table-cell>
          <table:table-cell table:style-name="TableCell032205">
            <text:p text:style-name="P359"><text:span text:style-name="T1614">0,5</text:span><text:span text:style-name="T1615"/></text:p>
          </table:table-cell>
          <table:table-cell table:style-name="TableCell032206">
            <text:p text:style-name="P359"><text:span text:style-name="T1616">0,6</text:span><text:span text:style-name="T1617"/></text:p>
          </table:table-cell>
          <table:table-cell table:style-name="TableCell032207">
            <text:p text:style-name="P359"><text:span text:style-name="T1618">1,2</text:span><text:span text:style-name="T1619"/></text:p>
          </table:table-cell>
          <table:table-cell table:style-name="TableCell032208">
            <text:p text:style-name="P359"><text:span text:style-name="T1620">0,8</text:span><text:span text:style-name="T1621"/></text:p>
          </table:table-cell>
          <table:table-cell table:style-name="TableCell032209">
            <text:p text:style-name="P359"><text:span text:style-name="T1622">1,6</text:span><text:span text:style-name="T1623"/></text:p>
          </table:table-cell>
          <table:table-cell table:style-name="TableCell032210">
            <text:p text:style-name="P359"><text:span text:style-name="T1624">0,6</text:span><text:span text:style-name="T1625"/></text:p>
          </table:table-cell>
          <table:table-cell table:style-name="TableCell032211">
            <text:p text:style-name="P359"><text:span text:style-name="T1626">1,2</text:span><text:span text:style-name="T1627"/></text:p>
          </table:table-cell>
        </table:table-row>
        <table:table-row table:style-name="TableRow0323">
          <table:covered-table-cell>
            <text:p text:style-name="P362"><text:span text:style-name="T1627"><text:s/></text:span></text:p>
          </table:covered-table-cell>
          <table:table-cell table:style-name="TableCell032301" table:number-rows-spanned="2">
            <text:p text:style-name="P363"><text:span text:style-name="T1628">Реализация мобильного приложения</text:span><text:span text:style-name="T1629"/></text:p>
          </table:table-cell>
          <table:table-cell table:style-name="TableCell032302">
            <text:p text:style-name="P363"><text:span text:style-name="T1630">Возможности инструментального средства Android для интеграции с БД<text:s text:c="2"/>использованы правильно</text:span><text:span text:style-name="T1631"/></text:p>
          </table:table-cell>
          <table:table-cell table:style-name="TableCell032303">
            <text:p text:style-name="P363"><text:span text:style-name="T1632">2</text:span><text:span text:style-name="T1633"/></text:p>
          </table:table-cell>
          <table:table-cell table:style-name="TableCell032304">
            <text:p text:style-name="P363"><text:span text:style-name="T1634">0,8</text:span><text:span text:style-name="T1635"/></text:p>
          </table:table-cell>
          <table:table-cell table:style-name="TableCell032305">
            <text:p text:style-name="P363"><text:span text:style-name="T1636">1.6</text:span><text:span text:style-name="T1637"/></text:p>
          </table:table-cell>
          <table:table-cell table:style-name="TableCell032306">
            <text:p text:style-name="P363"><text:span text:style-name="T1638">0,6</text:span><text:span text:style-name="T1639"/></text:p>
          </table:table-cell>
          <table:table-cell table:style-name="TableCell032307">
            <text:p text:style-name="P363"><text:span text:style-name="T1640">1,2</text:span><text:span text:style-name="T1641"/></text:p>
          </table:table-cell>
          <table:table-cell table:style-name="TableCell032308">
            <text:p text:style-name="P363"><text:span text:style-name="T1642">0,8</text:span><text:span text:style-name="T1643"/></text:p>
          </table:table-cell>
          <table:table-cell table:style-name="TableCell032309">
            <text:p text:style-name="P363"><text:span text:style-name="T1644">1,6</text:span><text:span text:style-name="T1645"/></text:p>
          </table:table-cell>
          <table:table-cell table:style-name="TableCell032310">
            <text:p text:style-name="P363"><text:span text:style-name="T1646">0,6</text:span><text:span text:style-name="T1647"/></text:p>
          </table:table-cell>
          <table:table-cell table:style-name="TableCell032311">
            <text:p text:style-name="P363"><text:span text:style-name="T1648">1,2</text:span><text:span text:style-name="T1649"/></text:p>
          </table:table-cell>
        </table:table-row>
        <table:table-row table:style-name="TableRow0324">
          <table:covered-table-cell>
            <text:p text:style-name="P366"><text:span text:style-name="T1649"><text:s/></text:span></text:p>
          </table:covered-table-cell>
          <table:covered-table-cell>
            <text:p text:style-name="P366"><text:span text:style-name="T1649"><text:s/></text:span></text:p>
          </table:covered-table-cell>
          <table:table-cell table:style-name="TableCell032402">
            <text:p text:style-name="P367"><text:span text:style-name="T1650">Интеграция работает стабильно</text:span><text:span text:style-name="T1651"/></text:p>
          </table:table-cell>
          <table:table-cell table:style-name="TableCell032403">
            <text:p text:style-name="P367"><text:span text:style-name="T1652">2</text:span><text:span text:style-name="T1653"/></text:p>
          </table:table-cell>
          <table:table-cell table:style-name="TableCell032404">
            <text:p text:style-name="P367"><text:span text:style-name="T1654">1</text:span><text:span text:style-name="T1655"/></text:p>
          </table:table-cell>
          <table:table-cell table:style-name="TableCell032405">
            <text:p text:style-name="P367"><text:span text:style-name="T1656">0,8</text:span><text:span text:style-name="T1657"/></text:p>
          </table:table-cell>
          <table:table-cell table:style-name="TableCell032406">
            <text:p text:style-name="P367"><text:span text:style-name="T1658">0,6</text:span><text:span text:style-name="T1659"/></text:p>
          </table:table-cell>
          <table:table-cell table:style-name="TableCell032407">
            <text:p text:style-name="P367"><text:span text:style-name="T1660">1,2</text:span><text:span text:style-name="T1661"/></text:p>
          </table:table-cell>
          <table:table-cell table:style-name="TableCell032408">
            <text:p text:style-name="P367"><text:span text:style-name="T1662">0,8</text:span><text:span text:style-name="T1663"/></text:p>
          </table:table-cell>
          <table:table-cell table:style-name="TableCell032409">
            <text:p text:style-name="P367"><text:span text:style-name="T1664">1,6</text:span><text:span text:style-name="T1665"/></text:p>
          </table:table-cell>
          <table:table-cell table:style-name="TableCell032410">
            <text:p text:style-name="P367"><text:span text:style-name="T1666">0,6</text:span><text:span text:style-name="T1667"/></text:p>
          </table:table-cell>
          <table:table-cell table:style-name="TableCell032411">
            <text:p text:style-name="P367"><text:span text:style-name="T1668">1,2</text:span><text:span text:style-name="T1669"/></text:p>
          </table:table-cell>
        </table:table-row>
        <table:table-row table:style-name="TableRow0325">
          <table:table-cell table:style-name="TableCell032500" table:number-columns-spanned="3">
            <text:p text:style-name="P370"><text:span text:style-name="T1670">Максимальный балл : </text:span><text:span text:style-name="T1671"/></text:p>
          </table:table-cell>
          <table:covered-table-cell/>
          <table:covered-table-cell/>
          <table:table-cell table:style-name="TableCell032503">
            <text:p text:style-name="P370"><text:span text:style-name="T1672">38</text:span><text:span text:style-name="T1673"/></text:p>
          </table:table-cell>
          <table:table-cell table:style-name="TableCell032504">
            <text:p text:style-name="P370"><text:span text:style-name="T1674"> </text:span><text:span text:style-name="T1675"/></text:p>
          </table:table-cell>
          <table:table-cell table:style-name="TableCell032505">
            <text:p text:style-name="P370"><text:span text:style-name="T1676">20.3</text:span><text:span text:style-name="T1677"/></text:p>
          </table:table-cell>
          <table:table-cell table:style-name="TableCell032506">
            <text:p text:style-name="P370"><text:span text:style-name="T1678"> </text:span><text:span text:style-name="T1679"/></text:p>
          </table:table-cell>
          <table:table-cell table:style-name="TableCell032507">
            <text:p text:style-name="P370"><text:span text:style-name="T1680">24</text:span><text:span text:style-name="T1681"/></text:p>
          </table:table-cell>
          <table:table-cell table:style-name="TableCell032508">
            <text:p text:style-name="P370"><text:span text:style-name="T1682"> </text:span><text:span text:style-name="T1683"/></text:p>
          </table:table-cell>
          <table:table-cell table:style-name="TableCell032509">
            <text:p text:style-name="P370"><text:span text:style-name="T1684">27,6</text:span><text:span text:style-name="T1685"/></text:p>
          </table:table-cell>
          <table:table-cell table:style-name="TableCell032510">
            <text:p text:style-name="P370"><text:span text:style-name="T1686"> </text:span><text:span text:style-name="T1687"/></text:p>
          </table:table-cell>
          <table:table-cell table:style-name="TableCell032511">
            <text:p text:style-name="P370"><text:span text:style-name="T1688">25,6</text:span><text:span text:style-name="T1689"/></text:p>
          </table:table-cell>
        </table:table-row>
      </table:table>
      <text:p text:style-name="P372"><text:span text:style-name="T1690">Описание разработки</text:span></text:p>
      <text:p text:style-name="P372"><text:span text:style-name="T1691">Цель проекта:</text:span></text:p>
      <text:p text:style-name="P372"><text:span text:style-name="T1691">Разработать мобильное приложение для заказа такси с минималистичным интерфейсом, где основная логика построена на взаимодействии с API и базой данных.</text:span></text:p>
      <text:p text:style-name="P372"><text:span text:style-name="T1691">Используемые технологии:</text:span></text:p>
      <text:p text:style-name="P372"><text:span text:style-name="T1692">API</text:span><text:span text:style-name="T1693">: REST API (Retrofit)<text:s/></text:span><text:span text:style-name="T1694">для обмена данными с сервером</text:span></text:p>
      <text:p text:style-name="P372"><text:span text:style-name="T1695">База данных</text:span><text:span text:style-name="T1696">: MySql</text:span></text:p>
      <text:p text:style-name="P372"><text:span text:style-name="T1696">Основные этапы работы:</text:span></text:p>
      <text:p text:style-name="P372"><text:span text:style-name="T1697">1.<text:s/></text:span><text:span text:style-name="T1698">Проектирование и UI</text:span></text:p>
      <text:p text:style-name="P372"><text:span text:style-name="T1699">Экраны</text:span><text:span text:style-name="T1700">:</text:span></text:p>
      <text:p text:style-name="P372"><text:span text:style-name="T1701">Авторизация / регистрация</text:span><text:span text:style-name="T1702"> (логин, пароль, роль: клиент/водитель)</text:span></text:p>
      <text:p text:style-name="P372"><text:span text:style-name="T1703">Форма заказа такси</text:span><text:span text:style-name="T1704"> (ввод адреса, выбор тарифа, подтверждение)</text:span></text:p>
      <text:p text:style-name="P372"><text:span text:style-name="T1705">Статус заказа</text:span><text:span text:style-name="T1706"> (ожидание водителя, время прибытия, контакты)</text:span></text:p>
      <text:p text:style-name="P372"><text:span text:style-name="T1707">История поездок</text:span><text:span text:style-name="T1708"> (список завершенных заказов из БД)</text:span></text:p>
      <text:p text:style-name="P372"><text:span text:style-name="T1709">API<text:s/></text:span><text:span text:style-name="T1710">вместо карт</text:span><text:span text:style-name="T1711">:</text:span></text:p>
      <text:p text:style-name="P372"><text:span text:style-name="T1711">Адреса вводятся вручную или через автодополнение </text:span></text:p>
      <text:p text:style-name="P372"><text:span text:style-name="T1711">Расчет стоимости и времени поездки выполняется сервером.</text:span></text:p>
      <text:p text:style-name="P372"><text:span text:style-name="T1712">2.<text:s/></text:span><text:span text:style-name="T1713">Работа с API и БД</text:span></text:p>
      <text:p text:style-name="P372"><text:span text:style-name="T1714">API</text:span><text:span text:style-name="T1715">:</text:span></text:p>
      <text:p text:style-name="P372"><text:span text:style-name="T1716">Запросы:</text:span></text:p>
      <text:p text:style-name="P372"><text:span text:style-name="T1716">Отправка заказа (POST /order).</text:span></text:p>
      <text:p text:style-name="P372"><text:span text:style-name="T1716">Получение списка доступных водителей (GET /drivers).</text:span></text:p>
      <text:p text:style-name="P372"><text:span text:style-name="T1716">Обновление статуса заказа (PUT /order/{id}).</text:span></text:p>
      <text:p text:style-name="P372"><text:span text:style-name="T1716">Ответы:</text:span></text:p>
      <text:p text:style-name="P372"><text:span text:style-name="T1717">ID<text:s/></text:span><text:span text:style-name="T1718">заказа, статус, данные водителя (имя, авто, телефон).</text:span></text:p>
      <text:p text:style-name="P372"><text:span text:style-name="T1719">База данных (Firebase)</text:span><text:span text:style-name="T1720">:</text:span></text:p>
      <text:p text:style-name="P372"><text:span text:style-name="T1720">Хранение заказов, пользователей, истории.</text:span></text:p>
      <text:p text:style-name="P372"><text:span text:style-name="T1720">Синхронизация между клиентом и сервером.</text:span></text:p>
      <text:p text:style-name="P372"><text:span text:style-name="T1721">3.<text:s/></text:span><text:span text:style-name="T1722">Логика приложения</text:span></text:p>
      <text:p text:style-name="P372"><text:span text:style-name="T1723">Авторизация</text:span><text:span text:style-name="T1724">:</text:span></text:p>
      <text:p text:style-name="P372"><text:span text:style-name="T1725">JWT-</text:span><text:span text:style-name="T1726">токен или Firebase Auth для доступа к API.</text:span></text:p>
      <text:p text:style-name="P372"><text:span text:style-name="T1727">Уведомления</text:span><text:span text:style-name="T1728">:</text:span></text:p>
      <text:p text:style-name="P372"><text:span text:style-name="T1728">Уведомления для оповещений о новом заказе (водителю) и статусе (клиенту).</text:span></text:p>
      <text:p text:style-name="P372"><text:span text:style-name="T1729">Кеширование</text:span><text:span text:style-name="T1730">:</text:span></text:p>
      <text:p text:style-name="P372"><text:span text:style-name="T1730">Сохранение последних заказов в SQLite (если нет сети).</text:span></text:p>
      <text:p text:style-name="P372"><text:span text:style-name="T1731">4.<text:s/></text:span><text:span text:style-name="T1732">Тестирование</text:span></text:p>
      <text:p text:style-name="P372"><text:span text:style-name="T1732">Проверка корректности API-запросов.</text:span></text:p>
      <text:p text:style-name="P372"><text:span text:style-name="T1732">Обработка ошибок (нет сети, сервер недоступен).</text:span></text:p>
      <text:p text:style-name="P372"><text:span text:style-name="T1732">Проверка синхронизации данных между приложением и БД.</text:span></text:p>
      <text:p text:style-name="P372"><text:span text:style-name="T1733">Диаграмма сущность-связь</text:span></text:p>
      <text:p text:style-name="P373"><draw:frame text:anchor-type="as-char" svg:width="158.49mm" svg:height="97.37mm" style:rel-width="scale" style:rel-height="scale"><draw:object-ole xlink:href="OleObj3"/><draw:image xlink:href="ObjectReplacements/OleObj3"/></draw:frame><text:span text:style-name="T1734"/></text:p>
      <text:p text:style-name="P374"><text:span text:style-name="T1735">Рисунок 1 диаграмма сущность-связь</text:span></text:p>
      <text:p text:style-name="P375"><text:span text:style-name="T1736"/></text:p>
      <text:p text:style-name="P375"><text:span text:style-name="T1736"/></text:p>
      <text:p text:style-name="P375"><text:span text:style-name="T1736"/></text:p>
      <text:p text:style-name="P375"><text:span text:style-name="T1736"/></text:p>
      <text:p text:style-name="P375"><text:span text:style-name="T1736"/></text:p>
      <text:p text:style-name="P375"><text:span text:style-name="T1736"/></text:p>
      <text:p text:style-name="P375"><draw:frame text:anchor-type="as-char" svg:width="150.02mm" svg:height="204.79mm" style:rel-width="scale" style:rel-height="scale"><draw:object-ole xlink:href="OleObj4"/><draw:image xlink:href="ObjectReplacements/OleObj4"/></draw:frame><text:span text:style-name="T1736"/></text:p>
      <text:p text:style-name="P376"><text:span text:style-name="T1737">Рисунок 2 Use-case диаграмма</text:span></text:p>
      <text:p text:style-name="P377"><text:span text:style-name="T1738"/></text:p>
      <text:p text:style-name="P377"><text:span text:style-name="T1738"/></text:p>
      <text:p text:style-name="P377"><text:span text:style-name="T1738"/></text:p>
      <text:p text:style-name="P377"><text:span text:style-name="T1738"/></text:p>
      <text:p text:style-name="P378"><text:span text:style-name="T1739">Реализация приложения</text:span></text:p>
      <text:p text:style-name="P379"><text:span text:style-name="T1740">После распределения ролей приступили созданию макета в приложении Figma.</text:span></text:p>
      <text:p text:style-name="P380"><draw:frame text:anchor-type="as-char" svg:width="158.49mm" svg:height="84.40mm" style:rel-width="scale" style:rel-height="scale"><draw:object-ole xlink:href="OleObj5"/><draw:image xlink:href="ObjectReplacements/OleObj5"/></draw:frame><text:span text:style-name="T1741"/></text:p>
      <text:p text:style-name="P381"><text:span text:style-name="T1742">Рисунок 3 Макет приложения в фигме</text:span></text:p>
      <text:p text:style-name="P382"><draw:frame text:anchor-type="as-char" svg:width="96.04mm" svg:height="79.90mm" style:rel-width="scale" style:rel-height="scale"><draw:object-ole xlink:href="OleObj6"/><draw:image xlink:href="ObjectReplacements/OleObj6"/></draw:frame><text:span text:style-name="T1743"/></text:p>
      <text:p text:style-name="P383"><text:span text:style-name="T1744">Рисунок 4 Макет приложения в фигме.</text:span></text:p>
      <text:p text:style-name="P384"><text:span text:style-name="T1745"><text:s/></text:span></text:p>
      <text:p text:style-name="P384"><text:span text:style-name="T1746"/></text:p>
      <text:p text:style-name="P384"><text:span text:style-name="T1746"/></text:p>
      <text:p text:style-name="P384"><text:span text:style-name="T1746"/></text:p>
      <text:p text:style-name="P384"><text:span text:style-name="T1746"/></text:p>
      <text:p text:style-name="P385"><text:span text:style-name="T1747">Далее была создана база данных.</text:span></text:p>
      <text:p text:style-name="P386"><draw:frame text:anchor-type="as-char" svg:width="158.22mm" svg:height="144.99mm" style:rel-width="scale" style:rel-height="scale"><draw:object-ole xlink:href="OleObj7"/><draw:image xlink:href="ObjectReplacements/OleObj7"/></draw:frame><text:span text:style-name="T1748"/></text:p>
      <text:p text:style-name="P387"><text:span text:style-name="T1749">Рисунок 5 База данных</text:span></text:p>
      <text:p text:style-name="P388"><text:span text:style-name="T1750"><text:s/></text:span></text:p>
      <text:p text:style-name="P388"><text:span text:style-name="T1751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column table:style-name="TableColumn0405"/>
        <table:table-column table:style-name="TableColumn0406"/>
        <table:table-row table:style-name="TableRow0400">
          <table:table-cell table:style-name="TableCell040000">
            <text:p text:style-name="P390"><text:span text:style-name="T1752">№</text:span><text:span text:style-name="T1753"/></text:p>
          </table:table-cell>
          <table:table-cell table:style-name="TableCell040001">
            <text:p text:style-name="P390"><text:span text:style-name="T1754">Тесты</text:span><text:span text:style-name="T1755"/></text:p>
          </table:table-cell>
          <table:table-cell table:style-name="TableCell040002">
            <text:p text:style-name="P390"><text:span text:style-name="T1756">Поле заказ_id</text:span><text:span text:style-name="T1757"/></text:p>
          </table:table-cell>
          <table:table-cell table:style-name="TableCell040003">
            <text:p text:style-name="P390"><text:span text:style-name="T1758">Поле пользователи_id</text:span><text:span text:style-name="T1759"/></text:p>
          </table:table-cell>
          <table:table-cell table:style-name="TableCell040004">
            <text:p text:style-name="P390"><text:span text:style-name="T1760">Поле дата_заказа</text:span><text:span text:style-name="T1761"/></text:p>
          </table:table-cell>
          <table:table-cell table:style-name="TableCell040005">
            <text:p text:style-name="P390"><text:span text:style-name="T1762">Поле статус_заказа</text:span><text:span text:style-name="T1763"/></text:p>
          </table:table-cell>
          <table:table-cell table:style-name="TableCell040006">
            <text:p text:style-name="P390"><text:span text:style-name="T1764">Поле итоговая_цена</text:span><text:span text:style-name="T1765"/></text:p>
          </table:table-cell>
        </table:table-row>
        <table:table-row table:style-name="TableRow0401">
          <table:table-cell table:style-name="TableCell040100">
            <text:p text:style-name="P393"><text:span text:style-name="T1766">1</text:span><text:span text:style-name="T1767"/></text:p>
          </table:table-cell>
          <table:table-cell table:style-name="TableCell040101">
            <text:p text:style-name="P393"><text:span text:style-name="T1768">Создание заказа (корректные данные)</text:span><text:span text:style-name="T1769"/></text:p>
          </table:table-cell>
          <table:table-cell table:style-name="TableCell040102">
            <text:p text:style-name="P393"><text:span text:style-name="T1770">Успешно</text:span><text:span text:style-name="T1771"/></text:p>
          </table:table-cell>
          <table:table-cell table:style-name="TableCell040103">
            <text:p text:style-name="P393"><text:span text:style-name="T1772">Успешно</text:span><text:span text:style-name="T1773"/></text:p>
          </table:table-cell>
          <table:table-cell table:style-name="TableCell040104">
            <text:p text:style-name="P393"><text:span text:style-name="T1774">Успешно</text:span><text:span text:style-name="T1775"/></text:p>
          </table:table-cell>
          <table:table-cell table:style-name="TableCell040105">
            <text:p text:style-name="P393"><text:span text:style-name="T1776">Успешно (В обработке)</text:span><text:span text:style-name="T1777"/></text:p>
          </table:table-cell>
          <table:table-cell table:style-name="TableCell040106">
            <text:p text:style-name="P393"><text:span text:style-name="T1778">Успешно (</text:span><text:span text:style-name="T1779">≥</text:span><text:span text:style-name="T1780"><text:s/>0)</text:span><text:span text:style-name="T1781"/></text:p>
          </table:table-cell>
        </table:table-row>
        <table:table-row table:style-name="TableRow0402">
          <table:table-cell table:style-name="TableCell040200">
            <text:p text:style-name="P395"><text:span text:style-name="T1782">2</text:span><text:span text:style-name="T1783"/></text:p>
          </table:table-cell>
          <table:table-cell table:style-name="TableCell040201">
            <text:p text:style-name="P395"><text:span text:style-name="T1784">Создание заказа (несуществующий пользователи_id)</text:span><text:span text:style-name="T1785"/></text:p>
          </table:table-cell>
          <table:table-cell table:style-name="TableCell040202">
            <text:p text:style-name="P395"><text:span text:style-name="T1786">Ошибка</text:span><text:span text:style-name="T1787"/></text:p>
          </table:table-cell>
          <table:table-cell table:style-name="TableCell040203">
            <text:p text:style-name="P395"><text:span text:style-name="T1788">Ошибка</text:span><text:span text:style-name="T1789"/></text:p>
          </table:table-cell>
          <table:table-cell table:style-name="TableCell040204">
            <text:p text:style-name="P395"><text:span text:style-name="T1790">Невозможно</text:span><text:span text:style-name="T1791"/></text:p>
          </table:table-cell>
          <table:table-cell table:style-name="TableCell040205">
            <text:p text:style-name="P395"><text:span text:style-name="T1792">Невозможно</text:span><text:span text:style-name="T1793"/></text:p>
          </table:table-cell>
          <table:table-cell table:style-name="TableCell040206">
            <text:p text:style-name="P395"><text:span text:style-name="T1794">Невозможно</text:span><text:span text:style-name="T1795"/></text:p>
          </table:table-cell>
        </table:table-row>
        <table:table-row table:style-name="TableRow0403">
          <table:table-cell table:style-name="TableCell040300">
            <text:p text:style-name="P397"><text:span text:style-name="T1796">3</text:span><text:span text:style-name="T1797"/></text:p>
          </table:table-cell>
          <table:table-cell table:style-name="TableCell040301">
            <text:p text:style-name="P397"><text:span text:style-name="T1798">Обновление статуса заказа (корректные значения: Принят, В пути, Завершен)</text:span><text:span text:style-name="T1799"/></text:p>
          </table:table-cell>
          <table:table-cell table:style-name="TableCell040302">
            <text:p text:style-name="P397"><text:span text:style-name="T1800">Успешно</text:span><text:span text:style-name="T1801"/></text:p>
          </table:table-cell>
          <table:table-cell table:style-name="TableCell040303">
            <text:p text:style-name="P397"><text:span text:style-name="T1802">–</text:span><text:span text:style-name="T1803"/></text:p>
          </table:table-cell>
          <table:table-cell table:style-name="TableCell040304">
            <text:p text:style-name="P397"><text:span text:style-name="T1804">–</text:span><text:span text:style-name="T1805"/></text:p>
          </table:table-cell>
          <table:table-cell table:style-name="TableCell040305">
            <text:p text:style-name="P397"><text:span text:style-name="T1806">Успешно</text:span><text:span text:style-name="T1807"/></text:p>
          </table:table-cell>
          <table:table-cell table:style-name="TableCell040306">
            <text:p text:style-name="P397"><text:span text:style-name="T1808">–</text:span><text:span text:style-name="T1809"/></text:p>
          </table:table-cell>
        </table:table-row>
        <table:table-row table:style-name="TableRow0404">
          <table:table-cell table:style-name="TableCell040400">
            <text:p text:style-name="P399"><text:span text:style-name="T1810">4</text:span><text:span text:style-name="T1811"/></text:p>
          </table:table-cell>
          <table:table-cell table:style-name="TableCell040401">
            <text:p text:style-name="P399"><text:span text:style-name="T1812">Обновление статуса заказа (некорректные значения: Тест)</text:span><text:span text:style-name="T1813"/></text:p>
          </table:table-cell>
          <table:table-cell table:style-name="TableCell040402">
            <text:p text:style-name="P399"><text:span text:style-name="T1814">–</text:span><text:span text:style-name="T1815"/></text:p>
          </table:table-cell>
          <table:table-cell table:style-name="TableCell040403">
            <text:p text:style-name="P399"><text:span text:style-name="T1816">–</text:span><text:span text:style-name="T1817"/></text:p>
          </table:table-cell>
          <table:table-cell table:style-name="TableCell040404">
            <text:p text:style-name="P399"><text:span text:style-name="T1818">–</text:span><text:span text:style-name="T1819"/></text:p>
          </table:table-cell>
          <table:table-cell table:style-name="TableCell040405">
            <text:p text:style-name="P399"><text:span text:style-name="T1820">Ошибка</text:span><text:span text:style-name="T1821"/></text:p>
          </table:table-cell>
          <table:table-cell table:style-name="TableCell040406">
            <text:p text:style-name="P399"><text:span text:style-name="T1822">–</text:span><text:span text:style-name="T1823"/></text:p>
          </table:table-cell>
        </table:table-row>
        <table:table-row table:style-name="TableRow0405">
          <table:table-cell table:style-name="TableCell040500">
            <text:p text:style-name="P401"><text:span text:style-name="T1824">5</text:span><text:span text:style-name="T1825"/></text:p>
          </table:table-cell>
          <table:table-cell table:style-name="TableCell040501">
            <text:p text:style-name="P401"><text:span text:style-name="T1826">Применение скидки (активная скидка)</text:span><text:span text:style-name="T1827"/></text:p>
          </table:table-cell>
          <table:table-cell table:style-name="TableCell040502">
            <text:p text:style-name="P401"><text:span text:style-name="T1828">Успешно</text:span><text:span text:style-name="T1829"/></text:p>
          </table:table-cell>
          <table:table-cell table:style-name="TableCell040503">
            <text:p text:style-name="P401"><text:span text:style-name="T1830">–</text:span><text:span text:style-name="T1831"/></text:p>
          </table:table-cell>
          <table:table-cell table:style-name="TableCell040504">
            <text:p text:style-name="P401"><text:span text:style-name="T1832">–</text:span><text:span text:style-name="T1833"/></text:p>
          </table:table-cell>
          <table:table-cell table:style-name="TableCell040505">
            <text:p text:style-name="P401"><text:span text:style-name="T1834">–</text:span><text:span text:style-name="T1835"/></text:p>
          </table:table-cell>
          <table:table-cell table:style-name="TableCell040506">
            <text:p text:style-name="P401"><text:span text:style-name="T1836">Успешно (с учетом скидки)</text:span><text:span text:style-name="T1837"/></text:p>
          </table:table-cell>
        </table:table-row>
        <table:table-row table:style-name="TableRow0406">
          <table:table-cell table:style-name="TableCell040600">
            <text:p text:style-name="P403"><text:span text:style-name="T1838">6</text:span><text:span text:style-name="T1839"/></text:p>
          </table:table-cell>
          <table:table-cell table:style-name="TableCell040601">
            <text:p text:style-name="P403"><text:span text:style-name="T1840">Применение скидки (неактивная/просроченная)</text:span><text:span text:style-name="T1841"/></text:p>
          </table:table-cell>
          <table:table-cell table:style-name="TableCell040602">
            <text:p text:style-name="P403"><text:span text:style-name="T1842">Ошибка</text:span><text:span text:style-name="T1843"/></text:p>
          </table:table-cell>
          <table:table-cell table:style-name="TableCell040603">
            <text:p text:style-name="P403"><text:span text:style-name="T1844">–</text:span><text:span text:style-name="T1845"/></text:p>
          </table:table-cell>
          <table:table-cell table:style-name="TableCell040604">
            <text:p text:style-name="P403"><text:span text:style-name="T1846">–</text:span><text:span text:style-name="T1847"/></text:p>
          </table:table-cell>
          <table:table-cell table:style-name="TableCell040605">
            <text:p text:style-name="P403"><text:span text:style-name="T1848">–</text:span><text:span text:style-name="T1849"/></text:p>
          </table:table-cell>
          <table:table-cell table:style-name="TableCell040606">
            <text:p text:style-name="P403"><text:span text:style-name="T1850">Ошибка</text:span><text:span text:style-name="T1851"/></text:p>
          </table:table-cell>
        </table:table-row>
      </table:table>
      <text:p text:style-name="P405"><text:span text:style-name="T1852">Чек-лист бля таблицы<text:s/></text:span><text:span text:style-name="T1853">«</text:span><text:span text:style-name="T1854">Заказы</text:span><text:span text:style-name="T1855">»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column table:style-name="TableColumn0505"/>
        <table:table-row table:style-name="TableRow0500">
          <table:table-cell table:style-name="TableCell050000">
            <text:p text:style-name="P407"><text:span text:style-name="T1857">№</text:span><text:span text:style-name="T1858"/></text:p>
          </table:table-cell>
          <table:table-cell table:style-name="TableCell050001">
            <text:p text:style-name="P407"><text:span text:style-name="T1859">Тесты</text:span><text:span text:style-name="T1860"/></text:p>
          </table:table-cell>
          <table:table-cell table:style-name="TableCell050002">
            <text:p text:style-name="P407"><text:span text:style-name="T1861">Поле логин</text:span><text:span text:style-name="T1862"/></text:p>
          </table:table-cell>
          <table:table-cell table:style-name="TableCell050003">
            <text:p text:style-name="P407"><text:span text:style-name="T1863">Поле пароль</text:span><text:span text:style-name="T1864"/></text:p>
          </table:table-cell>
          <table:table-cell table:style-name="TableCell050004">
            <text:p text:style-name="P407"><text:span text:style-name="T1865">Поле номер_телефона</text:span><text:span text:style-name="T1866"/></text:p>
          </table:table-cell>
          <table:table-cell table:style-name="TableCell050005">
            <text:p text:style-name="P407"><text:span text:style-name="T1867">Поле статус</text:span><text:span text:style-name="T1868"/></text:p>
          </table:table-cell>
        </table:table-row>
        <table:table-row table:style-name="TableRow0501">
          <table:table-cell table:style-name="TableCell050100">
            <text:p text:style-name="P410"><text:span text:style-name="T1869">1</text:span><text:span text:style-name="T1870"/></text:p>
          </table:table-cell>
          <table:table-cell table:style-name="TableCell050101">
            <text:p text:style-name="P410"><text:span text:style-name="T1871">Регистрация (корректные данные)</text:span><text:span text:style-name="T1872"/></text:p>
          </table:table-cell>
          <table:table-cell table:style-name="TableCell050102">
            <text:p text:style-name="P410"><text:span text:style-name="T1873">Успешно (уникальный)</text:span><text:span text:style-name="T1874"/></text:p>
          </table:table-cell>
          <table:table-cell table:style-name="TableCell050103">
            <text:p text:style-name="P410"><text:span text:style-name="T1875">Успешно (шифрование)</text:span><text:span text:style-name="T1876"/></text:p>
          </table:table-cell>
          <table:table-cell table:style-name="TableCell050104">
            <text:p text:style-name="P410"><text:span text:style-name="T1877">Успешно (валидный формат)</text:span><text:span text:style-name="T1878"/></text:p>
          </table:table-cell>
          <table:table-cell table:style-name="TableCell050105">
            <text:p text:style-name="P410"><text:span text:style-name="T1879">Успешно (Активен)</text:span><text:span text:style-name="T1880"/></text:p>
          </table:table-cell>
        </table:table-row>
        <table:table-row table:style-name="TableRow0502">
          <table:table-cell table:style-name="TableCell050200">
            <text:p text:style-name="P412"><text:span text:style-name="T1881">2</text:span><text:span text:style-name="T1882"/></text:p>
          </table:table-cell>
          <table:table-cell table:style-name="TableCell050201">
            <text:p text:style-name="P412"><text:span text:style-name="T1883">Регистрация (дубликат логина)</text:span><text:span text:style-name="T1884"/></text:p>
          </table:table-cell>
          <table:table-cell table:style-name="TableCell050202">
            <text:p text:style-name="P412"><text:span text:style-name="T1885">Ошибка</text:span><text:span text:style-name="T1886"/></text:p>
          </table:table-cell>
          <table:table-cell table:style-name="TableCell050203">
            <text:p text:style-name="P412"><text:span text:style-name="T1887">Невозможно</text:span><text:span text:style-name="T1888"/></text:p>
          </table:table-cell>
          <table:table-cell table:style-name="TableCell050204">
            <text:p text:style-name="P412"><text:span text:style-name="T1889">Невозможно</text:span><text:span text:style-name="T1890"/></text:p>
          </table:table-cell>
          <table:table-cell table:style-name="TableCell050205">
            <text:p text:style-name="P412"><text:span text:style-name="T1891">Невозможно</text:span><text:span text:style-name="T1892"/></text:p>
          </table:table-cell>
        </table:table-row>
        <table:table-row table:style-name="TableRow0503">
          <table:table-cell table:style-name="TableCell050300">
            <text:p text:style-name="P414"><text:span text:style-name="T1893">3</text:span><text:span text:style-name="T1894"/></text:p>
          </table:table-cell>
          <table:table-cell table:style-name="TableCell050301">
            <text:p text:style-name="P414"><text:span text:style-name="T1895">Регистрация (неверный формат телефона)</text:span><text:span text:style-name="T1896"/></text:p>
          </table:table-cell>
          <table:table-cell table:style-name="TableCell050302">
            <text:p text:style-name="P414"><text:span text:style-name="T1897">–</text:span><text:span text:style-name="T1898"/></text:p>
          </table:table-cell>
          <table:table-cell table:style-name="TableCell050303">
            <text:p text:style-name="P414"><text:span text:style-name="T1899">–</text:span><text:span text:style-name="T1900"/></text:p>
          </table:table-cell>
          <table:table-cell table:style-name="TableCell050304">
            <text:p text:style-name="P414"><text:span text:style-name="T1901">Ошибка</text:span><text:span text:style-name="T1902"/></text:p>
          </table:table-cell>
          <table:table-cell table:style-name="TableCell050305">
            <text:p text:style-name="P414"><text:span text:style-name="T1903">–</text:span><text:span text:style-name="T1904"/></text:p>
          </table:table-cell>
        </table:table-row>
      </table:table>
      <text:p text:style-name="P416"><text:span text:style-name="T1905">Чек-лист для таблицы<text:s/></text:span><text:span text:style-name="T1906">«</text:span><text:span text:style-name="T1907">Пользователи</text:span><text:span text:style-name="T1908">»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row table:style-name="TableRow0600">
          <table:table-cell table:style-name="TableCell060000">
            <text:p text:style-name="P418"><text:span text:style-name="T1910">№</text:span><text:span text:style-name="T1911"/></text:p>
          </table:table-cell>
          <table:table-cell table:style-name="TableCell060001">
            <text:p text:style-name="P418"><text:span text:style-name="T1912">Тесты</text:span><text:span text:style-name="T1913"/></text:p>
          </table:table-cell>
          <table:table-cell table:style-name="TableCell060002">
            <text:p text:style-name="P418"><text:span text:style-name="T1914">Поле номерной_знак</text:span><text:span text:style-name="T1915"/></text:p>
          </table:table-cell>
          <table:table-cell table:style-name="TableCell060003">
            <text:p text:style-name="P418"><text:span text:style-name="T1916">Поле тариф_id</text:span><text:span text:style-name="T1917"/></text:p>
          </table:table-cell>
          <table:table-cell table:style-name="TableCell060004">
            <text:p text:style-name="P418"><text:span text:style-name="T1918">Поле активен</text:span><text:span text:style-name="T1919"/></text:p>
          </table:table-cell>
        </table:table-row>
        <table:table-row table:style-name="TableRow0601">
          <table:table-cell table:style-name="TableCell060100">
            <text:p text:style-name="P421"><text:span text:style-name="T1920">1</text:span><text:span text:style-name="T1921"/></text:p>
          </table:table-cell>
          <table:table-cell table:style-name="TableCell060101">
            <text:p text:style-name="P421"><text:span text:style-name="T1922">Добавление авто (корректные данные)</text:span><text:span text:style-name="T1923"/></text:p>
          </table:table-cell>
          <table:table-cell table:style-name="TableCell060102">
            <text:p text:style-name="P421"><text:span text:style-name="T1924">Успешно (уникальный)</text:span><text:span text:style-name="T1925"/></text:p>
          </table:table-cell>
          <table:table-cell table:style-name="TableCell060103">
            <text:p text:style-name="P421"><text:span text:style-name="T1926">Успешно (существует в Тарифы)</text:span><text:span text:style-name="T1927"/></text:p>
          </table:table-cell>
          <table:table-cell table:style-name="TableCell060104">
            <text:p text:style-name="P421"><text:span text:style-name="T1928">Успешно (Да/Нет)</text:span><text:span text:style-name="T1929"/></text:p>
          </table:table-cell>
        </table:table-row>
        <table:table-row table:style-name="TableRow0602">
          <table:table-cell table:style-name="TableCell060200">
            <text:p text:style-name="P423"><text:span text:style-name="T1930">2</text:span><text:span text:style-name="T1931"/></text:p>
          </table:table-cell>
          <table:table-cell table:style-name="TableCell060201">
            <text:p text:style-name="P423"><text:span text:style-name="T1932">Добавление авто (несуществующий тариф_id)</text:span><text:span text:style-name="T1933"/></text:p>
          </table:table-cell>
          <table:table-cell table:style-name="TableCell060202">
            <text:p text:style-name="P423"><text:span text:style-name="T1934">–</text:span><text:span text:style-name="T1935"/></text:p>
          </table:table-cell>
          <table:table-cell table:style-name="TableCell060203">
            <text:p text:style-name="P423"><text:span text:style-name="T1936">Ошибка</text:span><text:span text:style-name="T1937"/></text:p>
          </table:table-cell>
          <table:table-cell table:style-name="TableCell060204">
            <text:p text:style-name="P423"><text:span text:style-name="T1937"/></text:p>
          </table:table-cell>
        </table:table-row>
      </table:table>
      <text:p text:style-name="P425"><text:span text:style-name="T1938">Чек-лист для таблицы<text:s/></text:span><text:span text:style-name="T1939">«</text:span><text:span text:style-name="T1940">Автомобили</text:span><text:span text:style-name="T1941">»</text:span></text:p>
      <text:p text:style-name="P426"><text:span text:style-name="T1942"><text:s/></text:span></text:p>
      <text:p text:style-name="P426"><text:span text:style-name="T1943"/></text:p>
      <text:p text:style-name="P427"><text:span text:style-name="T1944">Заключение</text:span></text:p>
      <text:p text:style-name="P428"><text:span text:style-name="T1945">В ходе учебной практики УП.02.01 "Ролевая игра<text:s/></text:span><text:span text:style-name="T1946">«</text:span><text:span text:style-name="T1947">Проектная группа</text:span><text:span text:style-name="T1948">»"<text:s/></text:span><text:span text:style-name="T1949">была успешно разработана система для службы такси, включающая мобильное приложение для клиентов и API для взаимодействия с серверной частью. Проект реализован в соответствии с техническим заданием и включает все основные функциональные требования:</text:span></text:p>
      <text:list text:style-name="L429">
        <text:list-item>
          <text:p text:style-name="P429"><text:span text:style-name="T1949">Реализованные функции:</text:span></text:p>
        </text:list-item>
        <text:list-item>
          <text:p text:style-name="P430"><text:span text:style-name="T1949">Система регистрации и авторизации пользователей;</text:span></text:p>
        </text:list-item>
        <text:list-item>
          <text:p text:style-name="P430"><text:span text:style-name="T1949">Механизм заказа такси с выбором тарифов и дополнительных услуг;</text:span></text:p>
        </text:list-item>
        <text:list-item>
          <text:p text:style-name="P430"><text:span text:style-name="T1949">Расчет стоимости поездки с учетом скидок;</text:span></text:p>
        </text:list-item>
        <text:list-item>
          <text:p text:style-name="P430"><text:span text:style-name="T1949">Хранение истории заказов;</text:span></text:p>
        </text:list-item>
        <text:list-item>
          <text:p text:style-name="P430"><text:span text:style-name="T1949">Система уведомлений о статусе заказа;</text:span></text:p>
        </text:list-item>
        <text:list-item>
          <text:p text:style-name="P430"><text:span text:style-name="T1949">Административный интерфейс для управления автомобилями и тарифами.</text:span></text:p>
        </text:list-item>
        <text:list-item>
          <text:p text:style-name="P431"><text:span text:style-name="T1949">Технологический стек:</text:span></text:p>
        </text:list-item>
        <text:list-item>
          <text:p text:style-name="P432"><text:span text:style-name="T1949">Клиентская часть: Android-приложение с использованием Retrofit для работы с API;</text:span></text:p>
        </text:list-item>
        <text:list-item>
          <text:p text:style-name="P432"><text:span text:style-name="T1949">Серверная часть: REST API на базе .NET;</text:span></text:p>
        </text:list-item>
        <text:list-item>
          <text:p text:style-name="P432"><text:span text:style-name="T1949">База данных: MySQL с оптимизированной структурой;</text:span></text:p>
        </text:list-item>
        <text:list-item>
          <text:p text:style-name="P433"><text:span text:style-name="T1949">Результаты тестирования:</text:span></text:p>
        </text:list-item>
        <text:list-item>
          <text:p text:style-name="P434"><text:span text:style-name="T1949">Проведено комплексное тестирование всех модулей системы;</text:span></text:p>
        </text:list-item>
        <text:list-item>
          <text:p text:style-name="P434"><text:span text:style-name="T1949">Успешно проверены основные сценарии работы ;</text:span></text:p>
        </text:list-item>
        <text:list-item>
          <text:p text:style-name="P434"><text:span text:style-name="T1949">Обеспечена обработка ошибок и исключительных ситуаций;</text:span></text:p>
        </text:list-item>
        <text:list-item>
          <text:p text:style-name="P434"><text:span text:style-name="T1949">Достигнута стабильная работа системы под нагрузкой.</text:span></text:p>
        </text:list-item>
        <text:list-item>
          <text:p text:style-name="P435"><text:span text:style-name="T1949">Достижения команды:</text:span></text:p>
        </text:list-item>
        <text:list-item>
          <text:p text:style-name="P436"><text:span text:style-name="T1949">Освоены принципы Agile-разработки в условиях ограниченного времени;</text:span></text:p>
        </text:list-item>
        <text:list-item>
          <text:p text:style-name="P436"><text:span text:style-name="T1949">Приобретен практический опыт командной работы с распределением ролей;</text:span></text:p>
        </text:list-item>
        <text:list-item>
          <text:p text:style-name="P436"><text:span text:style-name="T1949">Разработана полноценная документация к проекту;</text:span></text:p>
        </text:list-item>
        <text:list-item>
          <text:p text:style-name="P436"><text:span text:style-name="T1949">Создана масштабируемая архитектура системы.</text:span></text:p>
        </text:list-item>
      </text:list>
      <text:p text:style-name="P437"><text:span text:style-name="T1950"/></text:p>
      <text:p text:style-name="P437"><text:span text:style-name="T1951"><text:s/></text:span></text:p>
      <text:p text:style-name="P437"><text:span text:style-name="T1952"/></text:p>
      <text:p text:style-name="P438"><text:span text:style-name="T1953">Список литературы</text:span></text:p>
      <text:p text:style-name="P439"><text:span text:style-name="T1954"/></text:p>
      <text:list text:style-name="L440">
        <text:list-item>
          <text:p text:style-name="P440"><text:span text:style-name="T1955">ГОСТ Р ИСО/МЭК 12207-99<text:s/></text:span><text:span text:style-name="T1956">«</text:span><text:span text:style-name="T1957">Процессы жизненного цикла программных средств</text:span><text:span text:style-name="T1958">»;</text:span></text:p>
        </text:list-item>
        <text:list-item>
          <text:p text:style-name="P440"><text:span text:style-name="T1959">ГОСТ 2.105-95 ЕСКД. Общие требования к текстовым документам.</text:span></text:p>
        </text:list-item>
        <text:list-item>
          <text:p text:style-name="P440"><text:span text:style-name="T1959">ГОСТ Р ИСО/МЭК 15910- 002.<text:s text:c="2"/>Информационная технология.<text:s text:c="2"/>Процесс создания документации пользователя программного средства</text:span></text:p>
        </text:list-item>
        <text:list-item>
          <text:p text:style-name="P440"><text:span text:style-name="T1959">Долженко, А.И. Технологии командной разработки программного обеспечения информационных систем/А.И.Долженко. - М.: Интернет-Университет Информационных Технологий (ИНТУИТ), 2016.</text:span></text:p>
        </text:list-item>
        <text:list-item>
          <text:p text:style-name="P440"><text:span text:style-name="T1959">Иванова Г.С. Технология программирования (для бакалавров) .<text:s text:c="2"/></text:span><text:span text:style-name="T1960">–</text:span><text:span text:style-name="T1961"><text:s/>3-</text:span><text:span text:style-name="T1962">е изд., стер.<text:s/></text:span><text:span text:style-name="T1963">—</text:span><text:span text:style-name="T1964"><text:s/></text:span><text:span text:style-name="T1965">М. : КНОРУС, 2018.<text:s/></text:span><text:span text:style-name="T1966">—</text:span><text:span text:style-name="T1967"><text:s/>336<text:s/></text:span><text:span text:style-name="T1968">с., 2018.- 336 с. </text:span></text:p>
        </text:list-item>
        <text:list-item>
          <text:p text:style-name="P440"><text:span text:style-name="T1968">Орлов, С.А. Программная инженерия: учебник для вузов/С.А.Орлов. - СПб.: Питер, 2016.</text:span></text:p>
        </text:list-item>
        <text:list-item>
          <text:p text:style-name="P441"><text:span text:style-name="T1969">ГОСТ Р 56939-2016 </text:span><text:span text:style-name="T1970">«</text:span><text:span text:style-name="T1971">Защита информации. Разработка безопасного программного обеспечения. Общие требования</text:span><text:span text:style-name="T1972">».</text:span></text:p>
        </text:list-item>
        <text:list-item>
          <text:p text:style-name="P441"><text:span text:style-name="T1973">ГОСТ 34.003-90 </text:span><text:span text:style-name="T1974">«</text:span><text:span text:style-name="T1975">Информационная технология. Комплекс стандартов на автоматизированные системы. Автоматизированные системы. Термины и определения</text:span><text:span text:style-name="T1976">».</text:span></text:p>
        </text:list-item>
        <text:list-item>
          <text:p text:style-name="P441"><text:span text:style-name="T1977">ГОСТ Р ИСО/МЭК 25010-2015</text:span><text:span text:style-name="T1978"> </text:span><text:span text:style-name="T1979">«</text:span><text:span text:style-name="T1980">Системная и программная инженерия. Требования и оценка качества систем и программного обеспечения (SQuaRE). Модель качества систем и программного обеспечения</text:span><text:span text:style-name="T1981">».</text:span></text:p>
        </text:list-item>
        <text:list-item>
          <text:p text:style-name="P441"><text:span text:style-name="T1982">Соммервилл, И. Инженерия программного обеспечения.<text:s/></text:span><text:span text:style-name="T1983">—</text:span><text:span text:style-name="T1984"><text:s/>9-</text:span><text:span text:style-name="T1985">е изд.<text:s/></text:span><text:span text:style-name="T1986">—</text:span><text:span text:style-name="T1987"><text:s/></text:span><text:span text:style-name="T1988">М.: Вильямс, 2016.<text:s/></text:span><text:span text:style-name="T1989">—</text:span><text:span text:style-name="T1990"><text:s/>752<text:s/></text:span><text:span text:style-name="T1991">с.</text:span></text:p>
        </text:list-item>
        <text:list-item>
          <text:p text:style-name="P441"><text:span text:style-name="T1991">Брукс, Ф. Мифический человеко-месяц, или Как создаются программные системы.<text:s/></text:span><text:span text:style-name="T1992">—</text:span><text:span text:style-name="T1993"><text:s/></text:span><text:span text:style-name="T1994">СПб.: Символ-Плюс, 2019.<text:s/></text:span><text:span text:style-name="T1995">—</text:span><text:span text:style-name="T1996"><text:s/>304<text:s/></text:span><text:span text:style-name="T1997">с.</text:span></text:p>
        </text:list-item>
        <text:list-item>
          <text:p text:style-name="P441"><text:span text:style-name="T1997">Макконнелл, С. Совершенный код. Мастер-класс.<text:s/></text:span><text:span text:style-name="T1998">—</text:span><text:span text:style-name="T1999"><text:s/>2-</text:span><text:span text:style-name="T2000">е изд.<text:s/></text:span><text:span text:style-name="T2001">—</text:span><text:span text:style-name="T2002"><text:s/></text:span><text:span text:style-name="T2003">М.: Русская редакция, 2020.<text:s/></text:span><text:span text:style-name="T2004">—</text:span><text:span text:style-name="T2005"><text:s/>896<text:s/></text:span><text:span text:style-name="T2006">с.</text:span></text:p>
        </text:list-item>
        <text:list-item>
          <text:p text:style-name="P441"><text:span text:style-name="T2006">Фаулер, М. Рефакторинг: улучшение существующего кода.<text:s/></text:span><text:span text:style-name="T2007">—</text:span><text:span text:style-name="T2008"><text:s/>2-</text:span><text:span text:style-name="T2009">е изд.<text:s/></text:span><text:span text:style-name="T2010">—</text:span><text:span text:style-name="T2011"><text:s/></text:span><text:span text:style-name="T2012">СПб.: Питер, 2019.<text:s/></text:span><text:span text:style-name="T2013">—</text:span><text:span text:style-name="T2014"><text:s/>448<text:s/></text:span><text:span text:style-name="T2015">с.</text:span></text:p>
        </text:list-item>
        <text:list-item>
          <text:p text:style-name="P441"><text:span text:style-name="T2015">Гамма, Э., Хелм, Р., Джонсон, Р., Влиссидес, Дж. Приемы объектно-ориентированного проектирования. Паттерны проектирования.<text:s/></text:span><text:span text:style-name="T2016">—</text:span><text:span text:style-name="T2017"><text:s/></text:span><text:span text:style-name="T2018">СПб.: Питер, 2021.<text:s/></text:span><text:span text:style-name="T2019">—</text:span><text:span text:style-name="T2020"><text:s/>512<text:s/></text:span><text:span text:style-name="T2021">с.</text:span></text:p>
        </text:list-item>
        <text:list-item>
          <text:p text:style-name="P441"><text:span text:style-name="T2021">Липаев, В.В. Качество программного обеспечения.<text:s/></text:span><text:span text:style-name="T2022">—</text:span><text:span text:style-name="T2023"><text:s/></text:span><text:span text:style-name="T2024">М.: СИНТЕГ, 2018.<text:s/></text:span><text:span text:style-name="T2025">—</text:span><text:span text:style-name="T2026"><text:s/>408<text:s/></text:span><text:span text:style-name="T2027">с.</text:span></text:p>
        </text:list-item>
        <text:list-item>
          <text:p text:style-name="P441"><text:span text:style-name="T2027">Буч, Г. Объектно-ориентированный анализ и проектирование с примерами приложений.<text:s/></text:span><text:span text:style-name="T2028">—</text:span><text:span text:style-name="T2029"><text:s/>3-</text:span><text:span text:style-name="T2030">е изд.<text:s/></text:span><text:span text:style-name="T2031">—</text:span><text:span text:style-name="T2032"><text:s/></text:span><text:span text:style-name="T2033">М.: Вильямс, 2017.<text:s/></text:span><text:span text:style-name="T2034">—</text:span><text:span text:style-name="T2035"><text:s/>720<text:s/></text:span><text:span text:style-name="T2036">с.</text:span></text:p>
        </text:list-item>
      </text:list>
      <text:p text:style-name="P442"><text:span text:style-name="T2037"/></text:p>
      <text:p text:style-name="P443"><text:span text:style-name="T2037"/></text:p>
      <text:p text:style-name="P443"><text:span text:style-name="T20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